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&quot;Google Sans&quot;" svg:font-family="'&quot;Google Sans&quot;'" style:font-pitch="variable"/>
    <style:font-face style:name="Arial" svg:font-family="Arial" style:font-pitch="variable"/>
    <style:font-face style:name="Times New Roman" svg:font-family="'Times New Roman'" style:font-pitch="variable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45cm"/>
    </style:style>
    <style:style style:name="co2" style:family="table-column">
      <style:table-column-properties fo:break-before="auto" style:column-width="8.673cm"/>
    </style:style>
    <style:style style:name="co3" style:family="table-column">
      <style:table-column-properties fo:break-before="auto" style:column-width="3.701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2.425cm"/>
    </style:style>
    <style:style style:name="co7" style:family="table-column">
      <style:table-column-properties fo:break-before="auto" style:column-width="3.798cm"/>
    </style:style>
    <style:style style:name="co8" style:family="table-column">
      <style:table-column-properties fo:break-before="auto" style:column-width="4.704cm"/>
    </style:style>
    <style:style style:name="co9" style:family="table-column">
      <style:table-column-properties fo:break-before="auto" style:column-width="5.611cm"/>
    </style:style>
    <style:style style:name="co10" style:family="table-column">
      <style:table-column-properties fo:break-before="auto" style:column-width="6.81cm"/>
    </style:style>
    <style:style style:name="co11" style:family="table-column">
      <style:table-column-properties fo:break-before="auto" style:column-width="5.17cm"/>
    </style:style>
    <style:style style:name="co12" style:family="table-column">
      <style:table-column-properties fo:break-before="auto" style:column-width="2.47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0.035cm solid #5b3f86" style:direction="ltr" fo:border-right="0.035cm solid #5b3f86" style:rotation-angle="0" style:rotation-align="none" style:shrink-to-fit="false" fo:border-top="0.035cm solid #442f65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&quot;Google Sans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0.035cm solid #5b3f86" style:direction="ltr" fo:border-right="0.035cm solid #442f65" style:rotation-angle="0" style:rotation-align="none" style:shrink-to-fit="false" fo:border-top="0.035cm solid #442f65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Normal"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 responses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3" table:default-cell-style-name="Excel_20_Built-in_20_Normal"/>
        <table:table-column table:style-name="co6" table:default-cell-style-name="Excel_20_Built-in_20_Normal"/>
        <table:table-column table:style-name="co3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3" table:number-columns-repeated="2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08" table:default-cell-style-name="Excel_20_Built-in_20_Normal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Password</text:p>
          </table:table-cell>
          <table:table-cell table:style-name="ce1" office:value-type="string">
            <text:p>Phone number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MORNING DIET</text:p>
          </table:table-cell>
          <table:table-cell table:style-name="ce1" office:value-type="string">
            <text:p>MORNING SNACKS</text:p>
          </table:table-cell>
          <table:table-cell table:style-name="ce1" office:value-type="string">
            <text:p>AFTERNOON DIET</text:p>
          </table:table-cell>
          <table:table-cell table:style-name="ce1" office:value-type="string">
            <text:p>EVENING SNACKS</text:p>
          </table:table-cell>
          <table:table-cell table:style-name="ce1" office:value-type="string">
            <text:p>NIGHT DIET</text:p>
          </table:table-cell>
          <table:table-cell table:style-name="ce1" office:value-type="string">
            <text:p>ACTIVITY DONE </text:p>
          </table:table-cell>
          <table:table-cell table:style-name="ce7" office:value-type="string">
            <text:p>CALORIES BURNED BY THAT ACTIVITY</text:p>
          </table:table-cell>
          <table:table-cell table:style-name="ce8" office:value-type="string">
            <text:p>DURATION OF THE ACTIVITY</text:p>
          </table:table-cell>
          <table:table-cell table:style-name="ce9" table:number-columns-repeated="11"/>
          <table:table-cell table:style-name="ce11" table:number-columns-repeated="997"/>
        </table:table-row>
        <table:table-row table:style-name="ro1">
          <table:table-cell table:style-name="ce2" office:value-type="string">
            <text:p>Thamotharan N</text:p>
          </table:table-cell>
          <table:table-cell table:style-name="ce2" office:value-type="string">
            <text:p>civilmampc14@gmail.com</text:p>
          </table:table-cell>
          <table:table-cell table:style-name="ce4" table:formula="of:=(LEFT([.A2];PROPER(3)) &amp; CHOOSE(RANDBETWEEN(1;5);&quot;@&quot;;&quot;#&quot;;&quot;$&quot;;&quot;%&quot;;&quot;&amp;&quot;) &amp; RANDBETWEEN(10;99))" office:value-type="string" office:string-value="Tha@29">
            <text:p>Tha@29</text:p>
          </table:table-cell>
          <table:table-cell table:style-name="ce2" office:value-type="float" office:value="8807643345">
            <text:p>8807643345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160 cm</text:p>
          </table:table-cell>
          <table:table-cell table:style-name="ce2" office:value-type="string">
            <text:p>50 kg</text:p>
          </table:table-cell>
          <table:table-cell table:style-name="ce2" office:value-type="string">
            <text:p>Idly</text:p>
          </table:table-cell>
          <table:table-cell table:style-name="ce2" office:value-type="string">
            <text:p>Juice</text:p>
          </table:table-cell>
          <table:table-cell table:style-name="ce2" office:value-type="string">
            <text:p>Full meals</text:p>
          </table:table-cell>
          <table:table-cell table:style-name="ce2" office:value-type="string">
            <text:p>Samoza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WALKING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JOSHUA.A</text:p>
          </table:table-cell>
          <table:table-cell table:style-name="ce2" office:value-type="string">
            <text:p>joshuajoshua9940@gmail.com</text:p>
          </table:table-cell>
          <table:table-cell table:style-name="ce4" table:formula="of:=(LEFT([.A3];PROPER(3)) &amp; CHOOSE(RANDBETWEEN(1;5);&quot;@&quot;;&quot;#&quot;;&quot;$&quot;;&quot;%&quot;;&quot;&amp;&quot;) &amp; RANDBETWEEN(10;99))" office:value-type="string" office:string-value="JOS#73">
            <text:p>JOS#73</text:p>
          </table:table-cell>
          <table:table-cell table:style-name="ce2" office:value-type="float" office:value="8610635994">
            <text:p>8610635994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Male</text:p>
          </table:table-cell>
          <table:table-cell table:style-name="ce2" office:value-type="float" office:value="173">
            <text:p>173</text:p>
          </table:table-cell>
          <table:table-cell table:style-name="ce2" office:value-type="string">
            <text:p>60kg</text:p>
          </table:table-cell>
          <table:table-cell table:style-name="ce2" office:value-type="string">
            <text:p>Idly</text:p>
          </table:table-cell>
          <table:table-cell table:style-name="ce2" office:value-type="string">
            <text:p>Egg</text:p>
          </table:table-cell>
          <table:table-cell table:style-name="ce2" office:value-type="string">
            <text:p>Sambar vegtabis</text:p>
          </table:table-cell>
          <table:table-cell table:style-name="ce2" office:value-type="string">
            <text:p>Pajji</text:p>
          </table:table-cell>
          <table:table-cell table:style-name="ce2" office:value-type="string">
            <text:p>Sapathi</text:p>
          </table:table-cell>
          <table:table-cell table:style-name="ce2" office:value-type="string">
            <text:p>JOGGING</text:p>
          </table:table-cell>
          <table:table-cell table:style-name="ce2" office:value-type="float" office:value="450">
            <text:p>450</text:p>
          </table:table-cell>
          <table:table-cell table:style-name="ce2" office:value-type="string">
            <text:p>60 MIN 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MOHAMED RAYYAN K</text:p>
          </table:table-cell>
          <table:table-cell table:style-name="ce2" office:value-type="string">
            <text:p>rayyanvimal77@gmail.com</text:p>
          </table:table-cell>
          <table:table-cell table:style-name="ce4" table:formula="of:=(LEFT([.A4];PROPER(3)) &amp; CHOOSE(RANDBETWEEN(1;5);&quot;@&quot;;&quot;#&quot;;&quot;$&quot;;&quot;%&quot;;&quot;&amp;&quot;) &amp; RANDBETWEEN(10;99))" office:value-type="string" office:string-value="MOH&amp;53">
            <text:p>MOH&amp;53</text:p>
          </table:table-cell>
          <table:table-cell table:style-name="ce2" office:value-type="float" office:value="8973492019">
            <text:p>8973492019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BOILED EGG AND NUTS</text:p>
          </table:table-cell>
          <table:table-cell table:style-name="ce2" office:value-type="string">
            <text:p>FRUIT SALAD </text:p>
          </table:table-cell>
          <table:table-cell table:style-name="ce2" office:value-type="string">
            <text:p>RICE AND BOILED EGG </text:p>
          </table:table-cell>
          <table:table-cell table:style-name="ce2" office:value-type="string">
            <text:p>MILK AND FRUITS </text:p>
          </table:table-cell>
          <table:table-cell table:style-name="ce2" office:value-type="string">
            <text:p>DOSA AND EGG OMLETTE </text:p>
          </table:table-cell>
          <table:table-cell table:style-name="ce2" office:value-type="string">
            <text:p>JOGGING, RUNNING, WALKING</text:p>
          </table:table-cell>
          <table:table-cell table:style-name="ce2" office:value-type="float" office:value="450">
            <text:p>450</text:p>
          </table:table-cell>
          <table:table-cell table:style-name="ce2" office:value-type="string">
            <text:p>4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Franklin Stephen Raj </text:p>
          </table:table-cell>
          <table:table-cell table:style-name="ce2" office:value-type="string">
            <text:p>franklinstephenraj35@gmail.com</text:p>
          </table:table-cell>
          <table:table-cell table:style-name="ce4" table:formula="of:=(LEFT([.A5];PROPER(3)) &amp; CHOOSE(RANDBETWEEN(1;5);&quot;@&quot;;&quot;#&quot;;&quot;$&quot;;&quot;%&quot;;&quot;&amp;&quot;) &amp; RANDBETWEEN(10;99))" office:value-type="string" office:string-value="Fra#87">
            <text:p>Fra#87</text:p>
          </table:table-cell>
          <table:table-cell table:style-name="ce2" office:value-type="float" office:value="7010167996">
            <text:p>7010167996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.65">
            <text:p>1.65</text:p>
          </table:table-cell>
          <table:table-cell table:style-name="ce2" office:value-type="float" office:value="57">
            <text:p>57</text:p>
          </table:table-cell>
          <table:table-cell table:style-name="ce2" office:value-type="string">
            <text:p>Idli</text:p>
          </table:table-cell>
          <table:table-cell table:style-name="ce2" office:value-type="string">
            <text:p>Sundal</text:p>
          </table:table-cell>
          <table:table-cell table:style-name="ce2" office:value-type="string">
            <text:p>Satham</text:p>
          </table:table-cell>
          <table:table-cell table:style-name="ce2" office:value-type="string">
            <text:p>Green Gram 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JOGGING</text:p>
          </table:table-cell>
          <table:table-cell table:style-name="ce2" office:value-type="float" office:value="450">
            <text:p>450</text:p>
          </table:table-cell>
          <table:table-cell table:style-name="ce2" office:value-type="string">
            <text:p>60 MIN 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Sharmila M</text:p>
          </table:table-cell>
          <table:table-cell table:style-name="ce2" office:value-type="string">
            <text:p>sharmilams246@gmail.com</text:p>
          </table:table-cell>
          <table:table-cell table:style-name="ce4" table:formula="of:=(LEFT([.A6];PROPER(3)) &amp; CHOOSE(RANDBETWEEN(1;5);&quot;@&quot;;&quot;#&quot;;&quot;$&quot;;&quot;%&quot;;&quot;&amp;&quot;) &amp; RANDBETWEEN(10;99))" office:value-type="string" office:string-value="Sha@76">
            <text:p>Sha@76</text:p>
          </table:table-cell>
          <table:table-cell table:style-name="ce2" office:value-type="float" office:value="9787880806">
            <text:p>9787880806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Female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Gound nut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Milk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WALKING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Syed faizul S.B</text:p>
          </table:table-cell>
          <table:table-cell table:style-name="ce2" office:value-type="string">
            <text:p>syedfaizul395@gmail.com</text:p>
          </table:table-cell>
          <table:table-cell table:style-name="ce4" table:formula="of:=(LEFT([.A7];PROPER(3)) &amp; CHOOSE(RANDBETWEEN(1;5);&quot;@&quot;;&quot;#&quot;;&quot;$&quot;;&quot;%&quot;;&quot;&amp;&quot;) &amp; RANDBETWEEN(10;99))" office:value-type="string" office:string-value="Sye#31">
            <text:p>Sye#31</text:p>
          </table:table-cell>
          <table:table-cell table:style-name="ce2" office:value-type="float" office:value="8270272241">
            <text:p>8270272241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170cm</text:p>
          </table:table-cell>
          <table:table-cell table:style-name="ce2" office:value-type="string">
            <text:p>75 kg</text:p>
          </table:table-cell>
          <table:table-cell table:style-name="ce2" office:value-type="string">
            <text:p>1 Chappathi</text:p>
          </table:table-cell>
          <table:table-cell table:style-name="ce2" office:value-type="string">
            <text:p>Nothing</text:p>
          </table:table-cell>
          <table:table-cell table:style-name="ce2" office:value-type="string">
            <text:p>1cup of rice</text:p>
          </table:table-cell>
          <table:table-cell table:style-name="ce2" office:value-type="string">
            <text:p>Nothing</text:p>
          </table:table-cell>
          <table:table-cell table:style-name="ce2" office:value-type="string">
            <text:p>3dosa</text:p>
          </table:table-cell>
          <table:table-cell table:style-name="ce2" office:value-type="string">
            <text:p>GYM, WALKING, CYCLING</text:p>
          </table:table-cell>
          <table:table-cell table:style-name="ce2" office:value-type="float" office:value="350">
            <text:p>350</text:p>
          </table:table-cell>
          <table:table-cell table:style-name="ce2" office:value-type="string">
            <text:p>60 MIN 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V.Surendar Babu</text:p>
          </table:table-cell>
          <table:table-cell table:style-name="ce2" office:value-type="string">
            <text:p>surenarbabu200725@gmail.com</text:p>
          </table:table-cell>
          <table:table-cell table:style-name="ce4" table:formula="of:=(LEFT([.A8];PROPER(3)) &amp; CHOOSE(RANDBETWEEN(1;5);&quot;@&quot;;&quot;#&quot;;&quot;$&quot;;&quot;%&quot;;&quot;&amp;&quot;) &amp; RANDBETWEEN(10;99))" office:value-type="string" office:string-value="V.S&amp;21">
            <text:p>V.S&amp;21</text:p>
          </table:table-cell>
          <table:table-cell table:style-name="ce2" office:value-type="float" office:value="6381290015">
            <text:p>6381290015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75">
            <text:p>175</text:p>
          </table:table-cell>
          <table:table-cell table:style-name="ce2" office:value-type="string">
            <text:p>60kg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Green gram 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Egg</text:p>
          </table:table-cell>
          <table:table-cell table:style-name="ce2" office:value-type="string">
            <text:p>Idli</text:p>
          </table:table-cell>
          <table:table-cell table:style-name="ce6" office:value-type="string">
            <text:p>JOGGING, RUNNING, WALKING, CYCLING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Mariya ragul</text:p>
          </table:table-cell>
          <table:table-cell table:style-name="ce2" office:value-type="string">
            <text:p>mariyaragul5@gmail.com</text:p>
          </table:table-cell>
          <table:table-cell table:style-name="ce4" table:formula="of:=(LEFT([.A9];PROPER(3)) &amp; CHOOSE(RANDBETWEEN(1;5);&quot;@&quot;;&quot;#&quot;;&quot;$&quot;;&quot;%&quot;;&quot;&amp;&quot;) &amp; RANDBETWEEN(10;99))" office:value-type="string" office:string-value="Mar$79">
            <text:p>Mar$79</text:p>
          </table:table-cell>
          <table:table-cell table:style-name="ce2" office:value-type="float" office:value="8098127559">
            <text:p>8098127559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167cm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Chappathi </text:p>
          </table:table-cell>
          <table:table-cell table:style-name="ce2" office:value-type="string">
            <text:p>Dates and nuts</text:p>
          </table:table-cell>
          <table:table-cell table:style-name="ce2" office:value-type="string">
            <text:p>Burger</text:p>
          </table:table-cell>
          <table:table-cell table:style-name="ce2" office:value-type="string">
            <text:p>Tea and biscuits </text:p>
          </table:table-cell>
          <table:table-cell table:style-name="ce2" office:value-type="string">
            <text:p>Ghee Rost Dosa</text:p>
          </table:table-cell>
          <table:table-cell table:style-name="ce2" office:value-type="string">
            <text:p>RUNNING</text:p>
          </table:table-cell>
          <table:table-cell table:style-name="ce2" office:value-type="float" office:value="200">
            <text:p>200</text:p>
          </table:table-cell>
          <table:table-cell table:style-name="ce2" office:value-type="string">
            <text:p>4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K.Gowtham</text:p>
          </table:table-cell>
          <table:table-cell table:style-name="ce2" office:value-type="string">
            <text:p>gowthamk47391@gmail.com</text:p>
          </table:table-cell>
          <table:table-cell table:style-name="ce4" table:formula="of:=(LEFT([.A10];PROPER(3)) &amp; CHOOSE(RANDBETWEEN(1;5);&quot;@&quot;;&quot;#&quot;;&quot;$&quot;;&quot;%&quot;;&quot;&amp;&quot;) &amp; RANDBETWEEN(10;99))" office:value-type="string" office:string-value="K.G&amp;70">
            <text:p>K.G&amp;70</text:p>
          </table:table-cell>
          <table:table-cell table:style-name="ce2" office:value-type="float" office:value="7305368040">
            <text:p>7305368040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4.3">
            <text:p>4.3</text:p>
          </table:table-cell>
          <table:table-cell table:style-name="ce2" office:value-type="float" office:value="49">
            <text:p>49</text:p>
          </table:table-cell>
          <table:table-cell table:number-columns-repeated="5" table:style-name="ce2" office:value-type="string">
            <text:p>No</text:p>
          </table:table-cell>
          <table:table-cell table:style-name="ce2" office:value-type="string">
            <text:p>WALKING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Noor ahamed.A</text:p>
          </table:table-cell>
          <table:table-cell table:style-name="ce2" office:value-type="string">
            <text:p>noorahamed97901@gmail.com</text:p>
          </table:table-cell>
          <table:table-cell table:style-name="ce4" table:formula="of:=(LEFT([.A11];PROPER(3)) &amp; CHOOSE(RANDBETWEEN(1;5);&quot;@&quot;;&quot;#&quot;;&quot;$&quot;;&quot;%&quot;;&quot;&amp;&quot;) &amp; RANDBETWEEN(10;99))" office:value-type="string" office:string-value="Noo$52">
            <text:p>Noo$52</text:p>
          </table:table-cell>
          <table:table-cell table:style-name="ce2" office:value-type="float" office:value="7540047590">
            <text:p>7540047590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58">
            <text:p>58</text:p>
          </table:table-cell>
          <table:table-cell table:style-name="ce2" office:value-type="string">
            <text:p>Dosa and puthinaa chatney </text:p>
          </table:table-cell>
          <table:table-cell table:style-name="ce2" office:value-type="string">
            <text:p>Masaal vada and <text:s/>tea</text:p>
          </table:table-cell>
          <table:table-cell table:style-name="ce2" office:value-type="string">
            <text:p>Rasam rice and potato fry</text:p>
          </table:table-cell>
          <table:table-cell table:style-name="ce2" office:value-type="string">
            <text:p>Biscuit and water tea</text:p>
          </table:table-cell>
          <table:table-cell table:style-name="ce2" office:value-type="string">
            <text:p>Kuskaa and kurmaa </text:p>
          </table:table-cell>
          <table:table-cell table:style-name="ce2" office:value-type="string">
            <text:p>GYM, WALKING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K.GIRIKUMAR </text:p>
          </table:table-cell>
          <table:table-cell table:style-name="ce2" office:value-type="string">
            <text:p>gkumar88577@gmail.com</text:p>
          </table:table-cell>
          <table:table-cell table:style-name="ce4" table:formula="of:=(LEFT([.A12];PROPER(3)) &amp; CHOOSE(RANDBETWEEN(1;5);&quot;@&quot;;&quot;#&quot;;&quot;$&quot;;&quot;%&quot;;&quot;&amp;&quot;) &amp; RANDBETWEEN(10;99))" office:value-type="string" office:string-value="K.G$49">
            <text:p>K.G$49</text:p>
          </table:table-cell>
          <table:table-cell table:style-name="ce2" office:value-type="float" office:value="7010130685">
            <text:p>7010130685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49">
            <text:p>49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Vada</text:p>
          </table:table-cell>
          <table:table-cell table:style-name="ce2" office:value-type="string">
            <text:p>Meals</text:p>
          </table:table-cell>
          <table:table-cell table:style-name="ce2" office:value-type="string">
            <text:p>Fruits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WALKING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A.Arjun</text:p>
          </table:table-cell>
          <table:table-cell table:style-name="ce2" office:value-type="string">
            <text:p>arjuna82136@gamil.com</text:p>
          </table:table-cell>
          <table:table-cell table:style-name="ce4" table:formula="of:=(LEFT([.A13];PROPER(3)) &amp; CHOOSE(RANDBETWEEN(1;5);&quot;@&quot;;&quot;#&quot;;&quot;$&quot;;&quot;%&quot;;&quot;&amp;&quot;) &amp; RANDBETWEEN(10;99))" office:value-type="string" office:string-value="A.A#86">
            <text:p>A.A#86</text:p>
          </table:table-cell>
          <table:table-cell table:style-name="ce2" office:value-type="float" office:value="6239324568">
            <text:p>6239324568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Male</text:p>
          </table:table-cell>
          <table:table-cell table:style-name="ce2" office:value-type="float" office:value="178">
            <text:p>178</text:p>
          </table:table-cell>
          <table:table-cell table:style-name="ce2" office:value-type="float" office:value="85">
            <text:p>85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Vada</text:p>
          </table:table-cell>
          <table:table-cell table:style-name="ce2" office:value-type="string">
            <text:p>Meals</text:p>
          </table:table-cell>
          <table:table-cell table:style-name="ce2" office:value-type="string">
            <text:p>Fruits</text:p>
          </table:table-cell>
          <table:table-cell table:style-name="ce2" office:value-type="string">
            <text:p>Chappathi</text:p>
          </table:table-cell>
          <table:table-cell table:style-name="ce2" office:value-type="string">
            <text:p>WALKING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K.KISHORE KUMAR</text:p>
          </table:table-cell>
          <table:table-cell table:style-name="ce2" office:value-type="string">
            <text:p>kumarkumakishorekumar@gmail.com</text:p>
          </table:table-cell>
          <table:table-cell table:style-name="ce4" table:formula="of:=(LEFT([.A14];PROPER(3)) &amp; CHOOSE(RANDBETWEEN(1;5);&quot;@&quot;;&quot;#&quot;;&quot;$&quot;;&quot;%&quot;;&quot;&amp;&quot;) &amp; RANDBETWEEN(10;99))" office:value-type="string" office:string-value="K.K@74">
            <text:p>K.K@74</text:p>
          </table:table-cell>
          <table:table-cell table:style-name="ce2" office:value-type="float" office:value="6383088856">
            <text:p>6383088856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72">
            <text:p>172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Biscuit </text:p>
          </table:table-cell>
          <table:table-cell table:style-name="ce2" office:value-type="string">
            <text:p>Meels</text:p>
          </table:table-cell>
          <table:table-cell table:style-name="ce2" office:value-type="string">
            <text:p>Fruits </text:p>
          </table:table-cell>
          <table:table-cell table:style-name="ce2" office:value-type="string">
            <text:p>Chapathi</text:p>
          </table:table-cell>
          <table:table-cell table:style-name="ce2" office:value-type="string">
            <text:p>YOGA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NITHIN B</text:p>
          </table:table-cell>
          <table:table-cell table:style-name="ce2" office:value-type="string">
            <text:p>nn0714456@gmail.com</text:p>
          </table:table-cell>
          <table:table-cell table:style-name="ce4" table:formula="of:=(LEFT([.A15];PROPER(3)) &amp; CHOOSE(RANDBETWEEN(1;5);&quot;@&quot;;&quot;#&quot;;&quot;$&quot;;&quot;%&quot;;&quot;&amp;&quot;) &amp; RANDBETWEEN(10;99))" office:value-type="string" office:string-value="NIT&amp;99">
            <text:p>NIT&amp;99</text:p>
          </table:table-cell>
          <table:table-cell table:style-name="ce2" office:value-type="float" office:value="8667426480">
            <text:p>8667426480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Male</text:p>
          </table:table-cell>
          <table:table-cell table:style-name="ce2" office:value-type="float" office:value="172">
            <text:p>172</text:p>
          </table:table-cell>
          <table:table-cell table:style-name="ce2" office:value-type="float" office:value="64">
            <text:p>64</text:p>
          </table:table-cell>
          <table:table-cell table:style-name="ce2" office:value-type="string">
            <text:p>Egg</text:p>
          </table:table-cell>
          <table:table-cell table:style-name="ce2" office:value-type="string">
            <text:p>Fruits</text:p>
          </table:table-cell>
          <table:table-cell table:style-name="ce2" office:value-type="string">
            <text:p>Chiken rice </text:p>
          </table:table-cell>
          <table:table-cell table:style-name="ce2" office:value-type="string">
            <text:p>Juice and peanuts </text:p>
          </table:table-cell>
          <table:table-cell table:style-name="ce2" office:value-type="string">
            <text:p>Chiken pops and chapati </text:p>
          </table:table-cell>
          <table:table-cell table:style-name="ce2" office:value-type="string">
            <text:p>JOGGING, RUNNING, GYM</text:p>
          </table:table-cell>
          <table:table-cell table:style-name="ce2" office:value-type="float" office:value="450">
            <text:p>450</text:p>
          </table:table-cell>
          <table:table-cell table:style-name="ce2" office:value-type="string">
            <text:p>60 MIN 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K.MOHAN RAJ </text:p>
          </table:table-cell>
          <table:table-cell table:style-name="ce2" office:value-type="string">
            <text:p>mohanmohanmohanmohan843@gmail.com</text:p>
          </table:table-cell>
          <table:table-cell table:style-name="ce4" table:formula="of:=(LEFT([.A16];PROPER(3)) &amp; CHOOSE(RANDBETWEEN(1;5);&quot;@&quot;;&quot;#&quot;;&quot;$&quot;;&quot;%&quot;;&quot;&amp;&quot;) &amp; RANDBETWEEN(10;99))" office:value-type="string" office:string-value="K.M@94">
            <text:p>K.M@94</text:p>
          </table:table-cell>
          <table:table-cell table:style-name="ce2" office:value-type="float" office:value="9789636404">
            <text:p>9789636404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Male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47">
            <text:p>47</text:p>
          </table:table-cell>
          <table:table-cell table:style-name="ce2" office:value-type="string">
            <text:p>On</text:p>
          </table:table-cell>
          <table:table-cell table:style-name="ce2" office:value-type="string">
            <text:p>Biscuit </text:p>
          </table:table-cell>
          <table:table-cell table:style-name="ce2" office:value-type="string">
            <text:p>On</text:p>
          </table:table-cell>
          <table:table-cell table:style-name="ce2" office:value-type="string">
            <text:p>Chicken rice</text:p>
          </table:table-cell>
          <table:table-cell table:style-name="ce2" office:value-type="string">
            <text:p>On</text:p>
          </table:table-cell>
          <table:table-cell table:style-name="ce2" office:value-type="string">
            <text:p>GYM</text:p>
          </table:table-cell>
          <table:table-cell table:style-name="ce2" office:value-type="float" office:value="300">
            <text:p>300</text:p>
          </table:table-cell>
          <table:table-cell table:style-name="ce2" office:value-type="string">
            <text:p>4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S. Ajay</text:p>
          </table:table-cell>
          <table:table-cell table:style-name="ce2" office:value-type="string">
            <text:p>poovaragasamyp@gmail.com</text:p>
          </table:table-cell>
          <table:table-cell table:style-name="ce4" table:formula="of:=(LEFT([.A17];PROPER(3)) &amp; CHOOSE(RANDBETWEEN(1;5);&quot;@&quot;;&quot;#&quot;;&quot;$&quot;;&quot;%&quot;;&quot;&amp;&quot;) &amp; RANDBETWEEN(10;99))" office:value-type="string" office:string-value="S. %24">
            <text:p>S. %24</text:p>
          </table:table-cell>
          <table:table-cell table:style-name="ce2" office:value-type="float" office:value="8072373150">
            <text:p>8072373150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Male</text:p>
          </table:table-cell>
          <table:table-cell table:style-name="ce2" office:value-type="float" office:value="4.45">
            <text:p>4.45</text:p>
          </table:table-cell>
          <table:table-cell table:style-name="ce2" office:value-type="float" office:value="52">
            <text:p>52</text:p>
          </table:table-cell>
          <table:table-cell table:style-name="ce2" office:value-type="string">
            <text:p>Ye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WALKING</text:p>
          </table:table-cell>
          <table:table-cell table:style-name="ce2" office:value-type="float" office:value="150">
            <text:p>150</text:p>
          </table:table-cell>
          <table:table-cell table:style-name="ce2" office:value-type="string">
            <text:p>4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Parthiban E</text:p>
          </table:table-cell>
          <table:table-cell table:style-name="ce2" office:value-type="string">
            <text:p>parthisiva2020@gmail.com</text:p>
          </table:table-cell>
          <table:table-cell table:style-name="ce4" table:formula="of:=(LEFT([.A18];PROPER(3)) &amp; CHOOSE(RANDBETWEEN(1;5);&quot;@&quot;;&quot;#&quot;;&quot;$&quot;;&quot;%&quot;;&quot;&amp;&quot;) &amp; RANDBETWEEN(10;99))" office:value-type="string" office:string-value="Par@64">
            <text:p>Par@64</text:p>
          </table:table-cell>
          <table:table-cell table:style-name="ce2" office:value-type="float" office:value="9629346561">
            <text:p>9629346561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Male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50">
            <text:p>50</text:p>
          </table:table-cell>
          <table:table-cell table:number-columns-repeated="5" table:style-name="ce2" office:value-type="string">
            <text:p>No</text:p>
          </table:table-cell>
          <table:table-cell table:style-name="ce2" office:value-type="string">
            <text:p>GYM</text:p>
          </table:table-cell>
          <table:table-cell table:style-name="ce2" office:value-type="float" office:value="300">
            <text:p>300</text:p>
          </table:table-cell>
          <table:table-cell table:style-name="ce2" office:value-type="string">
            <text:p>4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NITHISH.A</text:p>
          </table:table-cell>
          <table:table-cell table:style-name="ce2" office:value-type="string">
            <text:p>koranyupayaa@gmail.com</text:p>
          </table:table-cell>
          <table:table-cell table:style-name="ce4" table:formula="of:=(LEFT([.A19];PROPER(3)) &amp; CHOOSE(RANDBETWEEN(1;5);&quot;@&quot;;&quot;#&quot;;&quot;$&quot;;&quot;%&quot;;&quot;&amp;&quot;) &amp; RANDBETWEEN(10;99))" office:value-type="string" office:string-value="NIT&amp;48">
            <text:p>NIT&amp;48</text:p>
          </table:table-cell>
          <table:table-cell table:style-name="ce2" office:value-type="float" office:value="6374045676">
            <text:p>6374045676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58">
            <text:p>58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WALKING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A.N.suruthi</text:p>
          </table:table-cell>
          <table:table-cell table:style-name="ce2" office:value-type="string">
            <text:p>surthikokila6@gmail.com</text:p>
          </table:table-cell>
          <table:table-cell table:style-name="ce4" table:formula="of:=(LEFT([.A20];PROPER(3)) &amp; CHOOSE(RANDBETWEEN(1;5);&quot;@&quot;;&quot;#&quot;;&quot;$&quot;;&quot;%&quot;;&quot;&amp;&quot;) &amp; RANDBETWEEN(10;99))" office:value-type="string" office:string-value="A.N%62">
            <text:p>A.N%62</text:p>
          </table:table-cell>
          <table:table-cell table:style-name="ce2" office:value-type="float" office:value="9159346171">
            <text:p>9159346171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Female</text:p>
          </table:table-cell>
          <table:table-cell table:style-name="ce2" office:value-type="float" office:value="155">
            <text:p>155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Fruits</text:p>
          </table:table-cell>
          <table:table-cell table:style-name="ce2" office:value-type="string">
            <text:p>Meals</text:p>
          </table:table-cell>
          <table:table-cell table:style-name="ce2" office:value-type="string">
            <text:p>Peanuts </text:p>
          </table:table-cell>
          <table:table-cell table:style-name="ce2" office:value-type="string">
            <text:p>Chappati </text:p>
          </table:table-cell>
          <table:table-cell table:style-name="ce2" office:value-type="string">
            <text:p>CYCLING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Dennis kumar <text:s/></text:p>
          </table:table-cell>
          <table:table-cell table:style-name="ce2" office:value-type="string">
            <text:p>ddenniskumar92@gmail.com</text:p>
          </table:table-cell>
          <table:table-cell table:style-name="ce4" table:formula="of:=(LEFT([.A21];PROPER(3)) &amp; CHOOSE(RANDBETWEEN(1;5);&quot;@&quot;;&quot;#&quot;;&quot;$&quot;;&quot;%&quot;;&quot;&amp;&quot;) &amp; RANDBETWEEN(10;99))" office:value-type="string" office:string-value="Den%41">
            <text:p>Den%41</text:p>
          </table:table-cell>
          <table:table-cell table:style-name="ce2" office:value-type="float" office:value="6382729103">
            <text:p>6382729103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Male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Egg</text:p>
          </table:table-cell>
          <table:table-cell table:style-name="ce2" office:value-type="string">
            <text:p>Peanuts</text:p>
          </table:table-cell>
          <table:table-cell table:style-name="ce2" office:value-type="string">
            <text:p>Chiken rice</text:p>
          </table:table-cell>
          <table:table-cell table:style-name="ce2" office:value-type="string">
            <text:p>Juice </text:p>
          </table:table-cell>
          <table:table-cell table:style-name="ce2" office:value-type="string">
            <text:p>Chapati</text:p>
          </table:table-cell>
          <table:table-cell table:style-name="ce2" office:value-type="string">
            <text:p>JOGGING, RUNNING</text:p>
          </table:table-cell>
          <table:table-cell table:style-name="ce2" office:value-type="float" office:value="455">
            <text:p>455</text:p>
          </table:table-cell>
          <table:table-cell table:style-name="ce2" office:value-type="string">
            <text:p>60 MIN 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Krishna moorthi s</text:p>
          </table:table-cell>
          <table:table-cell table:style-name="ce2" office:value-type="string">
            <text:p>krishnamorrthy0408@gmail.com</text:p>
          </table:table-cell>
          <table:table-cell table:style-name="ce4" table:formula="of:=(LEFT([.A22];PROPER(3)) &amp; CHOOSE(RANDBETWEEN(1;5);&quot;@&quot;;&quot;#&quot;;&quot;$&quot;;&quot;%&quot;;&quot;&amp;&quot;) &amp; RANDBETWEEN(10;99))" office:value-type="string" office:string-value="Kri%95">
            <text:p>Kri%95</text:p>
          </table:table-cell>
          <table:table-cell table:style-name="ce2" office:value-type="float" office:value="9790043117">
            <text:p>9790043117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Male</text:p>
          </table:table-cell>
          <table:table-cell table:style-name="ce2" office:value-type="float" office:value="167">
            <text:p>167</text:p>
          </table:table-cell>
          <table:table-cell table:style-name="ce2" office:value-type="float" office:value="62">
            <text:p>62</text:p>
          </table:table-cell>
          <table:table-cell table:style-name="ce2" office:value-type="string">
            <text:p>Idly</text:p>
          </table:table-cell>
          <table:table-cell table:style-name="ce2" office:value-type="string">
            <text:p>Fruits</text:p>
          </table:table-cell>
          <table:table-cell table:style-name="ce2" office:value-type="string">
            <text:p>Rise</text:p>
          </table:table-cell>
          <table:table-cell table:style-name="ce2" office:value-type="string">
            <text:p>Milk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RUNNING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C.Madhan</text:p>
          </table:table-cell>
          <table:table-cell table:style-name="ce2" office:value-type="string">
            <text:p>matanmatan10318@gmail.com</text:p>
          </table:table-cell>
          <table:table-cell table:style-name="ce4" table:formula="of:=(LEFT([.A23];PROPER(3)) &amp; CHOOSE(RANDBETWEEN(1;5);&quot;@&quot;;&quot;#&quot;;&quot;$&quot;;&quot;%&quot;;&quot;&amp;&quot;) &amp; RANDBETWEEN(10;99))" office:value-type="string" office:string-value="C.M@47">
            <text:p>C.M@47</text:p>
          </table:table-cell>
          <table:table-cell table:style-name="ce2" office:value-type="float" office:value="9047661769">
            <text:p>9047661769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Male</text:p>
          </table:table-cell>
          <table:table-cell table:style-name="ce2" office:value-type="float" office:value="5.1">
            <text:p>5.1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Idly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Normal rise</text:p>
          </table:table-cell>
          <table:table-cell table:style-name="ce2" office:value-type="string">
            <text:p>Chocolate</text:p>
          </table:table-cell>
          <table:table-cell table:style-name="ce2" office:value-type="string">
            <text:p>Egg with veg rise</text:p>
          </table:table-cell>
          <table:table-cell table:style-name="ce2" office:value-type="string">
            <text:p>DANCE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P.Gurusaran</text:p>
          </table:table-cell>
          <table:table-cell table:style-name="ce2" office:value-type="string">
            <text:p>gurusara837@gmail.com</text:p>
          </table:table-cell>
          <table:table-cell table:style-name="ce4" table:formula="of:=(LEFT([.A24];PROPER(3)) &amp; CHOOSE(RANDBETWEEN(1;5);&quot;@&quot;;&quot;#&quot;;&quot;$&quot;;&quot;%&quot;;&quot;&amp;&quot;) &amp; RANDBETWEEN(10;99))" office:value-type="string" office:string-value="P.G#62">
            <text:p>P.G#62</text:p>
          </table:table-cell>
          <table:table-cell table:style-name="ce2" office:value-type="float" office:value="9080763259">
            <text:p>9080763259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Male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57">
            <text:p>57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Tea and biscuits 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Tea and biscuits 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CYCLING</text:p>
          </table:table-cell>
          <table:table-cell table:style-name="ce2" office:value-type="float" office:value="300">
            <text:p>300</text:p>
          </table:table-cell>
          <table:table-cell table:style-name="ce2" office:value-type="string">
            <text:p>4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T. Vasanthak</text:p>
          </table:table-cell>
          <table:table-cell table:style-name="ce2" office:value-type="string">
            <text:p>manikamperumal1311979@gmail.com</text:p>
          </table:table-cell>
          <table:table-cell table:style-name="ce4" table:formula="of:=(LEFT([.A25];PROPER(3)) &amp; CHOOSE(RANDBETWEEN(1;5);&quot;@&quot;;&quot;#&quot;;&quot;$&quot;;&quot;%&quot;;&quot;&amp;&quot;) &amp; RANDBETWEEN(10;99))" office:value-type="string" office:string-value="T. $70">
            <text:p>T. $70</text:p>
          </table:table-cell>
          <table:table-cell table:style-name="ce2" office:value-type="float" office:value="8681853927">
            <text:p>8681853927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Male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Bisket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Tea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WALKING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Ragunath </text:p>
          </table:table-cell>
          <table:table-cell table:style-name="ce2" office:value-type="string">
            <text:p>ragunathspvrr@email.cam</text:p>
          </table:table-cell>
          <table:table-cell table:style-name="ce4" table:formula="of:=(LEFT([.A26];PROPER(3)) &amp; CHOOSE(RANDBETWEEN(1;5);&quot;@&quot;;&quot;#&quot;;&quot;$&quot;;&quot;%&quot;;&quot;&amp;&quot;) &amp; RANDBETWEEN(10;99))" office:value-type="string" office:string-value="Rag@92">
            <text:p>Rag@92</text:p>
          </table:table-cell>
          <table:table-cell table:style-name="ce2" office:value-type="float" office:value="9360924623">
            <text:p>9360924623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165cm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Samosa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WALKING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Helbert sasi tharan.k</text:p>
          </table:table-cell>
          <table:table-cell table:style-name="ce2" office:value-type="string">
            <text:p>helbert4547@gmail.com</text:p>
          </table:table-cell>
          <table:table-cell table:style-name="ce4" table:formula="of:=(LEFT([.A27];PROPER(3)) &amp; CHOOSE(RANDBETWEEN(1;5);&quot;@&quot;;&quot;#&quot;;&quot;$&quot;;&quot;%&quot;;&quot;&amp;&quot;) &amp; RANDBETWEEN(10;99))" office:value-type="string" office:string-value="Hel$63">
            <text:p>Hel$63</text:p>
          </table:table-cell>
          <table:table-cell table:style-name="ce2" office:value-type="float" office:value="9150213929">
            <text:p>9150213929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5.7">
            <text:p>5.7</text:p>
          </table:table-cell>
          <table:table-cell table:style-name="ce2" office:value-type="float" office:value="52">
            <text:p>52</text:p>
          </table:table-cell>
          <table:table-cell table:style-name="ce2" office:value-type="string">
            <text:p>Idly</text:p>
          </table:table-cell>
          <table:table-cell table:style-name="ce2" office:value-type="string">
            <text:p>Junk food 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Tea, biscuit </text:p>
          </table:table-cell>
          <table:table-cell table:style-name="ce2" office:value-type="string">
            <text:p>Food</text:p>
          </table:table-cell>
          <table:table-cell table:style-name="ce2" office:value-type="string">
            <text:p>GYM, CYCLING</text:p>
          </table:table-cell>
          <table:table-cell table:style-name="ce2" office:value-type="float" office:value="150">
            <text:p>150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Saravana kumar k</text:p>
          </table:table-cell>
          <table:table-cell table:style-name="ce2" office:value-type="string">
            <text:p>kganasaran@gmail.con</text:p>
          </table:table-cell>
          <table:table-cell table:style-name="ce4" table:formula="of:=(LEFT([.A28];PROPER(3)) &amp; CHOOSE(RANDBETWEEN(1;5);&quot;@&quot;;&quot;#&quot;;&quot;$&quot;;&quot;%&quot;;&quot;&amp;&quot;) &amp; RANDBETWEEN(10;99))" office:value-type="string" office:string-value="Sar$16">
            <text:p>Sar$16</text:p>
          </table:table-cell>
          <table:table-cell table:style-name="ce2" office:value-type="float" office:value="6374626675">
            <text:p>6374626675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Male</text:p>
          </table:table-cell>
          <table:table-cell table:style-name="ce2" office:value-type="float" office:value="5.8">
            <text:p>5.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Junk food </text:p>
          </table:table-cell>
          <table:table-cell table:style-name="ce2" office:value-type="string">
            <text:p>Idiy</text:p>
          </table:table-cell>
          <table:table-cell table:style-name="ce2" office:value-type="string">
            <text:p>Junt food</text:p>
          </table:table-cell>
          <table:table-cell table:style-name="ce2" office:value-type="string">
            <text:p>Tea</text:p>
          </table:table-cell>
          <table:table-cell table:style-name="ce2" office:value-type="string">
            <text:p>Food</text:p>
          </table:table-cell>
          <table:table-cell table:style-name="ce2" office:value-type="string">
            <text:p>RUNNING, YOGA</text:p>
          </table:table-cell>
          <table:table-cell table:style-name="ce2" office:value-type="float" office:value="150">
            <text:p>15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M. NAVEEN KUMAR </text:p>
          </table:table-cell>
          <table:table-cell table:style-name="ce2" office:value-type="string">
            <text:p>naveenmani253@gmail.com</text:p>
          </table:table-cell>
          <table:table-cell table:style-name="ce4" table:formula="of:=(LEFT([.A29];PROPER(3)) &amp; CHOOSE(RANDBETWEEN(1;5);&quot;@&quot;;&quot;#&quot;;&quot;$&quot;;&quot;%&quot;;&quot;&amp;&quot;) &amp; RANDBETWEEN(10;99))" office:value-type="string" office:string-value="M. #37">
            <text:p>M. #37</text:p>
          </table:table-cell>
          <table:table-cell table:style-name="ce2" office:value-type="float" office:value="8939434556">
            <text:p>8939434556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Male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Mo</text:p>
          </table:table-cell>
          <table:table-cell table:number-columns-repeated="4" table:style-name="ce2" office:value-type="string">
            <text:p>No</text:p>
          </table:table-cell>
          <table:table-cell table:style-name="ce2" office:value-type="string">
            <text:p>WALKING</text:p>
          </table:table-cell>
          <table:table-cell table:style-name="ce2" office:value-type="float" office:value="180">
            <text:p>180</text:p>
          </table:table-cell>
          <table:table-cell table:style-name="ce2" office:value-type="string">
            <text:p>4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P. Saikumar</text:p>
          </table:table-cell>
          <table:table-cell table:style-name="ce2" office:value-type="string">
            <text:p>saikumarsaikumarp3@gmail.com</text:p>
          </table:table-cell>
          <table:table-cell table:style-name="ce4" table:formula="of:=(LEFT([.A30];PROPER(3)) &amp; CHOOSE(RANDBETWEEN(1;5);&quot;@&quot;;&quot;#&quot;;&quot;$&quot;;&quot;%&quot;;&quot;&amp;&quot;) &amp; RANDBETWEEN(10;99))" office:value-type="string" office:string-value="P. %96">
            <text:p>P. %96</text:p>
          </table:table-cell>
          <table:table-cell table:style-name="ce2" office:value-type="float" office:value="9677826031">
            <text:p>9677826031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Male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73">
            <text:p>73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Sundal</text:p>
          </table:table-cell>
          <table:table-cell table:style-name="ce2" office:value-type="string">
            <text:p>White Rice</text:p>
          </table:table-cell>
          <table:table-cell table:style-name="ce2" office:value-type="string">
            <text:p>Kesari</text:p>
          </table:table-cell>
          <table:table-cell table:style-name="ce2" office:value-type="string">
            <text:p>Idly</text:p>
          </table:table-cell>
          <table:table-cell table:style-name="ce2" office:value-type="string">
            <text:p>WALKING</text:p>
          </table:table-cell>
          <table:table-cell table:style-name="ce2" office:value-type="float" office:value="180">
            <text:p>180</text:p>
          </table:table-cell>
          <table:table-cell table:style-name="ce2" office:value-type="string">
            <text:p>4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R.puratchikkaran</text:p>
          </table:table-cell>
          <table:table-cell table:style-name="ce2" office:value-type="string">
            <text:p>akashpuratchikkaran@gmail.com</text:p>
          </table:table-cell>
          <table:table-cell table:style-name="ce4" table:formula="of:=(LEFT([.A31];PROPER(3)) &amp; CHOOSE(RANDBETWEEN(1;5);&quot;@&quot;;&quot;#&quot;;&quot;$&quot;;&quot;%&quot;;&quot;&amp;&quot;) &amp; RANDBETWEEN(10;99))" office:value-type="string" office:string-value="R.p#57">
            <text:p>R.p#57</text:p>
          </table:table-cell>
          <table:table-cell table:style-name="ce2" office:value-type="float" office:value="9080768388">
            <text:p>9080768388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Male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Sampar satham</text:p>
          </table:table-cell>
          <table:table-cell table:style-name="ce2" office:value-type="string">
            <text:p>Tea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RUNNING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Sarath vishal B</text:p>
          </table:table-cell>
          <table:table-cell table:style-name="ce2" office:value-type="string">
            <text:p>sarathvishal009@gmail.com</text:p>
          </table:table-cell>
          <table:table-cell table:style-name="ce4" table:formula="of:=(LEFT([.A32];PROPER(3)) &amp; CHOOSE(RANDBETWEEN(1;5);&quot;@&quot;;&quot;#&quot;;&quot;$&quot;;&quot;%&quot;;&quot;&amp;&quot;) &amp; RANDBETWEEN(10;99))" office:value-type="string" office:string-value="Sar&amp;45">
            <text:p>Sar&amp;45</text:p>
          </table:table-cell>
          <table:table-cell table:style-name="ce2" office:value-type="float" office:value="8220709943">
            <text:p>8220709943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Male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Dosai</text:p>
          </table:table-cell>
          <table:table-cell table:style-name="ce2" office:value-type="string">
            <text:p>Sundal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Kadaka muttai</text:p>
          </table:table-cell>
          <table:table-cell table:style-name="ce2" office:value-type="string">
            <text:p>idly</text:p>
          </table:table-cell>
          <table:table-cell table:style-name="ce2" office:value-type="string">
            <text:p>WALKING</text:p>
          </table:table-cell>
          <table:table-cell table:style-name="ce2" office:value-type="float" office:value="240">
            <text:p>240</text:p>
          </table:table-cell>
          <table:table-cell table:style-name="ce2" office:value-type="string">
            <text:p>60 MIN 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MOGESH.s</text:p>
          </table:table-cell>
          <table:table-cell table:style-name="ce2" office:value-type="string">
            <text:p>senthilkumarnsk699@gmail.com</text:p>
          </table:table-cell>
          <table:table-cell table:style-name="ce4" table:formula="of:=(LEFT([.A33];PROPER(3)) &amp; CHOOSE(RANDBETWEEN(1;5);&quot;@&quot;;&quot;#&quot;;&quot;$&quot;;&quot;%&quot;;&quot;&amp;&quot;) &amp; RANDBETWEEN(10;99))" office:value-type="string" office:string-value="MOG#60">
            <text:p>MOG#60</text:p>
          </table:table-cell>
          <table:table-cell table:style-name="ce2" office:value-type="float" office:value="6381299894">
            <text:p>6381299894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181cm</text:p>
          </table:table-cell>
          <table:table-cell table:style-name="ce2" office:value-type="float" office:value="68">
            <text:p>68</text:p>
          </table:table-cell>
          <table:table-cell table:style-name="ce2" office:value-type="string">
            <text:p>idly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Fruits</text:p>
          </table:table-cell>
          <table:table-cell table:style-name="ce2" office:value-type="string">
            <text:p>WALKING</text:p>
          </table:table-cell>
          <table:table-cell table:style-name="ce2" office:value-type="float" office:value="120">
            <text:p>12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M.kumaraguru </text:p>
          </table:table-cell>
          <table:table-cell table:style-name="ce2" office:value-type="string">
            <text:p>kumaragurumohan05@gmail.com</text:p>
          </table:table-cell>
          <table:table-cell table:style-name="ce4" table:formula="of:=(LEFT([.A34];PROPER(3)) &amp; CHOOSE(RANDBETWEEN(1;5);&quot;@&quot;;&quot;#&quot;;&quot;$&quot;;&quot;%&quot;;&quot;&amp;&quot;) &amp; RANDBETWEEN(10;99))" office:value-type="string" office:string-value="M.k&amp;25">
            <text:p>M.k&amp;25</text:p>
          </table:table-cell>
          <table:table-cell table:style-name="ce2" office:value-type="float" office:value="9655722965">
            <text:p>9655722965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Tea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Tea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RUNNING</text:p>
          </table:table-cell>
          <table:table-cell table:style-name="ce2" office:value-type="float" office:value="130">
            <text:p>130</text:p>
          </table:table-cell>
          <table:table-cell table:style-name="ce2" office:value-type="string">
            <text:p>4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C. Manikandan</text:p>
          </table:table-cell>
          <table:table-cell table:style-name="ce2" office:value-type="string">
            <text:p>mk8606092@gmail.com</text:p>
          </table:table-cell>
          <table:table-cell table:style-name="ce4" table:formula="of:=(LEFT([.A35];PROPER(3)) &amp; CHOOSE(RANDBETWEEN(1;5);&quot;@&quot;;&quot;#&quot;;&quot;$&quot;;&quot;%&quot;;&quot;&amp;&quot;) &amp; RANDBETWEEN(10;99))" office:value-type="string" office:string-value="C. $28">
            <text:p>C. $28</text:p>
          </table:table-cell>
          <table:table-cell table:style-name="ce2" office:value-type="float" office:value="9677981910">
            <text:p>9677981910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Male</text:p>
          </table:table-cell>
          <table:table-cell table:style-name="ce2" office:value-type="float" office:value="153">
            <text:p>153</text:p>
          </table:table-cell>
          <table:table-cell table:style-name="ce2" office:value-type="float" office:value="82">
            <text:p>82</text:p>
          </table:table-cell>
          <table:table-cell table:style-name="ce2" office:value-type="string">
            <text:p>Idly</text:p>
          </table:table-cell>
          <table:table-cell table:style-name="ce2" office:value-type="string">
            <text:p>Tea biscuits</text:p>
          </table:table-cell>
          <table:table-cell table:number-columns-repeated="2" table:style-name="ce2" office:value-type="string">
            <text:p>Any snacks</text:p>
          </table:table-cell>
          <table:table-cell table:style-name="ce2" office:value-type="string">
            <text:p>Chapati or rice</text:p>
          </table:table-cell>
          <table:table-cell table:style-name="ce2" office:value-type="string">
            <text:p>WALKING</text:p>
          </table:table-cell>
          <table:table-cell table:style-name="ce2" office:value-type="float" office:value="120">
            <text:p>12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M. Manoj</text:p>
          </table:table-cell>
          <table:table-cell table:style-name="ce2" office:value-type="string">
            <text:p>thalapathymanoj2020@gmail.com</text:p>
          </table:table-cell>
          <table:table-cell table:style-name="ce4" table:formula="of:=(LEFT([.A36];PROPER(3)) &amp; CHOOSE(RANDBETWEEN(1;5);&quot;@&quot;;&quot;#&quot;;&quot;$&quot;;&quot;%&quot;;&quot;&amp;&quot;) &amp; RANDBETWEEN(10;99))" office:value-type="string" office:string-value="M. %86">
            <text:p>M. %86</text:p>
          </table:table-cell>
          <table:table-cell table:style-name="ce2" office:value-type="float" office:value="7904237927">
            <text:p>7904237927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Sundal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Tea with biscuit </text:p>
          </table:table-cell>
          <table:table-cell table:style-name="ce2" office:value-type="string">
            <text:p>Dhoosa</text:p>
          </table:table-cell>
          <table:table-cell table:style-name="ce2" office:value-type="string">
            <text:p>WALKING</text:p>
          </table:table-cell>
          <table:table-cell table:style-name="ce2" office:value-type="float" office:value="120">
            <text:p>12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M.Adhish kumar</text:p>
          </table:table-cell>
          <table:table-cell table:style-name="ce2" office:value-type="string">
            <text:p>adhishkumar928@gmail.com</text:p>
          </table:table-cell>
          <table:table-cell table:style-name="ce4" table:formula="of:=(LEFT([.A37];PROPER(3)) &amp; CHOOSE(RANDBETWEEN(1;5);&quot;@&quot;;&quot;#&quot;;&quot;$&quot;;&quot;%&quot;;&quot;&amp;&quot;) &amp; RANDBETWEEN(10;99))" office:value-type="string" office:string-value="M.A&amp;23">
            <text:p>M.A&amp;23</text:p>
          </table:table-cell>
          <table:table-cell table:style-name="ce2" office:value-type="float" office:value="8883722233">
            <text:p>8883722233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Male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Tea, biscuit 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hoosa</text:p>
          </table:table-cell>
          <table:table-cell table:style-name="ce2" office:value-type="string">
            <text:p>RUNNING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Mohamed Jashir.S</text:p>
          </table:table-cell>
          <table:table-cell table:style-name="ce2" office:value-type="string">
            <text:p>mohamedjashirs97@gmail.com</text:p>
          </table:table-cell>
          <table:table-cell table:style-name="ce4" table:formula="of:=(LEFT([.A38];PROPER(3)) &amp; CHOOSE(RANDBETWEEN(1;5);&quot;@&quot;;&quot;#&quot;;&quot;$&quot;;&quot;%&quot;;&quot;&amp;&quot;) &amp; RANDBETWEEN(10;99))" office:value-type="string" office:string-value="Moh#40">
            <text:p>Moh#40</text:p>
          </table:table-cell>
          <table:table-cell table:style-name="ce2" office:value-type="float" office:value="6381335854">
            <text:p>6381335854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180cm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Coffee </text:p>
          </table:table-cell>
          <table:table-cell table:style-name="ce2" office:value-type="string">
            <text:p>Rice and vegetables </text:p>
          </table:table-cell>
          <table:table-cell table:style-name="ce2" office:value-type="string">
            <text:p>Tea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RUNNING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Kavin.K</text:p>
          </table:table-cell>
          <table:table-cell table:style-name="ce2" office:value-type="string">
            <text:p>cosmicx32@gmail.com</text:p>
          </table:table-cell>
          <table:table-cell table:style-name="ce4" table:formula="of:=(LEFT([.A39];PROPER(3)) &amp; CHOOSE(RANDBETWEEN(1;5);&quot;@&quot;;&quot;#&quot;;&quot;$&quot;;&quot;%&quot;;&quot;&amp;&quot;) &amp; RANDBETWEEN(10;99))" office:value-type="string" office:string-value="Kav$58">
            <text:p>Kav$58</text:p>
          </table:table-cell>
          <table:table-cell table:style-name="ce2" office:value-type="float" office:value="8838155105">
            <text:p>8838155105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150 cm</text:p>
          </table:table-cell>
          <table:table-cell table:style-name="ce2" office:value-type="string">
            <text:p>52 kg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fruit salad</text:p>
          </table:table-cell>
          <table:table-cell table:style-name="ce2" office:value-type="string">
            <text:p>full meals</text:p>
          </table:table-cell>
          <table:table-cell table:style-name="ce2" office:value-type="string">
            <text:p>Samosa</text:p>
          </table:table-cell>
          <table:table-cell table:style-name="ce2" office:value-type="string">
            <text:p>Chapathi</text:p>
          </table:table-cell>
          <table:table-cell table:style-name="ce2" office:value-type="string">
            <text:p>WALKING</text:p>
          </table:table-cell>
          <table:table-cell table:style-name="ce2" office:value-type="float" office:value="120">
            <text:p>12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Kishore v</text:p>
          </table:table-cell>
          <table:table-cell table:style-name="ce2" office:value-type="string">
            <text:p>kv887696@gmail.com</text:p>
          </table:table-cell>
          <table:table-cell table:style-name="ce4" table:formula="of:=(LEFT([.A40];PROPER(3)) &amp; CHOOSE(RANDBETWEEN(1;5);&quot;@&quot;;&quot;#&quot;;&quot;$&quot;;&quot;%&quot;;&quot;&amp;&quot;) &amp; RANDBETWEEN(10;99))" office:value-type="string" office:string-value="Kis&amp;28">
            <text:p>Kis&amp;28</text:p>
          </table:table-cell>
          <table:table-cell table:style-name="ce2" office:value-type="float" office:value="6380465693">
            <text:p>6380465693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Dosai 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Rise 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Furite </text:p>
          </table:table-cell>
          <table:table-cell table:style-name="ce2" office:value-type="string">
            <text:p>WALKING</text:p>
          </table:table-cell>
          <table:table-cell table:style-name="ce2" office:value-type="float" office:value="240">
            <text:p>240</text:p>
          </table:table-cell>
          <table:table-cell table:style-name="ce2" office:value-type="string">
            <text:p>60 MIN 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S.VICHU</text:p>
          </table:table-cell>
          <table:table-cell table:style-name="ce2" office:value-type="string">
            <text:p>sjvichuveera999@gmail.com</text:p>
          </table:table-cell>
          <table:table-cell table:style-name="ce4" table:formula="of:=(LEFT([.A41];PROPER(3)) &amp; CHOOSE(RANDBETWEEN(1;5);&quot;@&quot;;&quot;#&quot;;&quot;$&quot;;&quot;%&quot;;&quot;&amp;&quot;) &amp; RANDBETWEEN(10;99))" office:value-type="string" office:string-value="S.V%36">
            <text:p>S.V%36</text:p>
          </table:table-cell>
          <table:table-cell table:style-name="ce2" office:value-type="float" office:value="8807918155">
            <text:p>8807918155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Male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87">
            <text:p>87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Biscuit 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Cake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JOGGING</text:p>
          </table:table-cell>
          <table:table-cell table:style-name="ce2" office:value-type="float" office:value="450">
            <text:p>450</text:p>
          </table:table-cell>
          <table:table-cell table:style-name="ce2" office:value-type="string">
            <text:p>60 MIN 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Rudalf Rosan . E</text:p>
          </table:table-cell>
          <table:table-cell table:style-name="ce2" office:value-type="string">
            <text:p>rudalfrosan10@gmail.com</text:p>
          </table:table-cell>
          <table:table-cell table:style-name="ce4" table:formula="of:=(LEFT([.A42];PROPER(3)) &amp; CHOOSE(RANDBETWEEN(1;5);&quot;@&quot;;&quot;#&quot;;&quot;$&quot;;&quot;%&quot;;&quot;&amp;&quot;) &amp; RANDBETWEEN(10;99))" office:value-type="string" office:string-value="Rud&amp;42">
            <text:p>Rud&amp;42</text:p>
          </table:table-cell>
          <table:table-cell table:style-name="ce2" office:value-type="float" office:value="7810010427">
            <text:p>7810010427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169 cm</text:p>
          </table:table-cell>
          <table:table-cell table:style-name="ce2" office:value-type="string">
            <text:p>55 kg</text:p>
          </table:table-cell>
          <table:table-cell table:style-name="ce2" office:value-type="string">
            <text:p>idly</text:p>
          </table:table-cell>
          <table:table-cell table:style-name="ce2" office:value-type="string">
            <text:p>juice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Tea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RUNNING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Mathan B</text:p>
          </table:table-cell>
          <table:table-cell table:style-name="ce2" office:value-type="string">
            <text:p>mathankumar97870@gmail.com</text:p>
          </table:table-cell>
          <table:table-cell table:style-name="ce4" table:formula="of:=(LEFT([.A43];PROPER(3)) &amp; CHOOSE(RANDBETWEEN(1;5);&quot;@&quot;;&quot;#&quot;;&quot;$&quot;;&quot;%&quot;;&quot;&amp;&quot;) &amp; RANDBETWEEN(10;99))" office:value-type="string" office:string-value="Mat#35">
            <text:p>Mat#35</text:p>
          </table:table-cell>
          <table:table-cell table:style-name="ce2" office:value-type="float" office:value="9787753218">
            <text:p>9787753218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62">
            <text:p>162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Juice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Fruyes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RUNNING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GM Bharani tharan </text:p>
          </table:table-cell>
          <table:table-cell table:style-name="ce2" office:value-type="string">
            <text:p>gmbharanigmbharanitharan@gmail.com</text:p>
          </table:table-cell>
          <table:table-cell table:style-name="ce4" table:formula="of:=(LEFT([.A44];PROPER(3)) &amp; CHOOSE(RANDBETWEEN(1;5);&quot;@&quot;;&quot;#&quot;;&quot;$&quot;;&quot;%&quot;;&quot;&amp;&quot;) &amp; RANDBETWEEN(10;99))" office:value-type="string" office:string-value="GM %93">
            <text:p>GM %93</text:p>
          </table:table-cell>
          <table:table-cell table:style-name="ce2" office:value-type="float" office:value="9080159784">
            <text:p>9080159784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89">
            <text:p>89</text:p>
          </table:table-cell>
          <table:table-cell table:style-name="ce2" office:value-type="string">
            <text:p>Fruits and vegetables </text:p>
          </table:table-cell>
          <table:table-cell table:style-name="ce2" office:value-type="string">
            <text:p>Chips </text:p>
          </table:table-cell>
          <table:table-cell table:style-name="ce2" office:value-type="string">
            <text:p>Rice </text:p>
          </table:table-cell>
          <table:table-cell table:style-name="ce2" office:value-type="string">
            <text:p>Tea and chips </text:p>
          </table:table-cell>
          <table:table-cell table:style-name="ce2" office:value-type="string">
            <text:p>Chapathi </text:p>
          </table:table-cell>
          <table:table-cell table:style-name="ce2" office:value-type="string">
            <text:p>JOGGING</text:p>
          </table:table-cell>
          <table:table-cell table:style-name="ce2" office:value-type="float" office:value="450">
            <text:p>450</text:p>
          </table:table-cell>
          <table:table-cell table:style-name="ce2" office:value-type="string">
            <text:p>60 MIN 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Dominic Xavier P </text:p>
          </table:table-cell>
          <table:table-cell table:style-name="ce2" office:value-type="string">
            <text:p>pdominicxavierxld@gmail.com</text:p>
          </table:table-cell>
          <table:table-cell table:style-name="ce4" table:formula="of:=(LEFT([.A45];PROPER(3)) &amp; CHOOSE(RANDBETWEEN(1;5);&quot;@&quot;;&quot;#&quot;;&quot;$&quot;;&quot;%&quot;;&quot;&amp;&quot;) &amp; RANDBETWEEN(10;99))" office:value-type="string" office:string-value="Dom$68">
            <text:p>Dom$68</text:p>
          </table:table-cell>
          <table:table-cell table:style-name="ce2" office:value-type="float" office:value="9087800815">
            <text:p>9087800815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Male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Idli</text:p>
          </table:table-cell>
          <table:table-cell table:style-name="ce2" office:value-type="string">
            <text:p>Tea</text:p>
          </table:table-cell>
          <table:table-cell table:style-name="ce2" office:value-type="string">
            <text:p>White rice </text:p>
          </table:table-cell>
          <table:table-cell table:style-name="ce2" office:value-type="string">
            <text:p>Tea, biscuit </text:p>
          </table:table-cell>
          <table:table-cell table:style-name="ce2" office:value-type="string">
            <text:p>White rice </text:p>
          </table:table-cell>
          <table:table-cell table:style-name="ce2" office:value-type="string">
            <text:p>WALKING, CYCLING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Ajay Manikandan R</text:p>
          </table:table-cell>
          <table:table-cell table:style-name="ce2" office:value-type="string">
            <text:p>ajaymanikandan630@gmail.com</text:p>
          </table:table-cell>
          <table:table-cell table:style-name="ce4" table:formula="of:=(LEFT([.A46];PROPER(3)) &amp; CHOOSE(RANDBETWEEN(1;5);&quot;@&quot;;&quot;#&quot;;&quot;$&quot;;&quot;%&quot;;&quot;&amp;&quot;) &amp; RANDBETWEEN(10;99))" office:value-type="string" office:string-value="Aja#14">
            <text:p>Aja#14</text:p>
          </table:table-cell>
          <table:table-cell table:style-name="ce2" office:value-type="float" office:value="7812881653">
            <text:p>7812881653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Male</text:p>
          </table:table-cell>
          <table:table-cell table:style-name="ce2" office:value-type="float" office:value="153">
            <text:p>153</text:p>
          </table:table-cell>
          <table:table-cell table:style-name="ce2" office:value-type="float" office:value="58">
            <text:p>58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Biriyni</text:p>
          </table:table-cell>
          <table:table-cell table:style-name="ce2" office:value-type="string">
            <text:p>Samosa</text:p>
          </table:table-cell>
          <table:table-cell table:style-name="ce2" office:value-type="string">
            <text:p>Fruits</text:p>
          </table:table-cell>
          <table:table-cell table:style-name="ce2" office:value-type="string">
            <text:p>GYM</text:p>
          </table:table-cell>
          <table:table-cell table:style-name="ce2" office:value-type="float" office:value="400">
            <text:p>400</text:p>
          </table:table-cell>
          <table:table-cell table:style-name="ce2" office:value-type="string">
            <text:p>60 MIN 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S.KUMAR</text:p>
          </table:table-cell>
          <table:table-cell table:style-name="ce2" office:value-type="string">
            <text:p>k06946533005@gamil.com</text:p>
          </table:table-cell>
          <table:table-cell table:style-name="ce4" table:formula="of:=(LEFT([.A47];PROPER(3)) &amp; CHOOSE(RANDBETWEEN(1;5);&quot;@&quot;;&quot;#&quot;;&quot;$&quot;;&quot;%&quot;;&quot;&amp;&quot;) &amp; RANDBETWEEN(10;99))" office:value-type="string" office:string-value="S.K#80">
            <text:p>S.K#80</text:p>
          </table:table-cell>
          <table:table-cell table:style-name="ce2" office:value-type="float" office:value="9360442573">
            <text:p>9360442573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57">
            <text:p>157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Idli</text:p>
          </table:table-cell>
          <table:table-cell table:style-name="ce2" office:value-type="string">
            <text:p>Tea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Tea</text:p>
          </table:table-cell>
          <table:table-cell table:style-name="ce2" office:value-type="string">
            <text:p>Chapathi</text:p>
          </table:table-cell>
          <table:table-cell table:style-name="ce2" office:value-type="string">
            <text:p>YOGA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M.vetrivel</text:p>
          </table:table-cell>
          <table:table-cell table:style-name="ce2" office:value-type="string">
            <text:p>mvetrivelv37@gmail.com</text:p>
          </table:table-cell>
          <table:table-cell table:style-name="ce4" table:formula="of:=(LEFT([.A48];PROPER(3)) &amp; CHOOSE(RANDBETWEEN(1;5);&quot;@&quot;;&quot;#&quot;;&quot;$&quot;;&quot;%&quot;;&quot;&amp;&quot;) &amp; RANDBETWEEN(10;99))" office:value-type="string" office:string-value="M.v#56">
            <text:p>M.v#56</text:p>
          </table:table-cell>
          <table:table-cell table:style-name="ce2" office:value-type="float" office:value="8489153161">
            <text:p>8489153161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37">
            <text:p>137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Tea</text:p>
          </table:table-cell>
          <table:table-cell table:number-columns-repeated="2" table:style-name="ce2" office:value-type="string">
            <text:p>any snacks</text:p>
          </table:table-cell>
          <table:table-cell table:style-name="ce2" office:value-type="string">
            <text:p>chapati</text:p>
          </table:table-cell>
          <table:table-cell table:style-name="ce2" office:value-type="string">
            <text:p>WALKING</text:p>
          </table:table-cell>
          <table:table-cell table:style-name="ce2" office:value-type="float" office:value="120">
            <text:p>12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KLINTON G </text:p>
          </table:table-cell>
          <table:table-cell table:style-name="ce2" office:value-type="string">
            <text:p>klinton3085@gmail.com</text:p>
          </table:table-cell>
          <table:table-cell table:style-name="ce4" table:formula="of:=(LEFT([.A49];PROPER(3)) &amp; CHOOSE(RANDBETWEEN(1;5);&quot;@&quot;;&quot;#&quot;;&quot;$&quot;;&quot;%&quot;;&quot;&amp;&quot;) &amp; RANDBETWEEN(10;99))" office:value-type="string" office:string-value="KLI&amp;20">
            <text:p>KLI&amp;20</text:p>
          </table:table-cell>
          <table:table-cell table:style-name="ce2" office:value-type="float" office:value="9790131622">
            <text:p>9790131622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Male</text:p>
          </table:table-cell>
          <table:table-cell table:style-name="ce2" office:value-type="float" office:value="162">
            <text:p>162</text:p>
          </table:table-cell>
          <table:table-cell table:style-name="ce2" office:value-type="float" office:value="96">
            <text:p>96</text:p>
          </table:table-cell>
          <table:table-cell table:style-name="ce2" office:value-type="string">
            <text:p>Chapathi 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eal </text:p>
          </table:table-cell>
          <table:table-cell table:style-name="ce2" office:value-type="string">
            <text:p>Tea</text:p>
          </table:table-cell>
          <table:table-cell table:style-name="ce2" office:value-type="string">
            <text:p>Chapathi </text:p>
          </table:table-cell>
          <table:table-cell table:style-name="ce2" office:value-type="string">
            <text:p>JOGGING</text:p>
          </table:table-cell>
          <table:table-cell table:style-name="ce2" office:value-type="float" office:value="225">
            <text:p>225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V.kamalesh</text:p>
          </table:table-cell>
          <table:table-cell table:style-name="ce2" office:value-type="string">
            <text:p>vrkamalkamal80@gmail.com</text:p>
          </table:table-cell>
          <table:table-cell table:style-name="ce4" table:formula="of:=(LEFT([.A50];PROPER(3)) &amp; CHOOSE(RANDBETWEEN(1;5);&quot;@&quot;;&quot;#&quot;;&quot;$&quot;;&quot;%&quot;;&quot;&amp;&quot;) &amp; RANDBETWEEN(10;99))" office:value-type="string" office:string-value="V.k@27">
            <text:p>V.k@27</text:p>
          </table:table-cell>
          <table:table-cell table:style-name="ce2" office:value-type="float" office:value="7904104571">
            <text:p>7904104571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62">
            <text:p>62</text:p>
          </table:table-cell>
          <table:table-cell table:style-name="ce2" office:value-type="string">
            <text:p>Chapathii </text:p>
          </table:table-cell>
          <table:table-cell table:style-name="ce2" office:value-type="string">
            <text:p>Pacha piyer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Chapati</text:p>
          </table:table-cell>
          <table:table-cell table:style-name="ce2" office:value-type="string">
            <text:p>GYM</text:p>
          </table:table-cell>
          <table:table-cell table:style-name="ce2" office:value-type="float" office:value="300">
            <text:p>300</text:p>
          </table:table-cell>
          <table:table-cell table:style-name="ce2" office:value-type="string">
            <text:p>4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Dharanikumar B</text:p>
          </table:table-cell>
          <table:table-cell table:style-name="ce2" office:value-type="string">
            <text:p>bdharanikumar10022008@gmail.com</text:p>
          </table:table-cell>
          <table:table-cell table:style-name="ce4" table:formula="of:=(LEFT([.A51];PROPER(3)) &amp; CHOOSE(RANDBETWEEN(1;5);&quot;@&quot;;&quot;#&quot;;&quot;$&quot;;&quot;%&quot;;&quot;&amp;&quot;) &amp; RANDBETWEEN(10;99))" office:value-type="string" office:string-value="Dha%88">
            <text:p>Dha%88</text:p>
          </table:table-cell>
          <table:table-cell table:style-name="ce2" office:value-type="float" office:value="9994047044">
            <text:p>9994047044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Male</text:p>
          </table:table-cell>
          <table:table-cell table:style-name="ce2" office:value-type="float" office:value="169">
            <text:p>169</text:p>
          </table:table-cell>
          <table:table-cell table:style-name="ce2" office:value-type="float" office:value="56">
            <text:p>56</text:p>
          </table:table-cell>
          <table:table-cell table:style-name="ce2" office:value-type="string">
            <text:p>TIFFEN 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TIFFEN </text:p>
          </table:table-cell>
          <table:table-cell table:style-name="ce2" office:value-type="string">
            <text:p>CYCLING</text:p>
          </table:table-cell>
          <table:table-cell table:style-name="ce2" office:value-type="float" office:value="200">
            <text:p>20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K.sivgaganesh</text:p>
          </table:table-cell>
          <table:table-cell table:style-name="ce2" office:value-type="string">
            <text:p>blackv3siva@gmail.com</text:p>
          </table:table-cell>
          <table:table-cell table:style-name="ce4" table:formula="of:=(LEFT([.A52];PROPER(3)) &amp; CHOOSE(RANDBETWEEN(1;5);&quot;@&quot;;&quot;#&quot;;&quot;$&quot;;&quot;%&quot;;&quot;&amp;&quot;) &amp; RANDBETWEEN(10;99))" office:value-type="string" office:string-value="K.s$34">
            <text:p>K.s$34</text:p>
          </table:table-cell>
          <table:table-cell table:style-name="ce2" office:value-type="float" office:value="7397515028">
            <text:p>7397515028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Male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41">
            <text:p>41</text:p>
          </table:table-cell>
          <table:table-cell table:number-columns-repeated="3"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GYM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V. Preethi </text:p>
          </table:table-cell>
          <table:table-cell table:style-name="ce2" office:value-type="string">
            <text:p>preethipreethi00921@gmail.com</text:p>
          </table:table-cell>
          <table:table-cell table:style-name="ce4" table:formula="of:=(LEFT([.A53];PROPER(3)) &amp; CHOOSE(RANDBETWEEN(1;5);&quot;@&quot;;&quot;#&quot;;&quot;$&quot;;&quot;%&quot;;&quot;&amp;&quot;) &amp; RANDBETWEEN(10;99))" office:value-type="string" office:string-value="V. $23">
            <text:p>V. $23</text:p>
          </table:table-cell>
          <table:table-cell table:style-name="ce2" office:value-type="float" office:value="8015437076">
            <text:p>8015437076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Female</text:p>
          </table:table-cell>
          <table:table-cell table:style-name="ce2" office:value-type="float" office:value="5.5">
            <text:p>5.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Eggs </text:p>
          </table:table-cell>
          <table:table-cell table:style-name="ce2" office:value-type="string">
            <text:p>Bread</text:p>
          </table:table-cell>
          <table:table-cell table:style-name="ce2" office:value-type="string">
            <text:p>Sambar rice</text:p>
          </table:table-cell>
          <table:table-cell table:style-name="ce2" office:value-type="string">
            <text:p>Milk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DANCE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Brendon white </text:p>
          </table:table-cell>
          <table:table-cell table:style-name="ce2" office:value-type="string">
            <text:p>whitebrendon53@gmail.com</text:p>
          </table:table-cell>
          <table:table-cell table:style-name="ce4" table:formula="of:=(LEFT([.A54];PROPER(3)) &amp; CHOOSE(RANDBETWEEN(1;5);&quot;@&quot;;&quot;#&quot;;&quot;$&quot;;&quot;%&quot;;&quot;&amp;&quot;) &amp; RANDBETWEEN(10;99))" office:value-type="string" office:string-value="Bre@96">
            <text:p>Bre@96</text:p>
          </table:table-cell>
          <table:table-cell table:style-name="ce2" office:value-type="float" office:value="6369402381">
            <text:p>6369402381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Male</text:p>
          </table:table-cell>
          <table:table-cell table:style-name="ce2" office:value-type="float" office:value="191">
            <text:p>191</text:p>
          </table:table-cell>
          <table:table-cell table:style-name="ce2" office:value-type="float" office:value="65">
            <text:p>65</text:p>
          </table:table-cell>
          <table:table-cell table:style-name="ce2" office:value-type="string">
            <text:p>Tiffin 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Tiffin </text:p>
          </table:table-cell>
          <table:table-cell table:style-name="ce2" office:value-type="string">
            <text:p>JOGGING, WALKING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Yamunan G</text:p>
          </table:table-cell>
          <table:table-cell table:style-name="ce2" office:value-type="string">
            <text:p>yamunanyamunan403@gmail.com</text:p>
          </table:table-cell>
          <table:table-cell table:style-name="ce4" table:formula="of:=(LEFT([.A55];PROPER(3)) &amp; CHOOSE(RANDBETWEEN(1;5);&quot;@&quot;;&quot;#&quot;;&quot;$&quot;;&quot;%&quot;;&quot;&amp;&quot;) &amp; RANDBETWEEN(10;99))" office:value-type="string" office:string-value="Yam&amp;88">
            <text:p>Yam&amp;88</text:p>
          </table:table-cell>
          <table:table-cell table:style-name="ce2" office:value-type="float" office:value="8778685450">
            <text:p>8778685450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Male</text:p>
          </table:table-cell>
          <table:table-cell table:style-name="ce2" office:value-type="float" office:value="7.7">
            <text:p>7.7</text:p>
          </table:table-cell>
          <table:table-cell table:style-name="ce2" office:value-type="float" office:value="58">
            <text:p>58</text:p>
          </table:table-cell>
          <table:table-cell table:style-name="ce2" office:value-type="string">
            <text:p>Itly</text:p>
          </table:table-cell>
          <table:table-cell table:style-name="ce2" office:value-type="string">
            <text:p>Coffee 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Samosas </text:p>
          </table:table-cell>
          <table:table-cell table:style-name="ce2" office:value-type="string">
            <text:p>Rice </text:p>
          </table:table-cell>
          <table:table-cell table:style-name="ce2" office:value-type="string">
            <text:p>YOGA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T SANJEEV </text:p>
          </table:table-cell>
          <table:table-cell table:style-name="ce2" office:value-type="string">
            <text:p>sanjeev06seran@gmail.com</text:p>
          </table:table-cell>
          <table:table-cell table:style-name="ce4" table:formula="of:=(LEFT([.A56];PROPER(3)) &amp; CHOOSE(RANDBETWEEN(1;5);&quot;@&quot;;&quot;#&quot;;&quot;$&quot;;&quot;%&quot;;&quot;&amp;&quot;) &amp; RANDBETWEEN(10;99))" office:value-type="string" office:string-value="T S#46">
            <text:p>T S#46</text:p>
          </table:table-cell>
          <table:table-cell table:style-name="ce2" office:value-type="float" office:value="9626961120">
            <text:p>9626961120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Male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60">
            <text:p>60</text:p>
          </table:table-cell>
          <table:table-cell table:number-columns-repeated="3" table:style-name="ce2" office:value-type="string">
            <text:p>No</text:p>
          </table:table-cell>
          <table:table-cell table:style-name="ce2" office:value-type="string">
            <text:p>Yes 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GYM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Jagannath.N</text:p>
          </table:table-cell>
          <table:table-cell table:style-name="ce2" office:value-type="string">
            <text:p>jagannathjaganjagannath@gmil.com</text:p>
          </table:table-cell>
          <table:table-cell table:style-name="ce4" table:formula="of:=(LEFT([.A57];PROPER(3)) &amp; CHOOSE(RANDBETWEEN(1;5);&quot;@&quot;;&quot;#&quot;;&quot;$&quot;;&quot;%&quot;;&quot;&amp;&quot;) &amp; RANDBETWEEN(10;99))" office:value-type="string" office:string-value="Jag@18">
            <text:p>Jag@18</text:p>
          </table:table-cell>
          <table:table-cell table:style-name="ce2" office:value-type="float" office:value="6382973667">
            <text:p>6382973667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Male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57">
            <text:p>57</text:p>
          </table:table-cell>
          <table:table-cell table:style-name="ce2" office:value-type="string">
            <text:p>Idly</text:p>
          </table:table-cell>
          <table:table-cell table:style-name="ce2" office:value-type="string">
            <text:p>Egg</text:p>
          </table:table-cell>
          <table:table-cell table:style-name="ce2" office:value-type="string">
            <text:p>Sambar rice vegetable </text:p>
          </table:table-cell>
          <table:table-cell table:style-name="ce2" office:value-type="string">
            <text:p>Puffs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WALKING</text:p>
          </table:table-cell>
          <table:table-cell table:style-name="ce2" office:value-type="float" office:value="120">
            <text:p>12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AnnaPoorani</text:p>
          </table:table-cell>
          <table:table-cell table:style-name="ce2" office:value-type="string">
            <text:p>jenipoorani@gmail.com</text:p>
          </table:table-cell>
          <table:table-cell table:style-name="ce4" table:formula="of:=(LEFT([.A58];PROPER(3)) &amp; CHOOSE(RANDBETWEEN(1;5);&quot;@&quot;;&quot;#&quot;;&quot;$&quot;;&quot;%&quot;;&quot;&amp;&quot;) &amp; RANDBETWEEN(10;99))" office:value-type="string" office:string-value="Ann$21">
            <text:p>Ann$21</text:p>
          </table:table-cell>
          <table:table-cell table:style-name="ce2" office:value-type="float" office:value="6382433576">
            <text:p>6382433576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Female</text:p>
          </table:table-cell>
          <table:table-cell table:style-name="ce2" office:value-type="float" office:value="5.1">
            <text:p>5.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Oats</text:p>
          </table:table-cell>
          <table:table-cell table:style-name="ce2" office:value-type="string">
            <text:p>Apple</text:p>
          </table:table-cell>
          <table:table-cell table:style-name="ce2" office:value-type="string">
            <text:p>Millets</text:p>
          </table:table-cell>
          <table:table-cell table:style-name="ce2" office:value-type="string">
            <text:p>Pomegranet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JOGGING, RUNNING, DANCE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LINGESH.K </text:p>
          </table:table-cell>
          <table:table-cell table:style-name="ce2" office:value-type="string">
            <text:p>lingayoga06@gmail.com</text:p>
          </table:table-cell>
          <table:table-cell table:style-name="ce4" table:formula="of:=(LEFT([.A59];PROPER(3)) &amp; CHOOSE(RANDBETWEEN(1;5);&quot;@&quot;;&quot;#&quot;;&quot;$&quot;;&quot;%&quot;;&quot;&amp;&quot;) &amp; RANDBETWEEN(10;99))" office:value-type="string" office:string-value="LIN&amp;21">
            <text:p>LIN&amp;21</text:p>
          </table:table-cell>
          <table:table-cell table:style-name="ce2" office:value-type="string">
            <text:p>97150 41771 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80">
            <text:p>80</text:p>
          </table:table-cell>
          <table:table-cell table:style-name="ce2" office:value-type="string">
            <text:p>Tiffi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Rich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Tiffen</text:p>
          </table:table-cell>
          <table:table-cell table:style-name="ce2" office:value-type="string">
            <text:p>RUNNING, WALKING, CYCLING</text:p>
          </table:table-cell>
          <table:table-cell table:style-name="ce2" office:value-type="float" office:value="450">
            <text:p>450</text:p>
          </table:table-cell>
          <table:table-cell table:style-name="ce2" office:value-type="string">
            <text:p>4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M.ABISHEK</text:p>
          </table:table-cell>
          <table:table-cell table:style-name="ce2" office:value-type="string">
            <text:p>abishek806m@gmail.com</text:p>
          </table:table-cell>
          <table:table-cell table:style-name="ce4" table:formula="of:=(LEFT([.A60];PROPER(3)) &amp; CHOOSE(RANDBETWEEN(1;5);&quot;@&quot;;&quot;#&quot;;&quot;$&quot;;&quot;%&quot;;&quot;&amp;&quot;) &amp; RANDBETWEEN(10;99))" office:value-type="string" office:string-value="M.A&amp;13">
            <text:p>M.A&amp;13</text:p>
          </table:table-cell>
          <table:table-cell table:style-name="ce2" office:value-type="float" office:value="9787464806">
            <text:p>9787464806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Male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52">
            <text:p>52</text:p>
          </table:table-cell>
          <table:table-cell table:style-name="ce2" office:value-type="string">
            <text:p>Tiffin 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Tiffin </text:p>
          </table:table-cell>
          <table:table-cell table:style-name="ce2" office:value-type="string">
            <text:p>RUNNING, GYM, WALKING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R. Nittishwaran</text:p>
          </table:table-cell>
          <table:table-cell table:style-name="ce2" office:value-type="string">
            <text:p>nittishwarannittish@gmail.com</text:p>
          </table:table-cell>
          <table:table-cell table:style-name="ce4" table:formula="of:=(LEFT([.A61];PROPER(3)) &amp; CHOOSE(RANDBETWEEN(1;5);&quot;@&quot;;&quot;#&quot;;&quot;$&quot;;&quot;%&quot;;&quot;&amp;&quot;) &amp; RANDBETWEEN(10;99))" office:value-type="string" office:string-value="R. @77">
            <text:p>R. @77</text:p>
          </table:table-cell>
          <table:table-cell table:style-name="ce2" office:value-type="float" office:value="9342913140">
            <text:p>9342913140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75">
            <text:p>75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Yse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GYM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Bharathraj. M</text:p>
          </table:table-cell>
          <table:table-cell table:style-name="ce2" office:value-type="string">
            <text:p>bharathraj46414@gmail.com</text:p>
          </table:table-cell>
          <table:table-cell table:style-name="ce4" table:formula="of:=(LEFT([.A62];PROPER(3)) &amp; CHOOSE(RANDBETWEEN(1;5);&quot;@&quot;;&quot;#&quot;;&quot;$&quot;;&quot;%&quot;;&quot;&amp;&quot;) &amp; RANDBETWEEN(10;99))" office:value-type="string" office:string-value="Bha$83">
            <text:p>Bha$83</text:p>
          </table:table-cell>
          <table:table-cell table:style-name="ce2" office:value-type="float" office:value="9342832213">
            <text:p>9342832213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Male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65">
            <text:p>65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<text:s/>Bascate 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Bascate </text:p>
          </table:table-cell>
          <table:table-cell table:style-name="ce2" office:value-type="string">
            <text:p><text:s text:c="2"/>No</text:p>
          </table:table-cell>
          <table:table-cell table:style-name="ce2" office:value-type="string">
            <text:p>GYM</text:p>
          </table:table-cell>
          <table:table-cell table:style-name="ce2" office:value-type="float" office:value="400">
            <text:p>400</text:p>
          </table:table-cell>
          <table:table-cell table:style-name="ce2" office:value-type="string">
            <text:p>60 MIN 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Deepika</text:p>
          </table:table-cell>
          <table:table-cell table:style-name="ce2" office:value-type="string">
            <text:p>aathishaphr1234@gmail.com</text:p>
          </table:table-cell>
          <table:table-cell table:style-name="ce4" table:formula="of:=(LEFT([.A63];PROPER(3)) &amp; CHOOSE(RANDBETWEEN(1;5);&quot;@&quot;;&quot;#&quot;;&quot;$&quot;;&quot;%&quot;;&quot;&amp;&quot;) &amp; RANDBETWEEN(10;99))" office:value-type="string" office:string-value="Dee$75">
            <text:p>Dee$75</text:p>
          </table:table-cell>
          <table:table-cell table:style-name="ce2" office:value-type="float" office:value="8015411934">
            <text:p>8015411934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Female</text:p>
          </table:table-cell>
          <table:table-cell table:style-name="ce2" office:value-type="float" office:value="5.6">
            <text:p>5.6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Idli</text:p>
          </table:table-cell>
          <table:table-cell table:style-name="ce2" office:value-type="string">
            <text:p>Milk</text:p>
          </table:table-cell>
          <table:table-cell table:style-name="ce2" office:value-type="string">
            <text:p>Sambar rice</text:p>
          </table:table-cell>
          <table:table-cell table:style-name="ce2" office:value-type="string">
            <text:p>Apply</text:p>
          </table:table-cell>
          <table:table-cell table:style-name="ce2" office:value-type="string">
            <text:p>Idly</text:p>
          </table:table-cell>
          <table:table-cell table:style-name="ce2" office:value-type="string">
            <text:p>DANCE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Nithish Kumar. S</text:p>
          </table:table-cell>
          <table:table-cell table:style-name="ce2" office:value-type="string">
            <text:p>kabaddinithish143@gmail.com</text:p>
          </table:table-cell>
          <table:table-cell table:style-name="ce4" table:formula="of:=(LEFT([.A64];PROPER(3)) &amp; CHOOSE(RANDBETWEEN(1;5);&quot;@&quot;;&quot;#&quot;;&quot;$&quot;;&quot;%&quot;;&quot;&amp;&quot;) &amp; RANDBETWEEN(10;99))" office:value-type="string" office:string-value="Nit#16">
            <text:p>Nit#16</text:p>
          </table:table-cell>
          <table:table-cell table:style-name="ce2" office:value-type="float" office:value="9047432389">
            <text:p>9047432389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160cm</text:p>
          </table:table-cell>
          <table:table-cell table:style-name="ce2" office:value-type="float" office:value="54">
            <text:p>54</text:p>
          </table:table-cell>
          <table:table-cell table:style-name="ce2" office:value-type="string">
            <text:p>Tiffi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ambar rice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WALKING</text:p>
          </table:table-cell>
          <table:table-cell table:style-name="ce2" office:value-type="float" office:value="240">
            <text:p>240</text:p>
          </table:table-cell>
          <table:table-cell table:style-name="ce2" office:value-type="string">
            <text:p>60 MIN 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P. Bala murali </text:p>
          </table:table-cell>
          <table:table-cell table:style-name="ce2" office:value-type="string">
            <text:p>bm839612@gmail.com</text:p>
          </table:table-cell>
          <table:table-cell table:style-name="ce4" table:formula="of:=(LEFT([.A65];PROPER(3)) &amp; CHOOSE(RANDBETWEEN(1;5);&quot;@&quot;;&quot;#&quot;;&quot;$&quot;;&quot;%&quot;;&quot;&amp;&quot;) &amp; RANDBETWEEN(10;99))" office:value-type="string" office:string-value="P. $94">
            <text:p>P. $94</text:p>
          </table:table-cell>
          <table:table-cell table:style-name="ce2" office:value-type="float" office:value="9345829812">
            <text:p>9345829812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Male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tiffin 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Tiffin </text:p>
          </table:table-cell>
          <table:table-cell table:style-name="ce2" office:value-type="string">
            <text:p>JOGGING, GYM</text:p>
          </table:table-cell>
          <table:table-cell table:style-name="ce2" office:value-type="float" office:value="450">
            <text:p>450</text:p>
          </table:table-cell>
          <table:table-cell table:style-name="ce2" office:value-type="string">
            <text:p>4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Saranya</text:p>
          </table:table-cell>
          <table:table-cell table:style-name="ce2" office:value-type="string">
            <text:p>saransanthosh216@gmail.com</text:p>
          </table:table-cell>
          <table:table-cell table:style-name="ce4" table:formula="of:=(LEFT([.A66];PROPER(3)) &amp; CHOOSE(RANDBETWEEN(1;5);&quot;@&quot;;&quot;#&quot;;&quot;$&quot;;&quot;%&quot;;&quot;&amp;&quot;) &amp; RANDBETWEEN(10;99))" office:value-type="string" office:string-value="Sar&amp;56">
            <text:p>Sar&amp;56</text:p>
          </table:table-cell>
          <table:table-cell table:style-name="ce2" office:value-type="float" office:value="6374308052">
            <text:p>6374308052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Female</text:p>
          </table:table-cell>
          <table:table-cell table:style-name="ce2" office:value-type="float" office:value="5.5">
            <text:p>5.5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Dhosa </text:p>
          </table:table-cell>
          <table:table-cell table:style-name="ce2" office:value-type="string">
            <text:p>Apply</text:p>
          </table:table-cell>
          <table:table-cell table:style-name="ce2" office:value-type="string">
            <text:p>Sambar rice </text:p>
          </table:table-cell>
          <table:table-cell table:style-name="ce2" office:value-type="string">
            <text:p>Milk </text:p>
          </table:table-cell>
          <table:table-cell table:style-name="ce2" office:value-type="string">
            <text:p>Idly</text:p>
          </table:table-cell>
          <table:table-cell table:style-name="ce2" office:value-type="string">
            <text:p>DANCE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M.Dhinesh</text:p>
          </table:table-cell>
          <table:table-cell table:style-name="ce2" office:value-type="string">
            <text:p>dhineshmariyappan62@gmail.com</text:p>
          </table:table-cell>
          <table:table-cell table:style-name="ce4" table:formula="of:=(LEFT([.A67];PROPER(3)) &amp; CHOOSE(RANDBETWEEN(1;5);&quot;@&quot;;&quot;#&quot;;&quot;$&quot;;&quot;%&quot;;&quot;&amp;&quot;) &amp; RANDBETWEEN(10;99))" office:value-type="string" office:string-value="M.D$28">
            <text:p>M.D$28</text:p>
          </table:table-cell>
          <table:table-cell table:style-name="ce2" office:value-type="float" office:value="9943929516">
            <text:p>9943929516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5.5">
            <text:p>5.5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Idly</text:p>
          </table:table-cell>
          <table:table-cell table:style-name="ce2" office:value-type="string">
            <text:p>Fruits</text:p>
          </table:table-cell>
          <table:table-cell table:style-name="ce2" office:value-type="string">
            <text:p>Sambar</text:p>
          </table:table-cell>
          <table:table-cell table:style-name="ce2" office:value-type="string">
            <text:p>Biscuit </text:p>
          </table:table-cell>
          <table:table-cell table:style-name="ce2" office:value-type="string">
            <text:p>Rice </text:p>
          </table:table-cell>
          <table:table-cell table:style-name="ce2" office:value-type="string">
            <text:p>GYM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M. Gobi</text:p>
          </table:table-cell>
          <table:table-cell table:style-name="ce2" office:value-type="string">
            <text:p>gobi9454me@gmail.com</text:p>
          </table:table-cell>
          <table:table-cell table:style-name="ce4" table:formula="of:=(LEFT([.A68];PROPER(3)) &amp; CHOOSE(RANDBETWEEN(1;5);&quot;@&quot;;&quot;#&quot;;&quot;$&quot;;&quot;%&quot;;&quot;&amp;&quot;) &amp; RANDBETWEEN(10;99))" office:value-type="string" office:string-value="M. #93">
            <text:p>M. #93</text:p>
          </table:table-cell>
          <table:table-cell table:style-name="ce2" office:value-type="float" office:value="8940419454">
            <text:p>8940419454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6.7">
            <text:p>6.7</text:p>
          </table:table-cell>
          <table:table-cell table:style-name="ce2" office:value-type="float" office:value="83">
            <text:p>83</text:p>
          </table:table-cell>
          <table:table-cell table:style-name="ce2" office:value-type="string">
            <text:p>Tiffe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Tiffen</text:p>
          </table:table-cell>
          <table:table-cell table:style-name="ce2" office:value-type="string">
            <text:p>GYM</text:p>
          </table:table-cell>
          <table:table-cell table:style-name="ce2" office:value-type="float" office:value="800">
            <text:p>800</text:p>
          </table:table-cell>
          <table:table-cell table:style-name="ce2" office:value-type="string">
            <text:p>2 hours 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Durga R</text:p>
          </table:table-cell>
          <table:table-cell table:style-name="ce2" office:value-type="string">
            <text:p>dr7445367@gmail.com</text:p>
          </table:table-cell>
          <table:table-cell table:style-name="ce4" table:formula="of:=(LEFT([.A69];PROPER(3)) &amp; CHOOSE(RANDBETWEEN(1;5);&quot;@&quot;;&quot;#&quot;;&quot;$&quot;;&quot;%&quot;;&quot;&amp;&quot;) &amp; RANDBETWEEN(10;99))" office:value-type="string" office:string-value="Dur$83">
            <text:p>Dur$83</text:p>
          </table:table-cell>
          <table:table-cell table:style-name="ce2" office:value-type="float" office:value="8122735391">
            <text:p>8122735391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Female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35">
            <text:p>35</text:p>
          </table:table-cell>
          <table:table-cell table:style-name="ce2" office:value-type="string">
            <text:p>Tosa</text:p>
          </table:table-cell>
          <table:table-cell table:style-name="ce2" office:value-type="string">
            <text:p>Biscuit</text:p>
          </table:table-cell>
          <table:table-cell table:style-name="ce2" office:value-type="string">
            <text:p>Thakkalisatham</text:p>
          </table:table-cell>
          <table:table-cell table:style-name="ce2" office:value-type="string">
            <text:p>Tea</text:p>
          </table:table-cell>
          <table:table-cell table:style-name="ce2" office:value-type="string">
            <text:p>Tosai</text:p>
          </table:table-cell>
          <table:table-cell table:style-name="ce2" office:value-type="string">
            <text:p>DANCE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S. PREMALATHA</text:p>
          </table:table-cell>
          <table:table-cell table:style-name="ce2" office:value-type="string">
            <text:p>premalatha2655@gmail.com</text:p>
          </table:table-cell>
          <table:table-cell table:style-name="ce4" table:formula="of:=(LEFT([.A70];PROPER(3)) &amp; CHOOSE(RANDBETWEEN(1;5);&quot;@&quot;;&quot;#&quot;;&quot;$&quot;;&quot;%&quot;;&quot;&amp;&quot;) &amp; RANDBETWEEN(10;99))" office:value-type="string" office:string-value="S. &amp;72">
            <text:p>S. &amp;72</text:p>
          </table:table-cell>
          <table:table-cell table:style-name="ce2" office:value-type="float" office:value="9176043796">
            <text:p>9176043796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Female</text:p>
          </table:table-cell>
          <table:table-cell table:style-name="ce2" office:value-type="float" office:value="5.8">
            <text:p>5.8</text:p>
          </table:table-cell>
          <table:table-cell table:style-name="ce2" office:value-type="float" office:value="40">
            <text:p>40</text:p>
          </table:table-cell>
          <table:table-cell table:number-columns-repeated="4" table:style-name="ce2" office:value-type="string">
            <text:p>No</text:p>
          </table:table-cell>
          <table:table-cell table:style-name="ce2" office:value-type="string">
            <text:p>Dosai</text:p>
          </table:table-cell>
          <table:table-cell table:style-name="ce2" office:value-type="string">
            <text:p>DANCE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A. Ramesh</text:p>
          </table:table-cell>
          <table:table-cell table:style-name="ce2" office:value-type="string">
            <text:p>ramesh201107@gmail.com</text:p>
          </table:table-cell>
          <table:table-cell table:style-name="ce4" table:formula="of:=(LEFT([.A71];PROPER(3)) &amp; CHOOSE(RANDBETWEEN(1;5);&quot;@&quot;;&quot;#&quot;;&quot;$&quot;;&quot;%&quot;;&quot;&amp;&quot;) &amp; RANDBETWEEN(10;99))" office:value-type="string" office:string-value="A. %61">
            <text:p>A. %61</text:p>
          </table:table-cell>
          <table:table-cell table:style-name="ce2" office:value-type="float" office:value="9047285370">
            <text:p>9047285370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Tiffen</text:p>
          </table:table-cell>
          <table:table-cell table:style-name="ce2" office:value-type="string">
            <text:p>Nill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Nill</text:p>
          </table:table-cell>
          <table:table-cell table:style-name="ce2" office:value-type="string">
            <text:p>Tiffen </text:p>
          </table:table-cell>
          <table:table-cell table:style-name="ce2" office:value-type="string">
            <text:p>DANCE</text:p>
          </table:table-cell>
          <table:table-cell table:style-name="ce2" office:value-type="float" office:value="165">
            <text:p>165</text:p>
          </table:table-cell>
          <table:table-cell table:style-name="ce2" office:value-type="string">
            <text:p>4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Vinoth.k</text:p>
          </table:table-cell>
          <table:table-cell table:style-name="ce2" office:value-type="string">
            <text:p>vinothvinoth909293@gmail.com</text:p>
          </table:table-cell>
          <table:table-cell table:style-name="ce4" table:formula="of:=(LEFT([.A72];PROPER(3)) &amp; CHOOSE(RANDBETWEEN(1;5);&quot;@&quot;;&quot;#&quot;;&quot;$&quot;;&quot;%&quot;;&quot;&amp;&quot;) &amp; RANDBETWEEN(10;99))" office:value-type="string" office:string-value="Vin@60">
            <text:p>Vin@60</text:p>
          </table:table-cell>
          <table:table-cell table:style-name="ce2" office:value-type="float" office:value="9092933171">
            <text:p>9092933171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75">
            <text:p>75</text:p>
          </table:table-cell>
          <table:table-cell table:style-name="ce2" office:value-type="string">
            <text:p>Tiffin 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Tiffin </text:p>
          </table:table-cell>
          <table:table-cell table:style-name="ce2" office:value-type="string">
            <text:p>JOGGING, GYM, WALKING</text:p>
          </table:table-cell>
          <table:table-cell table:style-name="ce2" office:value-type="float" office:value="200">
            <text:p>20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Aruna</text:p>
          </table:table-cell>
          <table:table-cell table:style-name="ce2" office:value-type="string">
            <text:p>arunapaapukuttyma@gmail.com</text:p>
          </table:table-cell>
          <table:table-cell table:style-name="ce4" table:formula="of:=(LEFT([.A73];PROPER(3)) &amp; CHOOSE(RANDBETWEEN(1;5);&quot;@&quot;;&quot;#&quot;;&quot;$&quot;;&quot;%&quot;;&quot;&amp;&quot;) &amp; RANDBETWEEN(10;99))" office:value-type="string" office:string-value="Aru%40">
            <text:p>Aru%40</text:p>
          </table:table-cell>
          <table:table-cell table:style-name="ce2" office:value-type="string">
            <text:p>07449052001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Female</text:p>
          </table:table-cell>
          <table:table-cell table:style-name="ce2" office:value-type="float" office:value="5.2">
            <text:p>5.2</text:p>
          </table:table-cell>
          <table:table-cell table:style-name="ce2" office:value-type="float" office:value="43">
            <text:p>43</text:p>
          </table:table-cell>
          <table:table-cell table:style-name="ce2" office:value-type="string">
            <text:p>Tomoto sadham 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Tomoto sadham 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Sambar sadham</text:p>
          </table:table-cell>
          <table:table-cell table:style-name="ce2" office:value-type="string">
            <text:p>DANCE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J.LAYOLAS</text:p>
          </table:table-cell>
          <table:table-cell table:style-name="ce2" office:value-type="string">
            <text:p>layolasj@gmail.com</text:p>
          </table:table-cell>
          <table:table-cell table:style-name="ce4" table:formula="of:=(LEFT([.A74];PROPER(3)) &amp; CHOOSE(RANDBETWEEN(1;5);&quot;@&quot;;&quot;#&quot;;&quot;$&quot;;&quot;%&quot;;&quot;&amp;&quot;) &amp; RANDBETWEEN(10;99))" office:value-type="string" office:string-value="J.L@67">
            <text:p>J.L@67</text:p>
          </table:table-cell>
          <table:table-cell table:style-name="ce2" office:value-type="float" office:value="8825691493">
            <text:p>8825691493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65">
            <text:p>65</text:p>
          </table:table-cell>
          <table:table-cell table:style-name="ce2" office:value-type="string">
            <text:p>Tiffen </text:p>
          </table:table-cell>
          <table:table-cell table:style-name="ce2" office:value-type="string">
            <text:p>Nill</text:p>
          </table:table-cell>
          <table:table-cell table:style-name="ce2" office:value-type="string">
            <text:p>Rise </text:p>
          </table:table-cell>
          <table:table-cell table:style-name="ce2" office:value-type="string">
            <text:p>Nill</text:p>
          </table:table-cell>
          <table:table-cell table:style-name="ce2" office:value-type="string">
            <text:p>Tiffen </text:p>
          </table:table-cell>
          <table:table-cell table:style-name="ce2" office:value-type="string">
            <text:p>RUNNING</text:p>
          </table:table-cell>
          <table:table-cell table:style-name="ce2" office:value-type="float" office:value="240">
            <text:p>240</text:p>
          </table:table-cell>
          <table:table-cell table:style-name="ce2" office:value-type="string">
            <text:p>60 MIN 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Vishwa</text:p>
          </table:table-cell>
          <table:table-cell table:style-name="ce2" office:value-type="string">
            <text:p>leovishwa0@gmail.com</text:p>
          </table:table-cell>
          <table:table-cell table:style-name="ce4" table:formula="of:=(LEFT([.A75];PROPER(3)) &amp; CHOOSE(RANDBETWEEN(1;5);&quot;@&quot;;&quot;#&quot;;&quot;$&quot;;&quot;%&quot;;&quot;&amp;&quot;) &amp; RANDBETWEEN(10;99))" office:value-type="string" office:string-value="Vis#71">
            <text:p>Vis#71</text:p>
          </table:table-cell>
          <table:table-cell table:style-name="ce2" office:value-type="float" office:value="8015420879">
            <text:p>8015420879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Tiffe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Tiffe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Tiffen </text:p>
          </table:table-cell>
          <table:table-cell table:style-name="ce2" office:value-type="string">
            <text:p>CYCLING</text:p>
          </table:table-cell>
          <table:table-cell table:style-name="ce2" office:value-type="float" office:value="200">
            <text:p>20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M logeshwaran </text:p>
          </table:table-cell>
          <table:table-cell table:style-name="ce2" office:value-type="string">
            <text:p>logeshwaran20008@gmail.com</text:p>
          </table:table-cell>
          <table:table-cell table:style-name="ce4" table:formula="of:=(LEFT([.A76];PROPER(3)) &amp; CHOOSE(RANDBETWEEN(1;5);&quot;@&quot;;&quot;#&quot;;&quot;$&quot;;&quot;%&quot;;&quot;&amp;&quot;) &amp; RANDBETWEEN(10;99))" office:value-type="string" office:string-value="M l#81">
            <text:p>M l#81</text:p>
          </table:table-cell>
          <table:table-cell table:style-name="ce2" office:value-type="float" office:value="7200972198">
            <text:p>7200972198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Male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Tiffen</text:p>
          </table:table-cell>
          <table:table-cell table:number-columns-repeated="3" table:style-name="ce2" office:value-type="string">
            <text:p>Nil</text:p>
          </table:table-cell>
          <table:table-cell table:style-name="ce2" office:value-type="string">
            <text:p>Tiffen</text:p>
          </table:table-cell>
          <table:table-cell table:style-name="ce2" office:value-type="string">
            <text:p>GYM</text:p>
          </table:table-cell>
          <table:table-cell table:style-name="ce2" office:value-type="float" office:value="200">
            <text:p>20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B.sajeevan</text:p>
          </table:table-cell>
          <table:table-cell table:style-name="ce2" office:value-type="string">
            <text:p>sajeevansajee1166@gmail.com</text:p>
          </table:table-cell>
          <table:table-cell table:style-name="ce4" table:formula="of:=(LEFT([.A77];PROPER(3)) &amp; CHOOSE(RANDBETWEEN(1;5);&quot;@&quot;;&quot;#&quot;;&quot;$&quot;;&quot;%&quot;;&quot;&amp;&quot;) &amp; RANDBETWEEN(10;99))" office:value-type="string" office:string-value="B.s@21">
            <text:p>B.s@21</text:p>
          </table:table-cell>
          <table:table-cell table:style-name="ce2" office:value-type="float" office:value="9843565303">
            <text:p>9843565303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Male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54">
            <text:p>54</text:p>
          </table:table-cell>
          <table:table-cell table:style-name="ce2" office:value-type="string">
            <text:p>Tiffi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Nill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GYM</text:p>
          </table:table-cell>
          <table:table-cell table:style-name="ce2" office:value-type="float" office:value="300">
            <text:p>300</text:p>
          </table:table-cell>
          <table:table-cell table:style-name="ce2" office:value-type="string">
            <text:p>4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M.nitheeshkumar</text:p>
          </table:table-cell>
          <table:table-cell table:style-name="ce2" office:value-type="string">
            <text:p>nitheesh131nd@gmail.com</text:p>
          </table:table-cell>
          <table:table-cell table:style-name="ce4" table:formula="of:=(LEFT([.A78];PROPER(3)) &amp; CHOOSE(RANDBETWEEN(1;5);&quot;@&quot;;&quot;#&quot;;&quot;$&quot;;&quot;%&quot;;&quot;&amp;&quot;) &amp; RANDBETWEEN(10;99))" office:value-type="string" office:string-value="M.n$12">
            <text:p>M.n$12</text:p>
          </table:table-cell>
          <table:table-cell table:style-name="ce2" office:value-type="float" office:value="6385320455">
            <text:p>6385320455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Male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Tiffin</text:p>
          </table:table-cell>
          <table:table-cell table:style-name="ce2" office:value-type="string">
            <text:p>Ill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Ill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GYM</text:p>
          </table:table-cell>
          <table:table-cell table:style-name="ce2" office:value-type="float" office:value="300">
            <text:p>300</text:p>
          </table:table-cell>
          <table:table-cell table:style-name="ce2" office:value-type="string">
            <text:p>4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J.JAMSEER</text:p>
          </table:table-cell>
          <table:table-cell table:style-name="ce2" office:value-type="string">
            <text:p>callmeasj.d@gmail.com</text:p>
          </table:table-cell>
          <table:table-cell table:style-name="ce4" table:formula="of:=(LEFT([.A79];PROPER(3)) &amp; CHOOSE(RANDBETWEEN(1;5);&quot;@&quot;;&quot;#&quot;;&quot;$&quot;;&quot;%&quot;;&quot;&amp;&quot;) &amp; RANDBETWEEN(10;99))" office:value-type="string" office:string-value="J.J@27">
            <text:p>J.J@27</text:p>
          </table:table-cell>
          <table:table-cell table:style-name="ce2" office:value-type="float" office:value="8122717292">
            <text:p>8122717292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162 cm</text:p>
          </table:table-cell>
          <table:table-cell table:style-name="ce2" office:value-type="float" office:value="50.2">
            <text:p>50.2</text:p>
          </table:table-cell>
          <table:table-cell table:style-name="ce2" office:value-type="string">
            <text:p>Idly </text:p>
          </table:table-cell>
          <table:table-cell table:style-name="ce2" office:value-type="string">
            <text:p>Peanut </text:p>
          </table:table-cell>
          <table:table-cell table:style-name="ce2" office:value-type="string">
            <text:p>Curd rice</text:p>
          </table:table-cell>
          <table:table-cell table:style-name="ce2" office:value-type="string">
            <text:p>Pistha,badham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JOGGING, RUNNING, WALKING</text:p>
          </table:table-cell>
          <table:table-cell table:style-name="ce2" office:value-type="float" office:value="220">
            <text:p>220</text:p>
          </table:table-cell>
          <table:table-cell table:style-name="ce2" office:value-type="string">
            <text:p>4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C.DURAIRAJ</text:p>
          </table:table-cell>
          <table:table-cell table:style-name="ce2" office:value-type="string">
            <text:p>duraidurai948684@gmail.com</text:p>
          </table:table-cell>
          <table:table-cell table:style-name="ce4" table:formula="of:=(LEFT([.A80];PROPER(3)) &amp; CHOOSE(RANDBETWEEN(1;5);&quot;@&quot;;&quot;#&quot;;&quot;$&quot;;&quot;%&quot;;&quot;&amp;&quot;) &amp; RANDBETWEEN(10;99))" office:value-type="string" office:string-value="C.D%11">
            <text:p>C.D%11</text:p>
          </table:table-cell>
          <table:table-cell table:style-name="ce2" office:value-type="float" office:value="9655600801">
            <text:p>9655600801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IDLY</text:p>
          </table:table-cell>
          <table:table-cell table:style-name="ce2" office:value-type="string">
            <text:p>Biscuit </text:p>
          </table:table-cell>
          <table:table-cell table:style-name="ce2" office:value-type="string">
            <text:p>WHITE RICE AND SAMBAR</text:p>
          </table:table-cell>
          <table:table-cell table:style-name="ce2" office:value-type="string">
            <text:p>TEA <text:s/>AND BUN</text:p>
          </table:table-cell>
          <table:table-cell table:style-name="ce2" office:value-type="string">
            <text:p>DOSA </text:p>
          </table:table-cell>
          <table:table-cell table:style-name="ce2" office:value-type="string">
            <text:p>DANCE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M.Sivanraj</text:p>
          </table:table-cell>
          <table:table-cell table:style-name="ce2" office:value-type="string">
            <text:p>sivanraj636359@gmail.com</text:p>
          </table:table-cell>
          <table:table-cell table:style-name="ce4" table:formula="of:=(LEFT([.A81];PROPER(3)) &amp; CHOOSE(RANDBETWEEN(1;5);&quot;@&quot;;&quot;#&quot;;&quot;$&quot;;&quot;%&quot;;&quot;&amp;&quot;) &amp; RANDBETWEEN(10;99))" office:value-type="string" office:string-value="M.S$15">
            <text:p>M.S$15</text:p>
          </table:table-cell>
          <table:table-cell table:style-name="ce2" office:value-type="float" office:value="6363950259">
            <text:p>6363950259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64">
            <text:p>164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Idly and sambar</text:p>
          </table:table-cell>
          <table:table-cell table:style-name="ce2" office:value-type="string">
            <text:p>Tea </text:p>
          </table:table-cell>
          <table:table-cell table:style-name="ce2" office:value-type="string">
            <text:p>Rice and curry </text:p>
          </table:table-cell>
          <table:table-cell table:style-name="ce2" office:value-type="string">
            <text:p>Channa</text:p>
          </table:table-cell>
          <table:table-cell table:style-name="ce2" office:value-type="string">
            <text:p>Dosa and chutney</text:p>
          </table:table-cell>
          <table:table-cell table:style-name="ce2" office:value-type="string">
            <text:p>DANCE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Alexpandiyan.M</text:p>
          </table:table-cell>
          <table:table-cell table:style-name="ce2" office:value-type="string">
            <text:p>alexpandiyan12900@gmail.com</text:p>
          </table:table-cell>
          <table:table-cell table:style-name="ce4" table:formula="of:=(LEFT([.A82];PROPER(3)) &amp; CHOOSE(RANDBETWEEN(1;5);&quot;@&quot;;&quot;#&quot;;&quot;$&quot;;&quot;%&quot;;&quot;&amp;&quot;) &amp; RANDBETWEEN(10;99))" office:value-type="string" office:string-value="Ale@98">
            <text:p>Ale@98</text:p>
          </table:table-cell>
          <table:table-cell table:style-name="ce2" office:value-type="float" office:value="8489437502">
            <text:p>8489437502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Male</text:p>
          </table:table-cell>
          <table:table-cell table:style-name="ce2" office:value-type="float" office:value="5.7">
            <text:p>5.7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Dhosa</text:p>
          </table:table-cell>
          <table:table-cell table:style-name="ce2" office:value-type="string">
            <text:p>Pups and tea</text:p>
          </table:table-cell>
          <table:table-cell table:style-name="ce2" office:value-type="string">
            <text:p>Non-veg Briyani</text:p>
          </table:table-cell>
          <table:table-cell table:style-name="ce2" office:value-type="string">
            <text:p>Sweat and spicy snacks</text:p>
          </table:table-cell>
          <table:table-cell table:style-name="ce2" office:value-type="string">
            <text:p>Chappathi</text:p>
          </table:table-cell>
          <table:table-cell table:style-name="ce2" office:value-type="string">
            <text:p>RUNNING, WALKING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Aarthi</text:p>
          </table:table-cell>
          <table:table-cell table:style-name="ce2" office:value-type="string">
            <text:p>aarthi200801@gmail.com</text:p>
          </table:table-cell>
          <table:table-cell table:style-name="ce4" table:formula="of:=(LEFT([.A83];PROPER(3)) &amp; CHOOSE(RANDBETWEEN(1;5);&quot;@&quot;;&quot;#&quot;;&quot;$&quot;;&quot;%&quot;;&quot;&amp;&quot;) &amp; RANDBETWEEN(10;99))" office:value-type="string" office:string-value="Aar%65">
            <text:p>Aar%65</text:p>
          </table:table-cell>
          <table:table-cell table:style-name="ce2" office:value-type="float" office:value="8939886891">
            <text:p>8939886891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Female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Apple</text:p>
          </table:table-cell>
          <table:table-cell table:style-name="ce2" office:value-type="string">
            <text:p>Millets</text:p>
          </table:table-cell>
          <table:table-cell table:style-name="ce2" office:value-type="string">
            <text:p>Orange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RUNNING, YOGA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J. SHALOM SAMUVEL</text:p>
          </table:table-cell>
          <table:table-cell table:style-name="ce2" office:value-type="string">
            <text:p>thundershamyt0@gmail.com</text:p>
          </table:table-cell>
          <table:table-cell table:style-name="ce4" table:formula="of:=(LEFT([.A84];PROPER(3)) &amp; CHOOSE(RANDBETWEEN(1;5);&quot;@&quot;;&quot;#&quot;;&quot;$&quot;;&quot;%&quot;;&quot;&amp;&quot;) &amp; RANDBETWEEN(10;99))" office:value-type="string" office:string-value="J. %81">
            <text:p>J. %81</text:p>
          </table:table-cell>
          <table:table-cell table:style-name="ce2" office:value-type="float" office:value="9790255147">
            <text:p>9790255147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68">
            <text:p>68</text:p>
          </table:table-cell>
          <table:table-cell table:style-name="ce2" office:value-type="string">
            <text:p>Tiffe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unch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Dinner</text:p>
          </table:table-cell>
          <table:table-cell table:style-name="ce2" office:value-type="string">
            <text:p>RUNNING</text:p>
          </table:table-cell>
          <table:table-cell table:style-name="ce2" office:value-type="float" office:value="300">
            <text:p>300</text:p>
          </table:table-cell>
          <table:table-cell table:style-name="ce2" office:value-type="string">
            <text:p>4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Suhail</text:p>
          </table:table-cell>
          <table:table-cell table:style-name="ce2" office:value-type="string">
            <text:p>ssuhailssuhail385@gmail.com</text:p>
          </table:table-cell>
          <table:table-cell table:style-name="ce4" table:formula="of:=(LEFT([.A85];PROPER(3)) &amp; CHOOSE(RANDBETWEEN(1;5);&quot;@&quot;;&quot;#&quot;;&quot;$&quot;;&quot;%&quot;;&quot;&amp;&quot;) &amp; RANDBETWEEN(10;99))" office:value-type="string" office:string-value="Suh#32">
            <text:p>Suh#32</text:p>
          </table:table-cell>
          <table:table-cell table:style-name="ce2" office:value-type="float" office:value="7904551121">
            <text:p>7904551121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Male</text:p>
          </table:table-cell>
          <table:table-cell table:style-name="ce2" office:value-type="float" office:value="161">
            <text:p>161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Ille</text:p>
          </table:table-cell>
          <table:table-cell table:style-name="ce2" office:value-type="string">
            <text:p>Wadai coffee </text:p>
          </table:table-cell>
          <table:table-cell table:style-name="ce2" office:value-type="string">
            <text:p>chicken Kulambu sappad</text:p>
          </table:table-cell>
          <table:table-cell table:style-name="ce2" office:value-type="string">
            <text:p>Sundal</text:p>
          </table:table-cell>
          <table:table-cell table:style-name="ce2" office:value-type="string">
            <text:p>brota chicken Kulambu</text:p>
          </table:table-cell>
          <table:table-cell table:style-name="ce2" office:value-type="string">
            <text:p>GYM</text:p>
          </table:table-cell>
          <table:table-cell table:style-name="ce2" office:value-type="float" office:value="200">
            <text:p>20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A.Mohammed Haniff</text:p>
          </table:table-cell>
          <table:table-cell table:style-name="ce2" office:value-type="string">
            <text:p>mohamedhanif31072008@gmail.com</text:p>
          </table:table-cell>
          <table:table-cell table:style-name="ce4" table:formula="of:=(LEFT([.A86];PROPER(3)) &amp; CHOOSE(RANDBETWEEN(1;5);&quot;@&quot;;&quot;#&quot;;&quot;$&quot;;&quot;%&quot;;&quot;&amp;&quot;) &amp; RANDBETWEEN(10;99))" office:value-type="string" office:string-value="A.M@11">
            <text:p>A.M@11</text:p>
          </table:table-cell>
          <table:table-cell table:style-name="ce2" office:value-type="float" office:value="9080659946">
            <text:p>9080659946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Male</text:p>
          </table:table-cell>
          <table:table-cell table:style-name="ce2" office:value-type="float" office:value="5.8">
            <text:p>5.8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Itly</text:p>
          </table:table-cell>
          <table:table-cell table:style-name="ce2" office:value-type="string">
            <text:p>Brinayani</text:p>
          </table:table-cell>
          <table:table-cell table:style-name="ce2" office:value-type="string">
            <text:p>Doosai</text:p>
          </table:table-cell>
          <table:table-cell table:style-name="ce2" office:value-type="string">
            <text:p>Rose milk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CYCLING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Tamilselvan. A</text:p>
          </table:table-cell>
          <table:table-cell table:style-name="ce2" office:value-type="string">
            <text:p>tamilSelvan18475@gmail.com</text:p>
          </table:table-cell>
          <table:table-cell table:style-name="ce4" table:formula="of:=(LEFT([.A87];PROPER(3)) &amp; CHOOSE(RANDBETWEEN(1;5);&quot;@&quot;;&quot;#&quot;;&quot;$&quot;;&quot;%&quot;;&quot;&amp;&quot;) &amp; RANDBETWEEN(10;99))" office:value-type="string" office:string-value="Tam&amp;79">
            <text:p>Tam&amp;79</text:p>
          </table:table-cell>
          <table:table-cell table:style-name="ce2" office:value-type="float" office:value="7639676195">
            <text:p>7639676195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170cm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Tiffi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RUNNING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p.santhana pasil</text:p>
          </table:table-cell>
          <table:table-cell table:style-name="ce2" office:value-type="string">
            <text:p>pasilpaulpasil@gmail.com</text:p>
          </table:table-cell>
          <table:table-cell table:style-name="ce4" table:formula="of:=(LEFT([.A88];PROPER(3)) &amp; CHOOSE(RANDBETWEEN(1;5);&quot;@&quot;;&quot;#&quot;;&quot;$&quot;;&quot;%&quot;;&quot;&amp;&quot;) &amp; RANDBETWEEN(10;99))" office:value-type="string" office:string-value="p.s$93">
            <text:p>p.s$93</text:p>
          </table:table-cell>
          <table:table-cell table:style-name="ce2" office:value-type="float" office:value="9361842955">
            <text:p>9361842955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Male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Tiffen</text:p>
          </table:table-cell>
          <table:table-cell table:number-columns-repeated="3" table:style-name="ce2" office:value-type="string">
            <text:p>Nil</text:p>
          </table:table-cell>
          <table:table-cell table:style-name="ce2" office:value-type="string">
            <text:p>Tiffen </text:p>
          </table:table-cell>
          <table:table-cell table:style-name="ce2" office:value-type="string">
            <text:p>GYM</text:p>
          </table:table-cell>
          <table:table-cell table:style-name="ce2" office:value-type="float" office:value="300">
            <text:p>300</text:p>
          </table:table-cell>
          <table:table-cell table:style-name="ce2" office:value-type="string">
            <text:p>4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Dharunkumar </text:p>
          </table:table-cell>
          <table:table-cell table:style-name="ce2" office:value-type="string">
            <text:p>dharundharun72631@gmail.com</text:p>
          </table:table-cell>
          <table:table-cell table:style-name="ce4" table:formula="of:=(LEFT([.A89];PROPER(3)) &amp; CHOOSE(RANDBETWEEN(1;5);&quot;@&quot;;&quot;#&quot;;&quot;$&quot;;&quot;%&quot;;&quot;&amp;&quot;) &amp; RANDBETWEEN(10;99))" office:value-type="string" office:string-value="Dha@66">
            <text:p>Dha@66</text:p>
          </table:table-cell>
          <table:table-cell table:style-name="ce2" office:value-type="float" office:value="7208735210">
            <text:p>7208735210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Tiffen</text:p>
          </table:table-cell>
          <table:table-cell table:number-columns-repeated="2" table:style-name="ce2" office:value-type="string">
            <text:p>Rice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Tiffen</text:p>
          </table:table-cell>
          <table:table-cell table:style-name="ce2" office:value-type="string">
            <text:p>JOGGING</text:p>
          </table:table-cell>
          <table:table-cell table:style-name="ce2" office:value-type="float" office:value="225">
            <text:p>225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A.Rohini</text:p>
          </table:table-cell>
          <table:table-cell table:style-name="ce2" office:value-type="string">
            <text:p>rohinia006@gmail.com</text:p>
          </table:table-cell>
          <table:table-cell table:style-name="ce4" table:formula="of:=(LEFT([.A90];PROPER(3)) &amp; CHOOSE(RANDBETWEEN(1;5);&quot;@&quot;;&quot;#&quot;;&quot;$&quot;;&quot;%&quot;;&quot;&amp;&quot;) &amp; RANDBETWEEN(10;99))" office:value-type="string" office:string-value="A.R$40">
            <text:p>A.R$40</text:p>
          </table:table-cell>
          <table:table-cell table:style-name="ce2" office:value-type="float" office:value="9789332434">
            <text:p>9789332434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Female</text:p>
          </table:table-cell>
          <table:table-cell table:style-name="ce2" office:value-type="float" office:value="5.8">
            <text:p>5.8</text:p>
          </table:table-cell>
          <table:table-cell table:style-name="ce2" office:value-type="float" office:value="64">
            <text:p>64</text:p>
          </table:table-cell>
          <table:table-cell table:number-columns-repeated="4" table:style-name="ce2" office:value-type="string">
            <text:p>No</text:p>
          </table:table-cell>
          <table:table-cell table:style-name="ce2" office:value-type="string">
            <text:p>Dosai</text:p>
          </table:table-cell>
          <table:table-cell table:style-name="ce2" office:value-type="string">
            <text:p>DANCE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NANTHINI V</text:p>
          </table:table-cell>
          <table:table-cell table:style-name="ce2" office:value-type="string">
            <text:p>vnanthini45@gmail.com</text:p>
          </table:table-cell>
          <table:table-cell table:style-name="ce4" table:formula="of:=(LEFT([.A91];PROPER(3)) &amp; CHOOSE(RANDBETWEEN(1;5);&quot;@&quot;;&quot;#&quot;;&quot;$&quot;;&quot;%&quot;;&quot;&amp;&quot;) &amp; RANDBETWEEN(10;99))" office:value-type="string" office:string-value="NAN#81">
            <text:p>NAN#81</text:p>
          </table:table-cell>
          <table:table-cell table:style-name="ce2" office:value-type="float" office:value="9043620172">
            <text:p>9043620172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Female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62">
            <text:p>62</text:p>
          </table:table-cell>
          <table:table-cell table:style-name="ce2" office:value-type="string">
            <text:p>Idly </text:p>
          </table:table-cell>
          <table:table-cell table:style-name="ce2" office:value-type="string">
            <text:p>Jus</text:p>
          </table:table-cell>
          <table:table-cell table:style-name="ce2" office:value-type="string">
            <text:p>Full meals</text:p>
          </table:table-cell>
          <table:table-cell table:style-name="ce2" office:value-type="string">
            <text:p>Fruit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WALKING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Thangaduarai. C</text:p>
          </table:table-cell>
          <table:table-cell table:style-name="ce2" office:value-type="string">
            <text:p>rockythanga2008@gmail.com</text:p>
          </table:table-cell>
          <table:table-cell table:style-name="ce4" table:formula="of:=(LEFT([.A92];PROPER(3)) &amp; CHOOSE(RANDBETWEEN(1;5);&quot;@&quot;;&quot;#&quot;;&quot;$&quot;;&quot;%&quot;;&quot;&amp;&quot;) &amp; RANDBETWEEN(10;99))" office:value-type="string" office:string-value="Tha$82">
            <text:p>Tha$82</text:p>
          </table:table-cell>
          <table:table-cell table:style-name="ce2" office:value-type="float" office:value="8220465856">
            <text:p>8220465856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Male</text:p>
          </table:table-cell>
          <table:table-cell table:style-name="ce2" office:value-type="float" office:value="149">
            <text:p>149</text:p>
          </table:table-cell>
          <table:table-cell table:style-name="ce2" office:value-type="float" office:value="43">
            <text:p>43</text:p>
          </table:table-cell>
          <table:table-cell table:style-name="ce2" office:value-type="string">
            <text:p>Tiffen</text:p>
          </table:table-cell>
          <table:table-cell table:style-name="ce2" office:value-type="string">
            <text:p>Nill</text:p>
          </table:table-cell>
          <table:table-cell table:style-name="ce2" office:value-type="string">
            <text:p>Rice </text:p>
          </table:table-cell>
          <table:table-cell table:style-name="ce2" office:value-type="string">
            <text:p>Egg paps </text:p>
          </table:table-cell>
          <table:table-cell table:style-name="ce2" office:value-type="string">
            <text:p>Tiffen</text:p>
          </table:table-cell>
          <table:table-cell table:style-name="ce2" office:value-type="string">
            <text:p>GYM</text:p>
          </table:table-cell>
          <table:table-cell table:style-name="ce2" office:value-type="float" office:value="200">
            <text:p>20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M vigneshwaran</text:p>
          </table:table-cell>
          <table:table-cell table:style-name="ce2" office:value-type="string">
            <text:p>vigneshwaran70928@gmail.com</text:p>
          </table:table-cell>
          <table:table-cell table:style-name="ce4" table:formula="of:=(LEFT([.A93];PROPER(3)) &amp; CHOOSE(RANDBETWEEN(1;5);&quot;@&quot;;&quot;#&quot;;&quot;$&quot;;&quot;%&quot;;&quot;&amp;&quot;) &amp; RANDBETWEEN(10;99))" office:value-type="string" office:string-value="M v%87">
            <text:p>M v%87</text:p>
          </table:table-cell>
          <table:table-cell table:style-name="ce2" office:value-type="float" office:value="7092123930">
            <text:p>7092123930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Male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Tiffen</text:p>
          </table:table-cell>
          <table:table-cell table:style-name="ce2" office:value-type="string">
            <text:p>nil</text:p>
          </table:table-cell>
          <table:table-cell table:number-columns-repeated="2" table:style-name="ce2" office:value-type="string">
            <text:p>Nil</text:p>
          </table:table-cell>
          <table:table-cell table:style-name="ce2" office:value-type="string">
            <text:p>Tiffen</text:p>
          </table:table-cell>
          <table:table-cell table:style-name="ce2" office:value-type="string">
            <text:p>RUNNING</text:p>
          </table:table-cell>
          <table:table-cell table:style-name="ce2" office:value-type="float" office:value="200">
            <text:p>20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S.chinnadurai</text:p>
          </table:table-cell>
          <table:table-cell table:style-name="ce2" office:value-type="string">
            <text:p>selvadurais287@gmail.com</text:p>
          </table:table-cell>
          <table:table-cell table:style-name="ce4" table:formula="of:=(LEFT([.A94];PROPER(3)) &amp; CHOOSE(RANDBETWEEN(1;5);&quot;@&quot;;&quot;#&quot;;&quot;$&quot;;&quot;%&quot;;&quot;&amp;&quot;) &amp; RANDBETWEEN(10;99))" office:value-type="string" office:string-value="S.c%91">
            <text:p>S.c%91</text:p>
          </table:table-cell>
          <table:table-cell table:style-name="ce2" office:value-type="float" office:value="8015595706">
            <text:p>8015595706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Male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47">
            <text:p>47</text:p>
          </table:table-cell>
          <table:table-cell table:style-name="ce2" office:value-type="string">
            <text:p>Tiffen </text:p>
          </table:table-cell>
          <table:table-cell table:number-columns-repeated="3" table:style-name="ce2" office:value-type="string">
            <text:p>Nill</text:p>
          </table:table-cell>
          <table:table-cell table:style-name="ce2" office:value-type="string">
            <text:p>Tiffen</text:p>
          </table:table-cell>
          <table:table-cell table:style-name="ce2" office:value-type="string">
            <text:p>GYM</text:p>
          </table:table-cell>
          <table:table-cell table:style-name="ce2" office:value-type="float" office:value="200">
            <text:p>20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J.sham</text:p>
          </table:table-cell>
          <table:table-cell table:style-name="ce2" office:value-type="string">
            <text:p>sshamajay@gmail.com</text:p>
          </table:table-cell>
          <table:table-cell table:style-name="ce4" table:formula="of:=(LEFT([.A95];PROPER(3)) &amp; CHOOSE(RANDBETWEEN(1;5);&quot;@&quot;;&quot;#&quot;;&quot;$&quot;;&quot;%&quot;;&quot;&amp;&quot;) &amp; RANDBETWEEN(10;99))" office:value-type="string" office:string-value="J.s#16">
            <text:p>J.s#16</text:p>
          </table:table-cell>
          <table:table-cell table:style-name="ce2" office:value-type="float" office:value="8148740120">
            <text:p>8148740120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180cm</text:p>
          </table:table-cell>
          <table:table-cell table:style-name="ce2" office:value-type="float" office:value="75">
            <text:p>75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Nli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<text:s/>Nil</text:p>
          </table:table-cell>
          <table:table-cell table:style-name="ce2" office:value-type="string">
            <text:p>Tiffin</text:p>
          </table:table-cell>
          <table:table-cell table:style-name="ce2" office:value-type="string">
            <text:p>CYCLING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A.Aswini</text:p>
          </table:table-cell>
          <table:table-cell table:style-name="ce2" office:value-type="string">
            <text:p>aswini192006@gmail.com</text:p>
          </table:table-cell>
          <table:table-cell table:style-name="ce4" table:formula="of:=(LEFT([.A96];PROPER(3)) &amp; CHOOSE(RANDBETWEEN(1;5);&quot;@&quot;;&quot;#&quot;;&quot;$&quot;;&quot;%&quot;;&quot;&amp;&quot;) &amp; RANDBETWEEN(10;99))" office:value-type="string" office:string-value="A.A$82">
            <text:p>A.A$82</text:p>
          </table:table-cell>
          <table:table-cell table:style-name="ce2" office:value-type="float" office:value="9843657448">
            <text:p>9843657448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Female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50">
            <text:p>50</text:p>
          </table:table-cell>
          <table:table-cell table:number-columns-repeated="3" table:style-name="ce2" office:value-type="string">
            <text:p>No</text:p>
          </table:table-cell>
          <table:table-cell table:style-name="ce2" office:value-type="string">
            <text:p>Tea, biscuit, millet,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RUNNING</text:p>
          </table:table-cell>
          <table:table-cell table:style-name="ce2" office:value-type="float" office:value="240">
            <text:p>240</text:p>
          </table:table-cell>
          <table:table-cell table:style-name="ce2" office:value-type="string">
            <text:p>60 MIN 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K.vijay</text:p>
          </table:table-cell>
          <table:table-cell table:style-name="ce2" office:value-type="string">
            <text:p>mmukesh23346@gmail.com</text:p>
          </table:table-cell>
          <table:table-cell table:style-name="ce4" table:formula="of:=(LEFT([.A97];PROPER(3)) &amp; CHOOSE(RANDBETWEEN(1;5);&quot;@&quot;;&quot;#&quot;;&quot;$&quot;;&quot;%&quot;;&quot;&amp;&quot;) &amp; RANDBETWEEN(10;99))" office:value-type="string" office:string-value="K.v%76">
            <text:p>K.v%76</text:p>
          </table:table-cell>
          <table:table-cell table:style-name="ce2" office:value-type="float" office:value="9787562012">
            <text:p>9787562012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5.8">
            <text:p>5.8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Fruits </text:p>
          </table:table-cell>
          <table:table-cell table:style-name="ce2" office:value-type="string">
            <text:p>Chicken rice</text:p>
          </table:table-cell>
          <table:table-cell table:style-name="ce2" office:value-type="string">
            <text:p>Biscuit</text:p>
          </table:table-cell>
          <table:table-cell table:style-name="ce2" office:value-type="string">
            <text:p>Noodles </text:p>
          </table:table-cell>
          <table:table-cell table:style-name="ce2" office:value-type="string">
            <text:p>WALKING</text:p>
          </table:table-cell>
          <table:table-cell table:style-name="ce2" office:value-type="float" office:value="120">
            <text:p>12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Darika. M</text:p>
          </table:table-cell>
          <table:table-cell table:style-name="ce2" office:value-type="string">
            <text:p>darikamidhun@gmail.com</text:p>
          </table:table-cell>
          <table:table-cell table:style-name="ce4" table:formula="of:=(LEFT([.A98];PROPER(3)) &amp; CHOOSE(RANDBETWEEN(1;5);&quot;@&quot;;&quot;#&quot;;&quot;$&quot;;&quot;%&quot;;&quot;&amp;&quot;) &amp; RANDBETWEEN(10;99))" office:value-type="string" office:string-value="Dar@86">
            <text:p>Dar@86</text:p>
          </table:table-cell>
          <table:table-cell table:style-name="ce2" office:value-type="float" office:value="9629698508">
            <text:p>9629698508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Female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Biscuits</text:p>
          </table:table-cell>
          <table:table-cell table:style-name="ce2" office:value-type="string">
            <text:p>Lemonrice</text:p>
          </table:table-cell>
          <table:table-cell table:style-name="ce2" office:value-type="string">
            <text:p>Biscuits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WALKING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S.MATHES WARAN</text:p>
          </table:table-cell>
          <table:table-cell table:style-name="ce2" office:value-type="string">
            <text:p>matheswarans751@gmail.com</text:p>
          </table:table-cell>
          <table:table-cell table:style-name="ce4" table:formula="of:=(LEFT([.A99];PROPER(3)) &amp; CHOOSE(RANDBETWEEN(1;5);&quot;@&quot;;&quot;#&quot;;&quot;$&quot;;&quot;%&quot;;&quot;&amp;&quot;) &amp; RANDBETWEEN(10;99))" office:value-type="string" office:string-value="S.M@46">
            <text:p>S.M@46</text:p>
          </table:table-cell>
          <table:table-cell table:style-name="ce2" office:value-type="float" office:value="7708257962">
            <text:p>7708257962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Male</text:p>
          </table:table-cell>
          <table:table-cell table:style-name="ce2" office:value-type="float" office:value="1.67">
            <text:p>1.6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Tea and biscuit </text:p>
          </table:table-cell>
          <table:table-cell table:style-name="ce2" office:value-type="string">
            <text:p>Chicken </text:p>
          </table:table-cell>
          <table:table-cell table:style-name="ce2" office:value-type="string">
            <text:p>Tea and biscuit </text:p>
          </table:table-cell>
          <table:table-cell table:style-name="ce2" office:value-type="string">
            <text:p>Chapati </text:p>
          </table:table-cell>
          <table:table-cell table:style-name="ce2" office:value-type="string">
            <text:p>JOGGING</text:p>
          </table:table-cell>
          <table:table-cell table:style-name="ce2" office:value-type="float" office:value="225">
            <text:p>225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D.Naveen</text:p>
          </table:table-cell>
          <table:table-cell table:style-name="ce2" office:value-type="string">
            <text:p>dn8148681@gmail.com</text:p>
          </table:table-cell>
          <table:table-cell table:style-name="ce4" table:formula="of:=(LEFT([.A100];PROPER(3)) &amp; CHOOSE(RANDBETWEEN(1;5);&quot;@&quot;;&quot;#&quot;;&quot;$&quot;;&quot;%&quot;;&quot;&amp;&quot;) &amp; RANDBETWEEN(10;99))" office:value-type="string" office:string-value="D.N%62">
            <text:p>D.N%62</text:p>
          </table:table-cell>
          <table:table-cell table:style-name="ce2" office:value-type="float" office:value="8825872637">
            <text:p>8825872637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Kurkure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JOGGING</text:p>
          </table:table-cell>
          <table:table-cell table:style-name="ce2" office:value-type="float" office:value="450">
            <text:p>450</text:p>
          </table:table-cell>
          <table:table-cell table:style-name="ce2" office:value-type="string">
            <text:p>60 MIN 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S.augustin</text:p>
          </table:table-cell>
          <table:table-cell table:style-name="ce2" office:value-type="string">
            <text:p>mampc2026@gmail.com</text:p>
          </table:table-cell>
          <table:table-cell table:style-name="ce4" table:formula="of:=(LEFT([.A101];PROPER(3)) &amp; CHOOSE(RANDBETWEEN(1;5);&quot;@&quot;;&quot;#&quot;;&quot;$&quot;;&quot;%&quot;;&quot;&amp;&quot;) &amp; RANDBETWEEN(10;99))" office:value-type="string" office:string-value="S.a@53">
            <text:p>S.a@53</text:p>
          </table:table-cell>
          <table:table-cell table:style-name="ce2" office:value-type="float" office:value="8489246630">
            <text:p>8489246630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170cm</text:p>
          </table:table-cell>
          <table:table-cell table:style-name="ce2" office:value-type="float" office:value="75">
            <text:p>75</text:p>
          </table:table-cell>
          <table:table-cell table:style-name="ce2" office:value-type="string">
            <text:p>Idly</text:p>
          </table:table-cell>
          <table:table-cell table:style-name="ce2" office:value-type="string">
            <text:p>Peanut </text:p>
          </table:table-cell>
          <table:table-cell table:style-name="ce2" office:value-type="string">
            <text:p>Chicken biryani </text:p>
          </table:table-cell>
          <table:table-cell table:style-name="ce2" office:value-type="string">
            <text:p>Fruits</text:p>
          </table:table-cell>
          <table:table-cell table:style-name="ce2" office:value-type="string">
            <text:p>Tandoori </text:p>
          </table:table-cell>
          <table:table-cell table:style-name="ce2" office:value-type="string">
            <text:p>YOGA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Deepika G</text:p>
          </table:table-cell>
          <table:table-cell table:style-name="ce2" office:value-type="string">
            <text:p>gopaldeepika1726@gamil.com</text:p>
          </table:table-cell>
          <table:table-cell table:style-name="ce4" table:formula="of:=(LEFT([.A102];PROPER(3)) &amp; CHOOSE(RANDBETWEEN(1;5);&quot;@&quot;;&quot;#&quot;;&quot;$&quot;;&quot;%&quot;;&quot;&amp;&quot;) &amp; RANDBETWEEN(10;99))" office:value-type="string" office:string-value="Dee&amp;19">
            <text:p>Dee&amp;19</text:p>
          </table:table-cell>
          <table:table-cell table:style-name="ce2" office:value-type="float" office:value="9994357291">
            <text:p>9994357291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Female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Badam</text:p>
          </table:table-cell>
          <table:table-cell table:style-name="ce2" office:value-type="string">
            <text:p>Meals</text:p>
          </table:table-cell>
          <table:table-cell table:style-name="ce2" office:value-type="string">
            <text:p>Cashunuts</text:p>
          </table:table-cell>
          <table:table-cell table:style-name="ce2" office:value-type="string">
            <text:p>Chappati</text:p>
          </table:table-cell>
          <table:table-cell table:style-name="ce2" office:value-type="string">
            <text:p>CYCLING</text:p>
          </table:table-cell>
          <table:table-cell table:style-name="ce2" office:value-type="float" office:value="200">
            <text:p>20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Harish. S</text:p>
          </table:table-cell>
          <table:table-cell table:style-name="ce2" office:value-type="string">
            <text:p>harish9842826807@gmail.com</text:p>
          </table:table-cell>
          <table:table-cell table:style-name="ce4" table:formula="of:=(LEFT([.A103];PROPER(3)) &amp; CHOOSE(RANDBETWEEN(1;5);&quot;@&quot;;&quot;#&quot;;&quot;$&quot;;&quot;%&quot;;&quot;&amp;&quot;) &amp; RANDBETWEEN(10;99))" office:value-type="string" office:string-value="Har#21">
            <text:p>Har#21</text:p>
          </table:table-cell>
          <table:table-cell table:style-name="ce2" office:value-type="float" office:value="8838714009">
            <text:p>8838714009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Male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7">
            <text:p>57</text:p>
          </table:table-cell>
          <table:table-cell table:style-name="ce2" office:value-type="string">
            <text:p>Thosi</text:p>
          </table:table-cell>
          <table:table-cell table:style-name="ce2" office:value-type="string">
            <text:p>Besket</text:p>
          </table:table-cell>
          <table:table-cell table:style-name="ce2" office:value-type="string">
            <text:p>Saamber</text:p>
          </table:table-cell>
          <table:table-cell table:style-name="ce2" office:value-type="string">
            <text:p>Tea</text:p>
          </table:table-cell>
          <table:table-cell table:style-name="ce2" office:value-type="string">
            <text:p>Etle</text:p>
          </table:table-cell>
          <table:table-cell table:style-name="ce2" office:value-type="string">
            <text:p>YOGA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Manimaran A </text:p>
          </table:table-cell>
          <table:table-cell table:style-name="ce2" office:value-type="string">
            <text:p>manimanimaran9602@gmail.com</text:p>
          </table:table-cell>
          <table:table-cell table:style-name="ce4" table:formula="of:=(LEFT([.A104];PROPER(3)) &amp; CHOOSE(RANDBETWEEN(1;5);&quot;@&quot;;&quot;#&quot;;&quot;$&quot;;&quot;%&quot;;&quot;&amp;&quot;) &amp; RANDBETWEEN(10;99))" office:value-type="string" office:string-value="Man@92">
            <text:p>Man@92</text:p>
          </table:table-cell>
          <table:table-cell table:style-name="ce2" office:value-type="float" office:value="9994960929">
            <text:p>9994960929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58">
            <text:p>58</text:p>
          </table:table-cell>
          <table:table-cell table:style-name="ce2" office:value-type="string">
            <text:p>Yes 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Yes 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GYM</text:p>
          </table:table-cell>
          <table:table-cell table:style-name="ce2" office:value-type="float" office:value="300">
            <text:p>300</text:p>
          </table:table-cell>
          <table:table-cell table:style-name="ce2" office:value-type="string">
            <text:p>4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R.Kamaleshgiri</text:p>
          </table:table-cell>
          <table:table-cell table:style-name="ce2" office:value-type="string">
            <text:p>kamaleshrubagiri@gmail.com</text:p>
          </table:table-cell>
          <table:table-cell table:style-name="ce4" table:formula="of:=(LEFT([.A105];PROPER(3)) &amp; CHOOSE(RANDBETWEEN(1;5);&quot;@&quot;;&quot;#&quot;;&quot;$&quot;;&quot;%&quot;;&quot;&amp;&quot;) &amp; RANDBETWEEN(10;99))" office:value-type="string" office:string-value="R.K&amp;47">
            <text:p>R.K&amp;47</text:p>
          </table:table-cell>
          <table:table-cell table:style-name="ce2" office:value-type="float" office:value="7695955480">
            <text:p>7695955480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95">
            <text:p>95</text:p>
          </table:table-cell>
          <table:table-cell table:style-name="ce2" office:value-type="string">
            <text:p>Tiffen</text:p>
          </table:table-cell>
          <table:table-cell table:style-name="ce2" office:value-type="string">
            <text:p>Nill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Nill</text:p>
          </table:table-cell>
          <table:table-cell table:style-name="ce2" office:value-type="string">
            <text:p>Dinner</text:p>
          </table:table-cell>
          <table:table-cell table:style-name="ce2" office:value-type="string">
            <text:p>WALKING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Sathishkumar </text:p>
          </table:table-cell>
          <table:table-cell table:style-name="ce2" office:value-type="string">
            <text:p>sathishkumar1236789@gmail.com</text:p>
          </table:table-cell>
          <table:table-cell table:style-name="ce4" table:formula="of:=(LEFT([.A106];PROPER(3)) &amp; CHOOSE(RANDBETWEEN(1;5);&quot;@&quot;;&quot;#&quot;;&quot;$&quot;;&quot;%&quot;;&quot;&amp;&quot;) &amp; RANDBETWEEN(10;99))" office:value-type="string" office:string-value="Sat%70">
            <text:p>Sat%70</text:p>
          </table:table-cell>
          <table:table-cell table:style-name="ce2" office:value-type="float" office:value="9629497885">
            <text:p>9629497885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160cm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Tiffi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JOGGING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M.SyedAarif</text:p>
          </table:table-cell>
          <table:table-cell table:style-name="ce2" office:value-type="string">
            <text:p>syedaarif2015@gmail.com</text:p>
          </table:table-cell>
          <table:table-cell table:style-name="ce4" table:formula="of:=(LEFT([.A107];PROPER(3)) &amp; CHOOSE(RANDBETWEEN(1;5);&quot;@&quot;;&quot;#&quot;;&quot;$&quot;;&quot;%&quot;;&quot;&amp;&quot;) &amp; RANDBETWEEN(10;99))" office:value-type="string" office:string-value="M.S$33">
            <text:p>M.S$33</text:p>
          </table:table-cell>
          <table:table-cell table:style-name="ce2" office:value-type="float" office:value="9944459826">
            <text:p>9944459826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5.8"</text:p>
          </table:table-cell>
          <table:table-cell table:style-name="ce2" office:value-type="float" office:value="73">
            <text:p>73</text:p>
          </table:table-cell>
          <table:table-cell table:style-name="ce2" office:value-type="string">
            <text:p>2- chapathi</text:p>
          </table:table-cell>
          <table:table-cell table:style-name="ce2" office:value-type="string">
            <text:p>None </text:p>
          </table:table-cell>
          <table:table-cell table:style-name="ce2" office:value-type="string">
            <text:p>Rice and boiled eggs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2- chapathi and boiled eggs</text:p>
          </table:table-cell>
          <table:table-cell table:style-name="ce2" office:value-type="string">
            <text:p>RUNNING</text:p>
          </table:table-cell>
          <table:table-cell table:style-name="ce2" office:value-type="float" office:value="240">
            <text:p>240</text:p>
          </table:table-cell>
          <table:table-cell table:style-name="ce2" office:value-type="string">
            <text:p>60 MIN 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Mohamed rafick.s</text:p>
          </table:table-cell>
          <table:table-cell table:style-name="ce2" office:value-type="string">
            <text:p>mohamedrafick2005@gmail.com</text:p>
          </table:table-cell>
          <table:table-cell table:style-name="ce4" table:formula="of:=(LEFT([.A108];PROPER(3)) &amp; CHOOSE(RANDBETWEEN(1;5);&quot;@&quot;;&quot;#&quot;;&quot;$&quot;;&quot;%&quot;;&quot;&amp;&quot;) &amp; RANDBETWEEN(10;99))" office:value-type="string" office:string-value="Moh@64">
            <text:p>Moh@64</text:p>
          </table:table-cell>
          <table:table-cell table:style-name="ce2" office:value-type="float" office:value="9952839552">
            <text:p>9952839552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Male</text:p>
          </table:table-cell>
          <table:table-cell table:style-name="ce2" office:value-type="float" office:value="167">
            <text:p>167</text:p>
          </table:table-cell>
          <table:table-cell table:style-name="ce2" office:value-type="float" office:value="52">
            <text:p>52</text:p>
          </table:table-cell>
          <table:table-cell table:style-name="ce2" office:value-type="string">
            <text:p>Tiffin 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tiffin </text:p>
          </table:table-cell>
          <table:table-cell table:style-name="ce2" office:value-type="string">
            <text:p>GYM</text:p>
          </table:table-cell>
          <table:table-cell table:style-name="ce2" office:value-type="float" office:value="400">
            <text:p>400</text:p>
          </table:table-cell>
          <table:table-cell table:style-name="ce2" office:value-type="string">
            <text:p>60 MIN 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K. Susi</text:p>
          </table:table-cell>
          <table:table-cell table:style-name="ce2" office:value-type="string">
            <text:p>ksusi922@gmail.com</text:p>
          </table:table-cell>
          <table:table-cell table:style-name="ce4" table:formula="of:=(LEFT([.A109];PROPER(3)) &amp; CHOOSE(RANDBETWEEN(1;5);&quot;@&quot;;&quot;#&quot;;&quot;$&quot;;&quot;%&quot;;&quot;&amp;&quot;) &amp; RANDBETWEEN(10;99))" office:value-type="string" office:string-value="K. $62">
            <text:p>K. $62</text:p>
          </table:table-cell>
          <table:table-cell table:style-name="ce2" office:value-type="float" office:value="8015930127">
            <text:p>8015930127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Female</text:p>
          </table:table-cell>
          <table:table-cell table:style-name="ce2" office:value-type="float" office:value="5.5">
            <text:p>5.5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Dosai</text:p>
          </table:table-cell>
          <table:table-cell table:number-columns-repeated="3" table:style-name="ce2" office:value-type="string">
            <text:p>No</text:p>
          </table:table-cell>
          <table:table-cell table:style-name="ce2" office:value-type="string">
            <text:p>Dosai</text:p>
          </table:table-cell>
          <table:table-cell table:style-name="ce2" office:value-type="string">
            <text:p>DANCE</text:p>
          </table:table-cell>
          <table:table-cell table:style-name="ce2" office:value-type="float" office:value="165">
            <text:p>165</text:p>
          </table:table-cell>
          <table:table-cell table:style-name="ce2" office:value-type="string">
            <text:p>4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Bhoovesh kannan</text:p>
          </table:table-cell>
          <table:table-cell table:style-name="ce2" office:value-type="string">
            <text:p>m72798535@gmail.com</text:p>
          </table:table-cell>
          <table:table-cell table:style-name="ce4" table:formula="of:=(LEFT([.A110];PROPER(3)) &amp; CHOOSE(RANDBETWEEN(1;5);&quot;@&quot;;&quot;#&quot;;&quot;$&quot;;&quot;%&quot;;&quot;&amp;&quot;) &amp; RANDBETWEEN(10;99))" office:value-type="string" office:string-value="Bho$23">
            <text:p>Bho$23</text:p>
          </table:table-cell>
          <table:table-cell table:style-name="ce2" office:value-type="float" office:value="8754514508">
            <text:p>8754514508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Male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42">
            <text:p>42</text:p>
          </table:table-cell>
          <table:table-cell table:style-name="ce2" office:value-type="string">
            <text:p>Tiffin 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Rice 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Dinner </text:p>
          </table:table-cell>
          <table:table-cell table:style-name="ce2" office:value-type="string">
            <text:p>WALKING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55">
            <text:p>55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Dharani .M</text:p>
          </table:table-cell>
          <table:table-cell table:style-name="ce2" office:value-type="string">
            <text:p>dharanikumar977@gmail.com</text:p>
          </table:table-cell>
          <table:table-cell table:style-name="ce4" table:formula="of:=(LEFT([.A111];PROPER(3)) &amp; CHOOSE(RANDBETWEEN(1;5);&quot;@&quot;;&quot;#&quot;;&quot;$&quot;;&quot;%&quot;;&quot;&amp;&quot;) &amp; RANDBETWEEN(10;99))" office:value-type="string" office:string-value="Dha$42">
            <text:p>Dha$42</text:p>
          </table:table-cell>
          <table:table-cell table:style-name="ce2" office:value-type="float" office:value="9489283368">
            <text:p>9489283368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Male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Lemon rice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Lemon rice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WALKING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A.Mohamed Anas</text:p>
          </table:table-cell>
          <table:table-cell table:style-name="ce2" office:value-type="string">
            <text:p>mdanasfawaz2006@gmail.com</text:p>
          </table:table-cell>
          <table:table-cell table:style-name="ce4" table:formula="of:=(LEFT([.A112];PROPER(3)) &amp; CHOOSE(RANDBETWEEN(1;5);&quot;@&quot;;&quot;#&quot;;&quot;$&quot;;&quot;%&quot;;&quot;&amp;&quot;) &amp; RANDBETWEEN(10;99))" office:value-type="string" office:string-value="A.M&amp;70">
            <text:p>A.M&amp;70</text:p>
          </table:table-cell>
          <table:table-cell table:style-name="ce2" office:value-type="float" office:value="8122715870">
            <text:p>8122715870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180cm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Egg 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Chicken </text:p>
          </table:table-cell>
          <table:table-cell table:style-name="ce2" office:value-type="string">
            <text:p>Nuts</text:p>
          </table:table-cell>
          <table:table-cell table:style-name="ce2" office:value-type="string">
            <text:p>Banana </text:p>
          </table:table-cell>
          <table:table-cell table:style-name="ce2" office:value-type="string">
            <text:p>GYM</text:p>
          </table:table-cell>
          <table:table-cell table:style-name="ce2" office:value-type="float" office:value="300">
            <text:p>300</text:p>
          </table:table-cell>
          <table:table-cell table:style-name="ce2" office:value-type="string">
            <text:p>4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P.santhosh kumar</text:p>
          </table:table-cell>
          <table:table-cell table:style-name="ce2" office:value-type="string">
            <text:p>santhoshprabu239@gmail.com</text:p>
          </table:table-cell>
          <table:table-cell table:style-name="ce4" table:formula="of:=(LEFT([.A113];PROPER(3)) &amp; CHOOSE(RANDBETWEEN(1;5);&quot;@&quot;;&quot;#&quot;;&quot;$&quot;;&quot;%&quot;;&quot;&amp;&quot;) &amp; RANDBETWEEN(10;99))" office:value-type="string" office:string-value="P.s&amp;40">
            <text:p>P.s&amp;40</text:p>
          </table:table-cell>
          <table:table-cell table:style-name="ce2" office:value-type="float" office:value="9843335581">
            <text:p>9843335581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Male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72">
            <text:p>72</text:p>
          </table:table-cell>
          <table:table-cell table:style-name="ce2" office:value-type="string">
            <text:p>Tiffi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Tiffin</text:p>
          </table:table-cell>
          <table:table-cell table:style-name="ce2" office:value-type="string">
            <text:p>JOGGING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Shajith </text:p>
          </table:table-cell>
          <table:table-cell table:style-name="ce2" office:value-type="string">
            <text:p>shajishajith06@gmail.com</text:p>
          </table:table-cell>
          <table:table-cell table:style-name="ce4" table:formula="of:=(LEFT([.A114];PROPER(3)) &amp; CHOOSE(RANDBETWEEN(1;5);&quot;@&quot;;&quot;#&quot;;&quot;$&quot;;&quot;%&quot;;&quot;&amp;&quot;) &amp; RANDBETWEEN(10;99))" office:value-type="string" office:string-value="Sha$50">
            <text:p>Sha$50</text:p>
          </table:table-cell>
          <table:table-cell table:style-name="ce2" office:value-type="float" office:value="9003655639">
            <text:p>9003655639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Male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58">
            <text:p>58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Biscuit </text:p>
          </table:table-cell>
          <table:table-cell table:style-name="ce2" office:value-type="string">
            <text:p>Curd rice </text:p>
          </table:table-cell>
          <table:table-cell table:style-name="ce2" office:value-type="string">
            <text:p>Juice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CYCLING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Hari dass.E </text:p>
          </table:table-cell>
          <table:table-cell table:style-name="ce2" office:value-type="string">
            <text:p>haridasse2@gmail.com</text:p>
          </table:table-cell>
          <table:table-cell table:style-name="ce4" table:formula="of:=(LEFT([.A115];PROPER(3)) &amp; CHOOSE(RANDBETWEEN(1;5);&quot;@&quot;;&quot;#&quot;;&quot;$&quot;;&quot;%&quot;;&quot;&amp;&quot;) &amp; RANDBETWEEN(10;99))" office:value-type="string" office:string-value="Har@44">
            <text:p>Har@44</text:p>
          </table:table-cell>
          <table:table-cell table:style-name="ce2" office:value-type="float" office:value="6385599103">
            <text:p>6385599103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Male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Tiffen </text:p>
          </table:table-cell>
          <table:table-cell table:style-name="ce2" office:value-type="string">
            <text:p>Bescutes </text:p>
          </table:table-cell>
          <table:table-cell table:style-name="ce2" office:value-type="string">
            <text:p>Rice </text:p>
          </table:table-cell>
          <table:table-cell table:style-name="ce2" office:value-type="string">
            <text:p>Nill</text:p>
          </table:table-cell>
          <table:table-cell table:style-name="ce2" office:value-type="string">
            <text:p>Tiffen </text:p>
          </table:table-cell>
          <table:table-cell table:style-name="ce2" office:value-type="string">
            <text:p>GYM</text:p>
          </table:table-cell>
          <table:table-cell table:style-name="ce2" office:value-type="float" office:value="400">
            <text:p>400</text:p>
          </table:table-cell>
          <table:table-cell table:style-name="ce2" office:value-type="string">
            <text:p>60 MIN 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R.AVINESH</text:p>
          </table:table-cell>
          <table:table-cell table:style-name="ce2" office:value-type="string">
            <text:p>avinesha942@gmail.com</text:p>
          </table:table-cell>
          <table:table-cell table:style-name="ce4" table:formula="of:=(LEFT([.A116];PROPER(3)) &amp; CHOOSE(RANDBETWEEN(1;5);&quot;@&quot;;&quot;#&quot;;&quot;$&quot;;&quot;%&quot;;&quot;&amp;&quot;) &amp; RANDBETWEEN(10;99))" office:value-type="string" office:string-value="R.A&amp;44">
            <text:p>R.A&amp;44</text:p>
          </table:table-cell>
          <table:table-cell table:style-name="ce2" office:value-type="float" office:value="8438775401">
            <text:p>8438775401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69">
            <text:p>169</text:p>
          </table:table-cell>
          <table:table-cell table:style-name="ce2" office:value-type="float" office:value="55">
            <text:p>55</text:p>
          </table:table-cell>
          <table:table-cell table:number-columns-repeated="3"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WALKING</text:p>
          </table:table-cell>
          <table:table-cell table:style-name="ce2" office:value-type="float" office:value="240">
            <text:p>240</text:p>
          </table:table-cell>
          <table:table-cell table:style-name="ce2" office:value-type="string">
            <text:p>60 MIN 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THANVIR AHAMED </text:p>
          </table:table-cell>
          <table:table-cell table:style-name="ce2" office:value-type="string">
            <text:p>thanvirahamedm@gmail.com</text:p>
          </table:table-cell>
          <table:table-cell table:style-name="ce4" table:formula="of:=(LEFT([.A117];PROPER(3)) &amp; CHOOSE(RANDBETWEEN(1;5);&quot;@&quot;;&quot;#&quot;;&quot;$&quot;;&quot;%&quot;;&quot;&amp;&quot;) &amp; RANDBETWEEN(10;99))" office:value-type="string" office:string-value="THA&amp;81">
            <text:p>THA&amp;81</text:p>
          </table:table-cell>
          <table:table-cell table:style-name="ce2" office:value-type="float" office:value="7845254139">
            <text:p>7845254139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49">
            <text:p>49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WALKING</text:p>
          </table:table-cell>
          <table:table-cell table:style-name="ce2" office:value-type="float" office:value="240">
            <text:p>240</text:p>
          </table:table-cell>
          <table:table-cell table:style-name="ce2" office:value-type="string">
            <text:p>60 MIN 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S.Loganatha</text:p>
          </table:table-cell>
          <table:table-cell table:style-name="ce2" office:value-type="string">
            <text:p>sloganatha2006@gmail.com</text:p>
          </table:table-cell>
          <table:table-cell table:style-name="ce4" table:formula="of:=(LEFT([.A118];PROPER(3)) &amp; CHOOSE(RANDBETWEEN(1;5);&quot;@&quot;;&quot;#&quot;;&quot;$&quot;;&quot;%&quot;;&quot;&amp;&quot;) &amp; RANDBETWEEN(10;99))" office:value-type="string" office:string-value="S.L%83">
            <text:p>S.L%83</text:p>
          </table:table-cell>
          <table:table-cell table:style-name="ce2" office:value-type="float" office:value="8838424872">
            <text:p>8838424872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157cm</text:p>
          </table:table-cell>
          <table:table-cell table:style-name="ce2" office:value-type="float" office:value="47">
            <text:p>47</text:p>
          </table:table-cell>
          <table:table-cell table:style-name="ce2" office:value-type="string">
            <text:p>4 dosa </text:p>
          </table:table-cell>
          <table:table-cell table:style-name="ce2" office:value-type="string">
            <text:p>Blach sundal and 5 almonds</text:p>
          </table:table-cell>
          <table:table-cell table:style-name="ce2" office:value-type="string">
            <text:p>Home food</text:p>
          </table:table-cell>
          <table:table-cell table:style-name="ce2" office:value-type="string">
            <text:p>Peanut or green grans</text:p>
          </table:table-cell>
          <table:table-cell table:style-name="ce2" office:value-type="string">
            <text:p>Home food +2 eggs </text:p>
          </table:table-cell>
          <table:table-cell table:style-name="ce2" office:value-type="string">
            <text:p>RUNNING, GYM</text:p>
          </table:table-cell>
          <table:table-cell table:style-name="ce2" office:value-type="float" office:value="240">
            <text:p>240</text:p>
          </table:table-cell>
          <table:table-cell table:style-name="ce2" office:value-type="string">
            <text:p>60 MIN 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M.MUTHUKUMAR</text:p>
          </table:table-cell>
          <table:table-cell table:style-name="ce2" office:value-type="string">
            <text:p>mmuthu88809@gmail.com</text:p>
          </table:table-cell>
          <table:table-cell table:style-name="ce4" table:formula="of:=(LEFT([.A119];PROPER(3)) &amp; CHOOSE(RANDBETWEEN(1;5);&quot;@&quot;;&quot;#&quot;;&quot;$&quot;;&quot;%&quot;;&quot;&amp;&quot;) &amp; RANDBETWEEN(10;99))" office:value-type="string" office:string-value="M.M&amp;27">
            <text:p>M.M&amp;27</text:p>
          </table:table-cell>
          <table:table-cell table:style-name="ce2" office:value-type="float" office:value="8925173016">
            <text:p>8925173016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56">
            <text:p>56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WALKING</text:p>
          </table:table-cell>
          <table:table-cell table:style-name="ce2" office:value-type="float" office:value="240">
            <text:p>240</text:p>
          </table:table-cell>
          <table:table-cell table:style-name="ce2" office:value-type="string">
            <text:p>60 MIN 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Sanjay. S</text:p>
          </table:table-cell>
          <table:table-cell table:style-name="ce2" office:value-type="string">
            <text:p>shalinisanjay900@gmail.com</text:p>
          </table:table-cell>
          <table:table-cell table:style-name="ce4" table:formula="of:=(LEFT([.A120];PROPER(3)) &amp; CHOOSE(RANDBETWEEN(1;5);&quot;@&quot;;&quot;#&quot;;&quot;$&quot;;&quot;%&quot;;&quot;&amp;&quot;) &amp; RANDBETWEEN(10;99))" office:value-type="string" office:string-value="San#52">
            <text:p>San#52</text:p>
          </table:table-cell>
          <table:table-cell table:style-name="ce2" office:value-type="float" office:value="9489466072">
            <text:p>9489466072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165 cm</text:p>
          </table:table-cell>
          <table:table-cell table:style-name="ce2" office:value-type="float" office:value="43">
            <text:p>43</text:p>
          </table:table-cell>
          <table:table-cell table:style-name="ce2" office:value-type="string">
            <text:p>Tiffi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Nill</text:p>
          </table:table-cell>
          <table:table-cell table:style-name="ce2" office:value-type="string">
            <text:p>Dinner</text:p>
          </table:table-cell>
          <table:table-cell table:style-name="ce2" office:value-type="string">
            <text:p>WALKING</text:p>
          </table:table-cell>
          <table:table-cell table:style-name="ce2" office:value-type="float" office:value="120">
            <text:p>12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K.SIVANESAN</text:p>
          </table:table-cell>
          <table:table-cell table:style-name="ce2" office:value-type="string">
            <text:p>sivajoker758@gmail.com</text:p>
          </table:table-cell>
          <table:table-cell table:style-name="ce4" table:formula="of:=(LEFT([.A121];PROPER(3)) &amp; CHOOSE(RANDBETWEEN(1;5);&quot;@&quot;;&quot;#&quot;;&quot;$&quot;;&quot;%&quot;;&quot;&amp;&quot;) &amp; RANDBETWEEN(10;99))" office:value-type="string" office:string-value="K.S%21">
            <text:p>K.S%21</text:p>
          </table:table-cell>
          <table:table-cell table:style-name="ce2" office:value-type="float" office:value="9042093046">
            <text:p>9042093046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Male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Peanut 25 gram</text:p>
          </table:table-cell>
          <table:table-cell table:style-name="ce2" office:value-type="string">
            <text:p>Food</text:p>
          </table:table-cell>
          <table:table-cell table:style-name="ce2" office:value-type="string">
            <text:p>Tea </text:p>
          </table:table-cell>
          <table:table-cell table:style-name="ce2" office:value-type="string">
            <text:p>Food</text:p>
          </table:table-cell>
          <table:table-cell table:style-name="ce2" office:value-type="string">
            <text:p>WALKING</text:p>
          </table:table-cell>
          <table:table-cell table:style-name="ce2" office:value-type="float" office:value="120">
            <text:p>12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D. IRAIANBU</text:p>
          </table:table-cell>
          <table:table-cell table:style-name="ce2" office:value-type="string">
            <text:p>sakaranbu@gmail.com</text:p>
          </table:table-cell>
          <table:table-cell table:style-name="ce4" table:formula="of:=(LEFT([.A122];PROPER(3)) &amp; CHOOSE(RANDBETWEEN(1;5);&quot;@&quot;;&quot;#&quot;;&quot;$&quot;;&quot;%&quot;;&quot;&amp;&quot;) &amp; RANDBETWEEN(10;99))" office:value-type="string" office:string-value="D. $33">
            <text:p>D. $33</text:p>
          </table:table-cell>
          <table:table-cell table:style-name="ce2" office:value-type="float" office:value="8525096059">
            <text:p>8525096059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Male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Food </text:p>
          </table:table-cell>
          <table:table-cell table:number-columns-repeated="3" table:style-name="ce2" office:value-type="string">
            <text:p>No</text:p>
          </table:table-cell>
          <table:table-cell table:style-name="ce2" office:value-type="string">
            <text:p>GYM</text:p>
          </table:table-cell>
          <table:table-cell table:style-name="ce2" office:value-type="float" office:value="150">
            <text:p>150</text:p>
          </table:table-cell>
          <table:table-cell table:style-name="ce2" office:value-type="string">
            <text:p>Push ups and squat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R. Sanjay</text:p>
          </table:table-cell>
          <table:table-cell table:style-name="ce2" office:value-type="string">
            <text:p>kingofsanjayraja54@gmail.com</text:p>
          </table:table-cell>
          <table:table-cell table:style-name="ce4" table:formula="of:=(LEFT([.A123];PROPER(3)) &amp; CHOOSE(RANDBETWEEN(1;5);&quot;@&quot;;&quot;#&quot;;&quot;$&quot;;&quot;%&quot;;&quot;&amp;&quot;) &amp; RANDBETWEEN(10;99))" office:value-type="string" office:string-value="R. &amp;51">
            <text:p>R. &amp;51</text:p>
          </table:table-cell>
          <table:table-cell table:style-name="ce2" office:value-type="float" office:value="9080439805">
            <text:p>9080439805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6ft</text:p>
          </table:table-cell>
          <table:table-cell table:style-name="ce2" office:value-type="float" office:value="85">
            <text:p>85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Egg</text:p>
          </table:table-cell>
          <table:table-cell table:number-columns-repeated="3" table:style-name="ce2" office:value-type="string">
            <text:p>No</text:p>
          </table:table-cell>
          <table:table-cell table:style-name="ce2" office:value-type="string">
            <text:p>GYM</text:p>
          </table:table-cell>
          <table:table-cell table:style-name="ce2" office:value-type="float" office:value="200">
            <text:p>20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Sivasakthi R</text:p>
          </table:table-cell>
          <table:table-cell table:style-name="ce2" office:value-type="string">
            <text:p>ssiva455319@gmail.com</text:p>
          </table:table-cell>
          <table:table-cell table:style-name="ce4" table:formula="of:=(LEFT([.A124];PROPER(3)) &amp; CHOOSE(RANDBETWEEN(1;5);&quot;@&quot;;&quot;#&quot;;&quot;$&quot;;&quot;%&quot;;&quot;&amp;&quot;) &amp; RANDBETWEEN(10;99))" office:value-type="string" office:string-value="Siv#92">
            <text:p>Siv#92</text:p>
          </table:table-cell>
          <table:table-cell table:style-name="ce2" office:value-type="float" office:value="8838598231">
            <text:p>8838598231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Male</text:p>
          </table:table-cell>
          <table:table-cell table:style-name="ce2" office:value-type="float" office:value="166">
            <text:p>166</text:p>
          </table:table-cell>
          <table:table-cell table:style-name="ce2" office:value-type="float" office:value="54">
            <text:p>54</text:p>
          </table:table-cell>
          <table:table-cell table:style-name="ce2" office:value-type="string">
            <text:p>Tiffi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Tiffin</text:p>
          </table:table-cell>
          <table:table-cell table:style-name="ce2" office:value-type="string">
            <text:p>JOGGING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K kishore </text:p>
          </table:table-cell>
          <table:table-cell table:style-name="ce2" office:value-type="string">
            <text:p>kishor770801@gmail.com</text:p>
          </table:table-cell>
          <table:table-cell table:style-name="ce4" table:formula="of:=(LEFT([.A125];PROPER(3)) &amp; CHOOSE(RANDBETWEEN(1;5);&quot;@&quot;;&quot;#&quot;;&quot;$&quot;;&quot;%&quot;;&quot;&amp;&quot;) &amp; RANDBETWEEN(10;99))" office:value-type="string" office:string-value="K k$62">
            <text:p>K k$62</text:p>
          </table:table-cell>
          <table:table-cell table:style-name="ce2" office:value-type="string">
            <text:p>77080 14525 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Male</text:p>
          </table:table-cell>
          <table:table-cell table:style-name="ce2" office:value-type="float" office:value="1.7">
            <text:p>1.7</text:p>
          </table:table-cell>
          <table:table-cell table:style-name="ce2" office:value-type="float" office:value="56">
            <text:p>56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Tea and biscuits </text:p>
          </table:table-cell>
          <table:table-cell table:style-name="ce2" office:value-type="string">
            <text:p>Chicken </text:p>
          </table:table-cell>
          <table:table-cell table:style-name="ce2" office:value-type="string">
            <text:p>Tea and biscuits </text:p>
          </table:table-cell>
          <table:table-cell table:style-name="ce2" office:value-type="string">
            <text:p>Chapatti </text:p>
          </table:table-cell>
          <table:table-cell table:style-name="ce2" office:value-type="string">
            <text:p>JOGGING</text:p>
          </table:table-cell>
          <table:table-cell table:style-name="ce2" office:value-type="float" office:value="330">
            <text:p>330</text:p>
          </table:table-cell>
          <table:table-cell table:style-name="ce2" office:value-type="string">
            <text:p>4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K.PIRUTHVIRAJ </text:p>
          </table:table-cell>
          <table:table-cell table:style-name="ce2" office:value-type="string">
            <text:p>kspiruthvirajpiruthviraj@gmail.com</text:p>
          </table:table-cell>
          <table:table-cell table:style-name="ce4" table:formula="of:=(LEFT([.A126];PROPER(3)) &amp; CHOOSE(RANDBETWEEN(1;5);&quot;@&quot;;&quot;#&quot;;&quot;$&quot;;&quot;%&quot;;&quot;&amp;&quot;) &amp; RANDBETWEEN(10;99))" office:value-type="string" office:string-value="K.P%41">
            <text:p>K.P%41</text:p>
          </table:table-cell>
          <table:table-cell table:style-name="ce2" office:value-type="float" office:value="8122821239">
            <text:p>8122821239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Tiffe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Dinner</text:p>
          </table:table-cell>
          <table:table-cell table:style-name="ce2" office:value-type="string">
            <text:p>JOGGING, RUNNING, GYM, WALKING</text:p>
          </table:table-cell>
          <table:table-cell table:style-name="ce2" office:value-type="float" office:value="300">
            <text:p>30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R.parameshwaran</text:p>
          </table:table-cell>
          <table:table-cell table:style-name="ce2" office:value-type="string">
            <text:p>ytparama007yt@gamil.com</text:p>
          </table:table-cell>
          <table:table-cell table:style-name="ce4" table:formula="of:=(LEFT([.A127];PROPER(3)) &amp; CHOOSE(RANDBETWEEN(1;5);&quot;@&quot;;&quot;#&quot;;&quot;$&quot;;&quot;%&quot;;&quot;&amp;&quot;) &amp; RANDBETWEEN(10;99))" office:value-type="string" office:string-value="R.p%44">
            <text:p>R.p%44</text:p>
          </table:table-cell>
          <table:table-cell table:style-name="ce2" office:value-type="float" office:value="6379828659">
            <text:p>6379828659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Male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Tiffe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Rise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Dinner</text:p>
          </table:table-cell>
          <table:table-cell table:style-name="ce2" office:value-type="string">
            <text:p>JOGGING, RUNNING</text:p>
          </table:table-cell>
          <table:table-cell table:style-name="ce2" office:value-type="float" office:value="200">
            <text:p>200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R.karthika</text:p>
          </table:table-cell>
          <table:table-cell table:style-name="ce2" office:value-type="string">
            <text:p>abikarthika13@gmail.com</text:p>
          </table:table-cell>
          <table:table-cell table:style-name="ce4" table:formula="of:=(LEFT([.A128];PROPER(3)) &amp; CHOOSE(RANDBETWEEN(1;5);&quot;@&quot;;&quot;#&quot;;&quot;$&quot;;&quot;%&quot;;&quot;&amp;&quot;) &amp; RANDBETWEEN(10;99))" office:value-type="string" office:string-value="R.k#70">
            <text:p>R.k#70</text:p>
          </table:table-cell>
          <table:table-cell table:style-name="ce2" office:value-type="float" office:value="7305702642">
            <text:p>7305702642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Female</text:p>
          </table:table-cell>
          <table:table-cell table:style-name="ce2" office:value-type="float" office:value="156">
            <text:p>156</text:p>
          </table:table-cell>
          <table:table-cell table:style-name="ce2" office:value-type="float" office:value="43">
            <text:p>43</text:p>
          </table:table-cell>
          <table:table-cell table:style-name="ce2" office:value-type="string">
            <text:p>Millet upma</text:p>
          </table:table-cell>
          <table:table-cell table:style-name="ce2" office:value-type="string">
            <text:p>Nuts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Sundal</text:p>
          </table:table-cell>
          <table:table-cell table:style-name="ce2" office:value-type="string">
            <text:p>Chappathi </text:p>
          </table:table-cell>
          <table:table-cell table:style-name="ce2" office:value-type="string">
            <text:p>RUNNING</text:p>
          </table:table-cell>
          <table:table-cell table:style-name="ce2" office:value-type="float" office:value="200">
            <text:p>20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S.BADRINATH</text:p>
          </table:table-cell>
          <table:table-cell table:style-name="ce2" office:value-type="string">
            <text:p>badrinathbadrinath766@gmail.com</text:p>
          </table:table-cell>
          <table:table-cell table:style-name="ce4" table:formula="of:=(LEFT([.A129];PROPER(3)) &amp; CHOOSE(RANDBETWEEN(1;5);&quot;@&quot;;&quot;#&quot;;&quot;$&quot;;&quot;%&quot;;&quot;&amp;&quot;) &amp; RANDBETWEEN(10;99))" office:value-type="string" office:string-value="S.B#94">
            <text:p>S.B#94</text:p>
          </table:table-cell>
          <table:table-cell table:style-name="ce2" office:value-type="float" office:value="8072826192">
            <text:p>8072826192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Male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54">
            <text:p>54</text:p>
          </table:table-cell>
          <table:table-cell table:style-name="ce2" office:value-type="string">
            <text:p>Tiffin</text:p>
          </table:table-cell>
          <table:table-cell table:style-name="ce2" office:value-type="string">
            <text:p>Nill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Nill</text:p>
          </table:table-cell>
          <table:table-cell table:style-name="ce2" office:value-type="string">
            <text:p>Dinner</text:p>
          </table:table-cell>
          <table:table-cell table:style-name="ce2" office:value-type="string">
            <text:p>RUNNING</text:p>
          </table:table-cell>
          <table:table-cell table:style-name="ce2" office:value-type="float" office:value="240">
            <text:p>240</text:p>
          </table:table-cell>
          <table:table-cell table:style-name="ce2" office:value-type="string">
            <text:p>60 MIN 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Ragul</text:p>
          </table:table-cell>
          <table:table-cell table:style-name="ce2" office:value-type="string">
            <text:p>r18860331@gmail.com</text:p>
          </table:table-cell>
          <table:table-cell table:style-name="ce4" table:formula="of:=(LEFT([.A130];PROPER(3)) &amp; CHOOSE(RANDBETWEEN(1;5);&quot;@&quot;;&quot;#&quot;;&quot;$&quot;;&quot;%&quot;;&quot;&amp;&quot;) &amp; RANDBETWEEN(10;99))" office:value-type="string" office:string-value="Rag@65">
            <text:p>Rag@65</text:p>
          </table:table-cell>
          <table:table-cell table:style-name="ce2" office:value-type="float" office:value="8098153701">
            <text:p>8098153701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Male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Tiffin</text:p>
          </table:table-cell>
          <table:table-cell table:style-name="ce2" office:value-type="string">
            <text:p>Nill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Dinner</text:p>
          </table:table-cell>
          <table:table-cell table:style-name="ce2" office:value-type="string">
            <text:p>RUNNING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S.Devesh</text:p>
          </table:table-cell>
          <table:table-cell table:style-name="ce2" office:value-type="string">
            <text:p>devesh20017@gmail.com</text:p>
          </table:table-cell>
          <table:table-cell table:style-name="ce4" table:formula="of:=(LEFT([.A131];PROPER(3)) &amp; CHOOSE(RANDBETWEEN(1;5);&quot;@&quot;;&quot;#&quot;;&quot;$&quot;;&quot;%&quot;;&quot;&amp;&quot;) &amp; RANDBETWEEN(10;99))" office:value-type="string" office:string-value="S.D%16">
            <text:p>S.D%16</text:p>
          </table:table-cell>
          <table:table-cell table:style-name="ce2" office:value-type="float" office:value="9345951483">
            <text:p>9345951483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Male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Tiffe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Dinner</text:p>
          </table:table-cell>
          <table:table-cell table:style-name="ce2" office:value-type="string">
            <text:p>JOGGING, GYM, WALKING, CYCLING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R.surya</text:p>
          </table:table-cell>
          <table:table-cell table:style-name="ce2" office:value-type="string">
            <text:p>trichypaiyansurya@gmail.com</text:p>
          </table:table-cell>
          <table:table-cell table:style-name="ce4" table:formula="of:=(LEFT([.A132];PROPER(3)) &amp; CHOOSE(RANDBETWEEN(1;5);&quot;@&quot;;&quot;#&quot;;&quot;$&quot;;&quot;%&quot;;&quot;&amp;&quot;) &amp; RANDBETWEEN(10;99))" office:value-type="string" office:string-value="R.s%10">
            <text:p>R.s%10</text:p>
          </table:table-cell>
          <table:table-cell table:style-name="ce2" office:value-type="float" office:value="7904489715">
            <text:p>7904489715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Male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Tiffe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Dinner</text:p>
          </table:table-cell>
          <table:table-cell table:style-name="ce2" office:value-type="string">
            <text:p>JOGGING, WALKING, CYCLING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M.Jeyapraveen</text:p>
          </table:table-cell>
          <table:table-cell table:style-name="ce2" office:value-type="string">
            <text:p>vjspraveen143@gmail.com</text:p>
          </table:table-cell>
          <table:table-cell table:style-name="ce4" table:formula="of:=(LEFT([.A133];PROPER(3)) &amp; CHOOSE(RANDBETWEEN(1;5);&quot;@&quot;;&quot;#&quot;;&quot;$&quot;;&quot;%&quot;;&quot;&amp;&quot;) &amp; RANDBETWEEN(10;99))" office:value-type="string" office:string-value="M.J$50">
            <text:p>M.J$50</text:p>
          </table:table-cell>
          <table:table-cell table:style-name="ce2" office:value-type="float" office:value="6379947754">
            <text:p>6379947754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Male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88">
            <text:p>88</text:p>
          </table:table-cell>
          <table:table-cell table:style-name="ce2" office:value-type="string">
            <text:p>Idly and sambar </text:p>
          </table:table-cell>
          <table:table-cell table:style-name="ce2" office:value-type="string">
            <text:p>Tea </text:p>
          </table:table-cell>
          <table:table-cell table:style-name="ce2" office:value-type="string">
            <text:p>Rice+curry </text:p>
          </table:table-cell>
          <table:table-cell table:style-name="ce2" office:value-type="string">
            <text:p>Sundal</text:p>
          </table:table-cell>
          <table:table-cell table:style-name="ce2" office:value-type="string">
            <text:p>Dosa </text:p>
          </table:table-cell>
          <table:table-cell table:style-name="ce2" office:value-type="string">
            <text:p>WALKING</text:p>
          </table:table-cell>
          <table:table-cell table:style-name="ce2" office:value-type="float" office:value="120">
            <text:p>12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T.Arikushnan</text:p>
          </table:table-cell>
          <table:table-cell table:style-name="ce2" office:value-type="string">
            <text:p>arikrushnan2008@gmail.com</text:p>
          </table:table-cell>
          <table:table-cell table:style-name="ce4" table:formula="of:=(LEFT([.A134];PROPER(3)) &amp; CHOOSE(RANDBETWEEN(1;5);&quot;@&quot;;&quot;#&quot;;&quot;$&quot;;&quot;%&quot;;&quot;&amp;&quot;) &amp; RANDBETWEEN(10;99))" office:value-type="string" office:string-value="T.A%62">
            <text:p>T.A%62</text:p>
          </table:table-cell>
          <table:table-cell table:style-name="ce2" office:value-type="float" office:value="7708977230">
            <text:p>7708977230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Male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idli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Chikkan</text:p>
          </table:table-cell>
          <table:table-cell table:style-name="ce2" office:value-type="string">
            <text:p>Kesari</text:p>
          </table:table-cell>
          <table:table-cell table:style-name="ce2" office:value-type="string">
            <text:p>Rasam</text:p>
          </table:table-cell>
          <table:table-cell table:style-name="ce2" office:value-type="string">
            <text:p>DANCE</text:p>
          </table:table-cell>
          <table:table-cell table:style-name="ce2" office:value-type="float" office:value="165">
            <text:p>165</text:p>
          </table:table-cell>
          <table:table-cell table:style-name="ce2" office:value-type="string">
            <text:p>4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M.SELVARAGAVAN</text:p>
          </table:table-cell>
          <table:table-cell table:style-name="ce2" office:value-type="string">
            <text:p>selva27ragava@gmail.com</text:p>
          </table:table-cell>
          <table:table-cell table:style-name="ce4" table:formula="of:=(LEFT([.A135];PROPER(3)) &amp; CHOOSE(RANDBETWEEN(1;5);&quot;@&quot;;&quot;#&quot;;&quot;$&quot;;&quot;%&quot;;&quot;&amp;&quot;) &amp; RANDBETWEEN(10;99))" office:value-type="string" office:string-value="M.S$63">
            <text:p>M.S$63</text:p>
          </table:table-cell>
          <table:table-cell table:style-name="ce2" office:value-type="float" office:value="8438427958">
            <text:p>8438427958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155cm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Tiffe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Dinner </text:p>
          </table:table-cell>
          <table:table-cell table:style-name="ce2" office:value-type="string">
            <text:p>JOGGING, WALKING, CYCLING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R.B Syed Abubakkar </text:p>
          </table:table-cell>
          <table:table-cell table:style-name="ce2" office:value-type="string">
            <text:p>abubakkarbazir@gmail.com</text:p>
          </table:table-cell>
          <table:table-cell table:style-name="ce4" table:formula="of:=(LEFT([.A136];PROPER(3)) &amp; CHOOSE(RANDBETWEEN(1;5);&quot;@&quot;;&quot;#&quot;;&quot;$&quot;;&quot;%&quot;;&quot;&amp;&quot;) &amp; RANDBETWEEN(10;99))" office:value-type="string" office:string-value="R.B$70">
            <text:p>R.B$70</text:p>
          </table:table-cell>
          <table:table-cell table:style-name="ce2" office:value-type="float" office:value="7558108976">
            <text:p>7558108976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Male</text:p>
          </table:table-cell>
          <table:table-cell table:style-name="ce2" office:value-type="float" office:value="172">
            <text:p>172</text:p>
          </table:table-cell>
          <table:table-cell table:style-name="ce2" office:value-type="float" office:value="66.6">
            <text:p>66.6</text:p>
          </table:table-cell>
          <table:table-cell table:style-name="ce2" office:value-type="string">
            <text:p>Doosa</text:p>
          </table:table-cell>
          <table:table-cell table:style-name="ce2" office:value-type="string">
            <text:p>Dates</text:p>
          </table:table-cell>
          <table:table-cell table:style-name="ce2" office:value-type="string">
            <text:p>Rise</text:p>
          </table:table-cell>
          <table:table-cell table:style-name="ce2" office:value-type="string">
            <text:p>Dates and milk</text:p>
          </table:table-cell>
          <table:table-cell table:style-name="ce2" office:value-type="string">
            <text:p>Chapathi</text:p>
          </table:table-cell>
          <table:table-cell table:style-name="ce2" office:value-type="string">
            <text:p>GYM</text:p>
          </table:table-cell>
          <table:table-cell table:style-name="ce2" office:value-type="float" office:value="800">
            <text:p>800</text:p>
          </table:table-cell>
          <table:table-cell table:style-name="ce2" office:value-type="string">
            <text:p>2 hours 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Dinesh B</text:p>
          </table:table-cell>
          <table:table-cell table:style-name="ce2" office:value-type="string">
            <text:p>dineshdineshb0908@gmail.com</text:p>
          </table:table-cell>
          <table:table-cell table:style-name="ce4" table:formula="of:=(LEFT([.A137];PROPER(3)) &amp; CHOOSE(RANDBETWEEN(1;5);&quot;@&quot;;&quot;#&quot;;&quot;$&quot;;&quot;%&quot;;&quot;&amp;&quot;) &amp; RANDBETWEEN(10;99))" office:value-type="string" office:string-value="Din$75">
            <text:p>Din$75</text:p>
          </table:table-cell>
          <table:table-cell table:style-name="ce2" office:value-type="float" office:value="9843171675">
            <text:p>9843171675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Male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42">
            <text:p>42</text:p>
          </table:table-cell>
          <table:table-cell table:style-name="ce2" office:value-type="string">
            <text:p>Tomato rice</text:p>
          </table:table-cell>
          <table:table-cell table:style-name="ce2" office:value-type="string">
            <text:p>Te</text:p>
          </table:table-cell>
          <table:table-cell table:style-name="ce2" office:value-type="string">
            <text:p>Tomato rice</text:p>
          </table:table-cell>
          <table:table-cell table:style-name="ce2" office:value-type="string">
            <text:p>Biscuit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WALKING</text:p>
          </table:table-cell>
          <table:table-cell table:style-name="ce2" office:value-type="float" office:value="120">
            <text:p>12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P. Elaiyamathi</text:p>
          </table:table-cell>
          <table:table-cell table:style-name="ce2" office:value-type="string">
            <text:p>mathimathi@gmail.com</text:p>
          </table:table-cell>
          <table:table-cell table:style-name="ce4" table:formula="of:=(LEFT([.A138];PROPER(3)) &amp; CHOOSE(RANDBETWEEN(1;5);&quot;@&quot;;&quot;#&quot;;&quot;$&quot;;&quot;%&quot;;&quot;&amp;&quot;) &amp; RANDBETWEEN(10;99))" office:value-type="string" office:string-value="P. $96">
            <text:p>P. $96</text:p>
          </table:table-cell>
          <table:table-cell table:style-name="ce2" office:value-type="float" office:value="6385332650">
            <text:p>6385332650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Female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Grapes</text:p>
          </table:table-cell>
          <table:table-cell table:style-name="ce2" office:value-type="string">
            <text:p>Meals</text:p>
          </table:table-cell>
          <table:table-cell table:style-name="ce2" office:value-type="string">
            <text:p>Badham</text:p>
          </table:table-cell>
          <table:table-cell table:style-name="ce2" office:value-type="string">
            <text:p>Chappathi</text:p>
          </table:table-cell>
          <table:table-cell table:style-name="ce2" office:value-type="string">
            <text:p>JOGGING</text:p>
          </table:table-cell>
          <table:table-cell table:style-name="ce2" office:value-type="float" office:value="330">
            <text:p>330</text:p>
          </table:table-cell>
          <table:table-cell table:style-name="ce2" office:value-type="string">
            <text:p>4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J.Jenifer hema</text:p>
          </table:table-cell>
          <table:table-cell table:style-name="ce2" office:value-type="string">
            <text:p>jeniferhema5@gmail.com</text:p>
          </table:table-cell>
          <table:table-cell table:style-name="ce4" table:formula="of:=(LEFT([.A139];PROPER(3)) &amp; CHOOSE(RANDBETWEEN(1;5);&quot;@&quot;;&quot;#&quot;;&quot;$&quot;;&quot;%&quot;;&quot;&amp;&quot;) &amp; RANDBETWEEN(10;99))" office:value-type="string" office:string-value="J.J&amp;38">
            <text:p>J.J&amp;38</text:p>
          </table:table-cell>
          <table:table-cell table:style-name="ce2" office:value-type="float" office:value="6380551127">
            <text:p>6380551127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Female</text:p>
          </table:table-cell>
          <table:table-cell table:style-name="ce2" office:value-type="float" office:value="158">
            <text:p>158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corn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juice</text:p>
          </table:table-cell>
          <table:table-cell table:style-name="ce2" office:value-type="string">
            <text:p>Idly</text:p>
          </table:table-cell>
          <table:table-cell table:style-name="ce2" office:value-type="string">
            <text:p>WALKING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A. Rooth</text:p>
          </table:table-cell>
          <table:table-cell table:style-name="ce2" office:value-type="string">
            <text:p>rooth2008@gmail.com</text:p>
          </table:table-cell>
          <table:table-cell table:style-name="ce4" table:formula="of:=(LEFT([.A140];PROPER(3)) &amp; CHOOSE(RANDBETWEEN(1;5);&quot;@&quot;;&quot;#&quot;;&quot;$&quot;;&quot;%&quot;;&quot;&amp;&quot;) &amp; RANDBETWEEN(10;99))" office:value-type="string" office:string-value="A. &amp;43">
            <text:p>A. &amp;43</text:p>
          </table:table-cell>
          <table:table-cell table:style-name="ce2" office:value-type="float" office:value="9159376358">
            <text:p>9159376358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Female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Tomato rice</text:p>
          </table:table-cell>
          <table:table-cell table:style-name="ce2" office:value-type="string">
            <text:p>Munch</text:p>
          </table:table-cell>
          <table:table-cell table:style-name="ce2" office:value-type="string">
            <text:p>Lemon rice</text:p>
          </table:table-cell>
          <table:table-cell table:style-name="ce2" office:value-type="string">
            <text:p>Tea</text:p>
          </table:table-cell>
          <table:table-cell table:style-name="ce2" office:value-type="string">
            <text:p>Card rice</text:p>
          </table:table-cell>
          <table:table-cell table:style-name="ce2" office:value-type="string">
            <text:p>RUNNING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M.ARTHI</text:p>
          </table:table-cell>
          <table:table-cell table:style-name="ce2" office:value-type="string">
            <text:p>arthiaruthi0112008@gmail.com</text:p>
          </table:table-cell>
          <table:table-cell table:style-name="ce4" table:formula="of:=(LEFT([.A141];PROPER(3)) &amp; CHOOSE(RANDBETWEEN(1;5);&quot;@&quot;;&quot;#&quot;;&quot;$&quot;;&quot;%&quot;;&quot;&amp;&quot;) &amp; RANDBETWEEN(10;99))" office:value-type="string" office:string-value="M.A@39">
            <text:p>M.A@39</text:p>
          </table:table-cell>
          <table:table-cell table:style-name="ce2" office:value-type="string">
            <text:p>+91 87540 18595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Female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IDLY </text:p>
          </table:table-cell>
          <table:table-cell table:style-name="ce2" office:value-type="string">
            <text:p>TEA BISCUIT </text:p>
          </table:table-cell>
          <table:table-cell table:style-name="ce2" office:value-type="string">
            <text:p>WHITE RICE </text:p>
          </table:table-cell>
          <table:table-cell table:style-name="ce2" office:value-type="string">
            <text:p>TEA BUN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YOGA</text:p>
          </table:table-cell>
          <table:table-cell table:style-name="ce2" office:value-type="float" office:value="120">
            <text:p>12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Mathan</text:p>
          </table:table-cell>
          <table:table-cell table:style-name="ce2" office:value-type="string">
            <text:p>civilmampc@gmail.com</text:p>
          </table:table-cell>
          <table:table-cell table:style-name="ce4" table:formula="of:=(LEFT([.A142];PROPER(3)) &amp; CHOOSE(RANDBETWEEN(1;5);&quot;@&quot;;&quot;#&quot;;&quot;$&quot;;&quot;%&quot;;&quot;&amp;&quot;) &amp; RANDBETWEEN(10;99))" office:value-type="string" office:string-value="Mat@83">
            <text:p>Mat@83</text:p>
          </table:table-cell>
          <table:table-cell table:style-name="ce2" office:value-type="float" office:value="9787753218">
            <text:p>9787753218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Friuts</text:p>
          </table:table-cell>
          <table:table-cell table:style-name="ce2" office:value-type="string">
            <text:p>Meals</text:p>
          </table:table-cell>
          <table:table-cell table:style-name="ce2" office:value-type="string">
            <text:p>Coffee</text:p>
          </table:table-cell>
          <table:table-cell table:style-name="ce2" office:value-type="string">
            <text:p>Chapathi</text:p>
          </table:table-cell>
          <table:table-cell table:style-name="ce2" office:value-type="string">
            <text:p>WALKING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Karthikeyan</text:p>
          </table:table-cell>
          <table:table-cell table:style-name="ce2" office:value-type="string">
            <text:p>karthikeyan@gmail.com</text:p>
          </table:table-cell>
          <table:table-cell table:style-name="ce4" table:formula="of:=(LEFT([.A143];PROPER(3)) &amp; CHOOSE(RANDBETWEEN(1;5);&quot;@&quot;;&quot;#&quot;;&quot;$&quot;;&quot;%&quot;;&quot;&amp;&quot;) &amp; RANDBETWEEN(10;99))" office:value-type="string" office:string-value="Kar&amp;39">
            <text:p>Kar&amp;39</text:p>
          </table:table-cell>
          <table:table-cell table:style-name="ce2" office:value-type="float" office:value="8903464377">
            <text:p>8903464377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Male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54">
            <text:p>54</text:p>
          </table:table-cell>
          <table:table-cell table:style-name="ce2" office:value-type="string">
            <text:p><text:s/>4 tosa</text:p>
          </table:table-cell>
          <table:table-cell table:style-name="ce2" office:value-type="string">
            <text:p>Tee</text:p>
          </table:table-cell>
          <table:table-cell table:style-name="ce2" office:value-type="string">
            <text:p>Chicken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சாம்பார் சதம்</text:p>
          </table:table-cell>
          <table:table-cell table:style-name="ce2" office:value-type="string">
            <text:p>WALKING</text:p>
          </table:table-cell>
          <table:table-cell table:style-name="ce2" office:value-type="float" office:value="120">
            <text:p>120</text:p>
          </table:table-cell>
          <table:table-cell table:style-name="ce2" office:value-type="string">
            <text:p>30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R.Abarna</text:p>
          </table:table-cell>
          <table:table-cell table:style-name="ce2" office:value-type="string">
            <text:p>rabarna957@gmail.com</text:p>
          </table:table-cell>
          <table:table-cell table:style-name="ce4" table:formula="of:=(LEFT([.A144];PROPER(3)) &amp; CHOOSE(RANDBETWEEN(1;5);&quot;@&quot;;&quot;#&quot;;&quot;$&quot;;&quot;%&quot;;&quot;&amp;&quot;) &amp; RANDBETWEEN(10;99))" office:value-type="string" office:string-value="R.A%79">
            <text:p>R.A%79</text:p>
          </table:table-cell>
          <table:table-cell table:style-name="ce2" office:value-type="float" office:value="7358606014">
            <text:p>7358606014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Female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60">
            <text:p>60</text:p>
          </table:table-cell>
          <table:table-cell table:number-columns-repeated="3"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WALKING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Hemanath. M</text:p>
          </table:table-cell>
          <table:table-cell table:style-name="ce2" office:value-type="string">
            <text:p>hemanath459@gmail.com</text:p>
          </table:table-cell>
          <table:table-cell table:style-name="ce4" table:formula="of:=(LEFT([.A145];PROPER(3)) &amp; CHOOSE(RANDBETWEEN(1;5);&quot;@&quot;;&quot;#&quot;;&quot;$&quot;;&quot;%&quot;;&quot;&amp;&quot;) &amp; RANDBETWEEN(10;99))" office:value-type="string" office:string-value="Hem%76">
            <text:p>Hem%76</text:p>
          </table:table-cell>
          <table:table-cell table:style-name="ce2" office:value-type="float" office:value="6385511342">
            <text:p>6385511342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83">
            <text:p>183</text:p>
          </table:table-cell>
          <table:table-cell table:style-name="ce2" office:value-type="float" office:value="54">
            <text:p>54</text:p>
          </table:table-cell>
          <table:table-cell table:style-name="ce2" office:value-type="string">
            <text:p>Tosa</text:p>
          </table:table-cell>
          <table:table-cell table:style-name="ce2" office:value-type="string">
            <text:p>Tee</text:p>
          </table:table-cell>
          <table:table-cell table:style-name="ce2" office:value-type="string">
            <text:p>Chicken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Sampar satham🙏</text:p>
          </table:table-cell>
          <table:table-cell table:style-name="ce2" office:value-type="string">
            <text:p>WALKING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Sheik assath jaleel</text:p>
          </table:table-cell>
          <table:table-cell table:style-name="ce2" office:value-type="string">
            <text:p>assathjaleel@gmail.com</text:p>
          </table:table-cell>
          <table:table-cell table:style-name="ce4" table:formula="of:=(LEFT([.A146];PROPER(3)) &amp; CHOOSE(RANDBETWEEN(1;5);&quot;@&quot;;&quot;#&quot;;&quot;$&quot;;&quot;%&quot;;&quot;&amp;&quot;) &amp; RANDBETWEEN(10;99))" office:value-type="string" office:string-value="She#11">
            <text:p>She#11</text:p>
          </table:table-cell>
          <table:table-cell table:style-name="ce2" office:value-type="float" office:value="7806958796">
            <text:p>7806958796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5.6">
            <text:p>5.6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Tea</text:p>
          </table:table-cell>
          <table:table-cell table:style-name="ce2" office:value-type="string">
            <text:p>Rice </text:p>
          </table:table-cell>
          <table:table-cell table:style-name="ce2" office:value-type="string">
            <text:p>Tea</text:p>
          </table:table-cell>
          <table:table-cell table:style-name="ce2" office:value-type="string">
            <text:p>Idly</text:p>
          </table:table-cell>
          <table:table-cell table:style-name="ce2" office:value-type="string">
            <text:p>RUNNING</text:p>
          </table:table-cell>
          <table:table-cell table:style-name="ce2" office:value-type="float" office:value="240">
            <text:p>240</text:p>
          </table:table-cell>
          <table:table-cell table:style-name="ce2" office:value-type="string">
            <text:p>60 MIN 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Devika </text:p>
          </table:table-cell>
          <table:table-cell table:style-name="ce2" office:value-type="string">
            <text:p>devikutty2008@gmail.com</text:p>
          </table:table-cell>
          <table:table-cell table:style-name="ce4" table:formula="of:=(LEFT([.A147];PROPER(3)) &amp; CHOOSE(RANDBETWEEN(1;5);&quot;@&quot;;&quot;#&quot;;&quot;$&quot;;&quot;%&quot;;&quot;&amp;&quot;) &amp; RANDBETWEEN(10;99))" office:value-type="string" office:string-value="Dev@51">
            <text:p>Dev@51</text:p>
          </table:table-cell>
          <table:table-cell table:style-name="ce2" office:value-type="float" office:value="8940634813">
            <text:p>8940634813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Female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Not taken </text:p>
          </table:table-cell>
          <table:table-cell table:style-name="ce2" office:value-type="string">
            <text:p>Tea biscuit </text:p>
          </table:table-cell>
          <table:table-cell table:style-name="ce2" office:value-type="string">
            <text:p>Tamarind rice </text:p>
          </table:table-cell>
          <table:table-cell table:style-name="ce2" office:value-type="string">
            <text:p>Tea </text:p>
          </table:table-cell>
          <table:table-cell table:style-name="ce2" office:value-type="string">
            <text:p>Rice </text:p>
          </table:table-cell>
          <table:table-cell table:style-name="ce2" office:value-type="string">
            <text:p>WALKING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B. Vijayraj</text:p>
          </table:table-cell>
          <table:table-cell table:style-name="ce2" office:value-type="string">
            <text:p>vijaydharshini2008@gmail.com</text:p>
          </table:table-cell>
          <table:table-cell table:style-name="ce4" table:formula="of:=(LEFT([.A148];PROPER(3)) &amp; CHOOSE(RANDBETWEEN(1;5);&quot;@&quot;;&quot;#&quot;;&quot;$&quot;;&quot;%&quot;;&quot;&amp;&quot;) &amp; RANDBETWEEN(10;99))" office:value-type="string" office:string-value="B. $21">
            <text:p>B. $21</text:p>
          </table:table-cell>
          <table:table-cell table:style-name="ce2" office:value-type="float" office:value="9080148063">
            <text:p>9080148063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Male</text:p>
          </table:table-cell>
          <table:table-cell table:style-name="ce2" office:value-type="float" office:value="1.78">
            <text:p>1.78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Dosa</text:p>
          </table:table-cell>
          <table:table-cell table:style-name="ce2" office:value-type="string">
            <text:p>Tea biscuit</text:p>
          </table:table-cell>
          <table:table-cell table:style-name="ce2" office:value-type="string">
            <text:p>Chekken</text:p>
          </table:table-cell>
          <table:table-cell table:style-name="ce2" office:value-type="string">
            <text:p>Tea and biscuit</text:p>
          </table:table-cell>
          <table:table-cell table:style-name="ce2" office:value-type="string">
            <text:p>Chapatti</text:p>
          </table:table-cell>
          <table:table-cell table:style-name="ce2" office:value-type="string">
            <text:p>DANCE</text:p>
          </table:table-cell>
          <table:table-cell table:style-name="ce2" office:value-type="float" office:value="165">
            <text:p>165</text:p>
          </table:table-cell>
          <table:table-cell table:style-name="ce2" office:value-type="string">
            <text:p>4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Naresh kumar.p</text:p>
          </table:table-cell>
          <table:table-cell table:style-name="ce2" office:value-type="string">
            <text:p>silentkiller007123321@gmail.com</text:p>
          </table:table-cell>
          <table:table-cell table:style-name="ce4" table:formula="of:=(LEFT([.A149];PROPER(3)) &amp; CHOOSE(RANDBETWEEN(1;5);&quot;@&quot;;&quot;#&quot;;&quot;$&quot;;&quot;%&quot;;&quot;&amp;&quot;) &amp; RANDBETWEEN(10;99))" office:value-type="string" office:string-value="Nar$18">
            <text:p>Nar$18</text:p>
          </table:table-cell>
          <table:table-cell table:style-name="ce2" office:value-type="float" office:value="9080978617">
            <text:p>9080978617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Male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56">
            <text:p>56</text:p>
          </table:table-cell>
          <table:table-cell table:style-name="ce2" office:value-type="string">
            <text:p>3 egg one glass milk and two chappathi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2egg and rice and 1 red banana</text:p>
          </table:table-cell>
          <table:table-cell table:style-name="ce2" office:value-type="string">
            <text:p>1 banana , and one cup milk bread and peanut butter </text:p>
          </table:table-cell>
          <table:table-cell table:style-name="ce2" office:value-type="string">
            <text:p>2egg, rice ,1banana and one cup milk</text:p>
          </table:table-cell>
          <table:table-cell table:style-name="ce2" office:value-type="string">
            <text:p>GYM</text:p>
          </table:table-cell>
          <table:table-cell table:style-name="ce2" office:value-type="float" office:value="400">
            <text:p>400</text:p>
          </table:table-cell>
          <table:table-cell table:style-name="ce2" office:value-type="string">
            <text:p>60 MIN 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Gopika.B</text:p>
          </table:table-cell>
          <table:table-cell table:style-name="ce2" office:value-type="string">
            <text:p>gopkagopika68@gmail.com</text:p>
          </table:table-cell>
          <table:table-cell table:style-name="ce4" table:formula="of:=(LEFT([.A150];PROPER(3)) &amp; CHOOSE(RANDBETWEEN(1;5);&quot;@&quot;;&quot;#&quot;;&quot;$&quot;;&quot;%&quot;;&quot;&amp;&quot;) &amp; RANDBETWEEN(10;99))" office:value-type="string" office:string-value="Gop%50">
            <text:p>Gop%50</text:p>
          </table:table-cell>
          <table:table-cell table:style-name="ce2" office:value-type="float" office:value="8610328494">
            <text:p>8610328494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Female</text:p>
          </table:table-cell>
          <table:table-cell table:style-name="ce2" office:value-type="float" office:value="158">
            <text:p>158</text:p>
          </table:table-cell>
          <table:table-cell table:style-name="ce2" office:value-type="float" office:value="42">
            <text:p>42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Nut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ilk &amp; biscuit 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WALKING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15 MINUTES</text:p>
          </table:table-cell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>
            <text:p>NITHISH.K</text:p>
          </table:table-cell>
          <table:table-cell table:style-name="ce2" office:value-type="string">
            <text:p>nithishkanna065@gmail.com</text:p>
          </table:table-cell>
          <table:table-cell table:style-name="ce4" table:formula="of:=(LEFT([.A151];PROPER(3)) &amp; CHOOSE(RANDBETWEEN(1;5);&quot;@&quot;;&quot;#&quot;;&quot;$&quot;;&quot;%&quot;;&quot;&amp;&quot;) &amp; RANDBETWEEN(10;99))" office:value-type="string" office:string-value="NIT%49">
            <text:p>NIT%49</text:p>
          </table:table-cell>
          <table:table-cell table:style-name="ce2" office:value-type="float" office:value="9043307834">
            <text:p>9043307834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Male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58">
            <text:p>58</text:p>
          </table:table-cell>
          <table:table-cell table:style-name="ce2" office:value-type="string">
            <text:p>2egg and banana and one cup milkshake 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2egg and one cup milk 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Banana and one cup milk and 1egg</text:p>
          </table:table-cell>
          <table:table-cell table:style-name="ce2" office:value-type="string">
            <text:p>GYM</text:p>
          </table:table-cell>
          <table:table-cell table:style-name="ce2" office:value-type="float" office:value="400">
            <text:p>400</text:p>
          </table:table-cell>
          <table:table-cell table:style-name="ce2" office:value-type="string">
            <text:p>60 MIN UTES</text:p>
          </table:table-cell>
          <table:table-cell table:style-name="ce10" table:number-columns-repeated="11"/>
          <table:table-cell table:number-columns-repeated="997"/>
        </table:table-row>
        <table:table-row table:style-name="ro1" table:number-rows-repeated="849">
          <table:table-cell table:style-name="ce3" table:number-columns-repeated="6"/>
          <table:table-cell table:style-name="ce5" table:number-columns-repeated="2"/>
          <table:table-cell table:style-name="ce3" table:number-columns-repeated="6"/>
          <table:table-cell table:style-name="ce5" table:number-columns-repeated="2"/>
          <table:table-cell table:style-name="ce3" table:number-columns-repeated="11"/>
          <table:table-cell table:number-columns-repeated="99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Table_1" table:target-range-address="'Form responses 1'.A1:'Form responses 1'.P15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&quot;Google Sans&quot;" svg:font-family="'&quot;Google Sans&quot;'" style:font-pitch="variable"/>
    <style:font-face style:name="Arial" svg:font-family="Arial" style:font-pitch="variable"/>
    <style:font-face style:name="Times New Roman" svg:font-family="'Times New Roman'" style:font-pitch="variable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IN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5">05/11/2025</text:date>, <text:time>06:2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05T06:21:58</dc:date>
    <dc:creator>INDRAKUMAR K</dc:creator>
    <meta:document-statistic meta:table-count="1" meta:cell-count="2416" meta:object-count="0"/>
    <meta:generator>OpenOffice/4.1.15$Unix OpenOffice.org_project/4115m2$Build-9813</meta:generator>
  </office:meta>
</office:document-meta>
</file>